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0" table:default-cell-style-name="Default"/>
        <table:table-row table:style-name="ro1">
          <table:table-cell/>
          <table:table-cell table:number-columns-repeated="9" table:style-name="ce1" office:value-type="float" office:value="6" calcext:value-type="float">
            <text:p>6</text:p>
          </table:table-cell>
          <table:table-cell table:style-name="ce3"/>
          <table:table-cell table:number-columns-repeated="9" table:style-name="ce1" office:value-type="float" office:value="8" calcext:value-type="float">
            <text:p>8</text:p>
          </table:table-cell>
          <table:table-cell table:style-name="ce3"/>
          <table:table-cell table:number-columns-repeated="9" table:style-name="ce1" office:value-type="float" office:value="10" calcext:value-type="float">
            <text:p>10</text:p>
          </table:table-cell>
          <table:table-cell table:style-name="ce3"/>
          <table:table-cell table:number-columns-repeated="9" table:style-name="ce1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1" office:value-type="float" office:value="90" calcext:value-type="float">
            <text:p>90</text:p>
          </table:table-cell>
          <table:table-cell table:style-name="ce1" office:value-type="float" office:value="112.5" calcext:value-type="float">
            <text:p>112.5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57.5" calcext:value-type="float">
            <text:p>157.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02.5" calcext:value-type="float">
            <text:p>202.5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47.5" calcext:value-type="float">
            <text:p>247.5</text:p>
          </table:table-cell>
          <table:table-cell table:style-name="ce1" office:value-type="float" office:value="270" calcext:value-type="float">
            <text:p>270</text:p>
          </table:table-cell>
          <table:table-cell table:style-name="ce3"/>
          <table:table-cell table:style-name="ce1" office:value-type="float" office:value="90" calcext:value-type="float">
            <text:p>90</text:p>
          </table:table-cell>
          <table:table-cell table:style-name="ce1" office:value-type="float" office:value="112.5" calcext:value-type="float">
            <text:p>112.5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57.5" calcext:value-type="float">
            <text:p>157.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02.5" calcext:value-type="float">
            <text:p>202.5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47.5" calcext:value-type="float">
            <text:p>247.5</text:p>
          </table:table-cell>
          <table:table-cell table:style-name="ce1" office:value-type="float" office:value="270" calcext:value-type="float">
            <text:p>270</text:p>
          </table:table-cell>
          <table:table-cell table:style-name="ce3"/>
          <table:table-cell table:style-name="ce1" office:value-type="float" office:value="90" calcext:value-type="float">
            <text:p>90</text:p>
          </table:table-cell>
          <table:table-cell table:style-name="ce1" office:value-type="float" office:value="112.5" calcext:value-type="float">
            <text:p>112.5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57.5" calcext:value-type="float">
            <text:p>157.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02.5" calcext:value-type="float">
            <text:p>202.5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47.5" calcext:value-type="float">
            <text:p>247.5</text:p>
          </table:table-cell>
          <table:table-cell table:style-name="ce1" office:value-type="float" office:value="270" calcext:value-type="float">
            <text:p>270</text:p>
          </table:table-cell>
          <table:table-cell table:style-name="ce3"/>
          <table:table-cell table:style-name="ce1" office:value-type="float" office:value="90" calcext:value-type="float">
            <text:p>90</text:p>
          </table:table-cell>
          <table:table-cell table:style-name="ce1" office:value-type="float" office:value="112.5" calcext:value-type="float">
            <text:p>112.5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57.5" calcext:value-type="float">
            <text:p>157.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02.5" calcext:value-type="float">
            <text:p>202.5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47.5" calcext:value-type="float">
            <text:p>247.5</text:p>
          </table:table-cell>
          <table:table-cell table:style-name="ce1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t01</text:p>
          </table:table-cell>
          <table:table-cell office:value-type="float" office:value="0.406681" calcext:value-type="float">
            <text:p>0.406681</text:p>
          </table:table-cell>
          <table:table-cell office:value-type="float" office:value="0.394516" calcext:value-type="float">
            <text:p>0.394516</text:p>
          </table:table-cell>
          <table:table-cell office:value-type="float" office:value="0.441751" calcext:value-type="float">
            <text:p>0.441751</text:p>
          </table:table-cell>
          <table:table-cell office:value-type="float" office:value="0.444282" calcext:value-type="float">
            <text:p>0.444282</text:p>
          </table:table-cell>
          <table:table-cell office:value-type="float" office:value="0.409509" calcext:value-type="float">
            <text:p>0.409509</text:p>
          </table:table-cell>
          <table:table-cell office:value-type="float" office:value="0.442702" calcext:value-type="float">
            <text:p>0.442702</text:p>
          </table:table-cell>
          <table:table-cell office:value-type="float" office:value="0.443196" calcext:value-type="float">
            <text:p>0.443196</text:p>
          </table:table-cell>
          <table:table-cell office:value-type="float" office:value="0.385107" calcext:value-type="float">
            <text:p>0.385107</text:p>
          </table:table-cell>
          <table:table-cell office:value-type="float" office:value="0.39896" calcext:value-type="float">
            <text:p>0.39896</text:p>
          </table:table-cell>
          <table:table-cell/>
          <table:table-cell office:value-type="float" office:value="0.384596" calcext:value-type="float">
            <text:p>0.384596</text:p>
          </table:table-cell>
          <table:table-cell office:value-type="float" office:value="0.378168" calcext:value-type="float">
            <text:p>0.378168</text:p>
          </table:table-cell>
          <table:table-cell office:value-type="float" office:value="0.40444" calcext:value-type="float">
            <text:p>0.40444</text:p>
          </table:table-cell>
          <table:table-cell office:value-type="float" office:value="0.404374" calcext:value-type="float">
            <text:p>0.404374</text:p>
          </table:table-cell>
          <table:table-cell office:value-type="float" office:value="0.387335" calcext:value-type="float">
            <text:p>0.387335</text:p>
          </table:table-cell>
          <table:table-cell office:value-type="float" office:value="0.405079" calcext:value-type="float">
            <text:p>0.405079</text:p>
          </table:table-cell>
          <table:table-cell office:value-type="float" office:value="0.404889" calcext:value-type="float">
            <text:p>0.404889</text:p>
          </table:table-cell>
          <table:table-cell office:value-type="float" office:value="0.371302" calcext:value-type="float">
            <text:p>0.371302</text:p>
          </table:table-cell>
          <table:table-cell office:value-type="float" office:value="0.379955" calcext:value-type="float">
            <text:p>0.379955</text:p>
          </table:table-cell>
          <table:table-cell/>
          <table:table-cell office:value-type="float" office:value="0.319132" calcext:value-type="float">
            <text:p>0.319132</text:p>
          </table:table-cell>
          <table:table-cell office:value-type="float" office:value="0.318979" calcext:value-type="float">
            <text:p>0.318979</text:p>
          </table:table-cell>
          <table:table-cell office:value-type="float" office:value="0.32275" calcext:value-type="float">
            <text:p>0.32275</text:p>
          </table:table-cell>
          <table:table-cell office:value-type="float" office:value="0.319006" calcext:value-type="float">
            <text:p>0.319006</text:p>
          </table:table-cell>
          <table:table-cell office:value-type="float" office:value="0.31854" calcext:value-type="float">
            <text:p>0.31854</text:p>
          </table:table-cell>
          <table:table-cell office:value-type="float" office:value="0.322746" calcext:value-type="float">
            <text:p>0.322746</text:p>
          </table:table-cell>
          <table:table-cell office:value-type="float" office:value="0.318783" calcext:value-type="float">
            <text:p>0.318783</text:p>
          </table:table-cell>
          <table:table-cell office:value-type="float" office:value="0.310418" calcext:value-type="float">
            <text:p>0.310418</text:p>
          </table:table-cell>
          <table:table-cell office:value-type="float" office:value="0.314055" calcext:value-type="float">
            <text:p>0.314055</text:p>
          </table:table-cell>
          <table:table-cell/>
          <table:table-cell office:value-type="float" office:value="0.18454" calcext:value-type="float">
            <text:p>0.18454</text:p>
          </table:table-cell>
          <table:table-cell office:value-type="float" office:value="0.186638" calcext:value-type="float">
            <text:p>0.186638</text:p>
          </table:table-cell>
          <table:table-cell office:value-type="float" office:value="0.183444" calcext:value-type="float">
            <text:p>0.183444</text:p>
          </table:table-cell>
          <table:table-cell office:value-type="float" office:value="0.178095" calcext:value-type="float">
            <text:p>0.178095</text:p>
          </table:table-cell>
          <table:table-cell office:value-type="float" office:value="0.186692" calcext:value-type="float">
            <text:p>0.186692</text:p>
          </table:table-cell>
          <table:table-cell office:value-type="float" office:value="0.184306" calcext:value-type="float">
            <text:p>0.184306</text:p>
          </table:table-cell>
          <table:table-cell office:value-type="float" office:value="0.177541" calcext:value-type="float">
            <text:p>0.177541</text:p>
          </table:table-cell>
          <table:table-cell office:value-type="float" office:value="0.184764" calcext:value-type="float">
            <text:p>0.184764</text:p>
          </table:table-cell>
          <table:table-cell office:value-type="float" office:value="0.185515" calcext:value-type="float">
            <text:p>0.185515</text:p>
          </table:table-cell>
        </table:table-row>
        <table:table-row table:style-name="ro1">
          <table:table-cell office:value-type="string" calcext:value-type="string">
            <text:p>t02</text:p>
          </table:table-cell>
          <table:table-cell office:value-type="float" office:value="0.406125" calcext:value-type="float">
            <text:p>0.406125</text:p>
          </table:table-cell>
          <table:table-cell office:value-type="float" office:value="0.414871" calcext:value-type="float">
            <text:p>0.414871</text:p>
          </table:table-cell>
          <table:table-cell office:value-type="float" office:value="0.457335" calcext:value-type="float">
            <text:p>0.457335</text:p>
          </table:table-cell>
          <table:table-cell office:value-type="float" office:value="0.424656" calcext:value-type="float">
            <text:p>0.424656</text:p>
          </table:table-cell>
          <table:table-cell office:value-type="float" office:value="0.404835" calcext:value-type="float">
            <text:p>0.404835</text:p>
          </table:table-cell>
          <table:table-cell office:value-type="float" office:value="0.444855" calcext:value-type="float">
            <text:p>0.444855</text:p>
          </table:table-cell>
          <table:table-cell office:value-type="float" office:value="0.16121" calcext:value-type="float">
            <text:p>0.16121</text:p>
          </table:table-cell>
          <table:table-cell office:value-type="float" office:value="0.457078" calcext:value-type="float">
            <text:p>0.457078</text:p>
          </table:table-cell>
          <table:table-cell office:value-type="float" office:value="0.234033" calcext:value-type="float">
            <text:p>0.234033</text:p>
          </table:table-cell>
          <table:table-cell/>
          <table:table-cell office:value-type="float" office:value="0.384367" calcext:value-type="float">
            <text:p>0.384367</text:p>
          </table:table-cell>
          <table:table-cell office:value-type="float" office:value="0.388955" calcext:value-type="float">
            <text:p>0.388955</text:p>
          </table:table-cell>
          <table:table-cell office:value-type="float" office:value="0.411745" calcext:value-type="float">
            <text:p>0.411745</text:p>
          </table:table-cell>
          <table:table-cell office:value-type="float" office:value="0.394708" calcext:value-type="float">
            <text:p>0.394708</text:p>
          </table:table-cell>
          <table:table-cell office:value-type="float" office:value="0.384134" calcext:value-type="float">
            <text:p>0.384134</text:p>
          </table:table-cell>
          <table:table-cell office:value-type="float" office:value="0.407675" calcext:value-type="float">
            <text:p>0.407675</text:p>
          </table:table-cell>
          <table:table-cell office:value-type="float" office:value="0.206405" calcext:value-type="float">
            <text:p>0.206405</text:p>
          </table:table-cell>
          <table:table-cell office:value-type="float" office:value="0.413587" calcext:value-type="float">
            <text:p>0.413587</text:p>
          </table:table-cell>
          <table:table-cell office:value-type="float" office:value="0.25427" calcext:value-type="float">
            <text:p>0.25427</text:p>
          </table:table-cell>
          <table:table-cell/>
          <table:table-cell office:value-type="float" office:value="0.319119" calcext:value-type="float">
            <text:p>0.319119</text:p>
          </table:table-cell>
          <table:table-cell office:value-type="float" office:value="0.320551" calcext:value-type="float">
            <text:p>0.320551</text:p>
          </table:table-cell>
          <table:table-cell office:value-type="float" office:value="0.321959" calcext:value-type="float">
            <text:p>0.321959</text:p>
          </table:table-cell>
          <table:table-cell office:value-type="float" office:value="0.317178" calcext:value-type="float">
            <text:p>0.317178</text:p>
          </table:table-cell>
          <table:table-cell office:value-type="float" office:value="0.316258" calcext:value-type="float">
            <text:p>0.316258</text:p>
          </table:table-cell>
          <table:table-cell office:value-type="float" office:value="0.322571" calcext:value-type="float">
            <text:p>0.322571</text:p>
          </table:table-cell>
          <table:table-cell office:value-type="float" office:value="0.218043" calcext:value-type="float">
            <text:p>0.218043</text:p>
          </table:table-cell>
          <table:table-cell office:value-type="float" office:value="0.323759" calcext:value-type="float">
            <text:p>0.323759</text:p>
          </table:table-cell>
          <table:table-cell office:value-type="float" office:value="0.242196" calcext:value-type="float">
            <text:p>0.242196</text:p>
          </table:table-cell>
          <table:table-cell/>
          <table:table-cell office:value-type="float" office:value="0.185469" calcext:value-type="float">
            <text:p>0.185469</text:p>
          </table:table-cell>
          <table:table-cell office:value-type="float" office:value="0.186309" calcext:value-type="float">
            <text:p>0.186309</text:p>
          </table:table-cell>
          <table:table-cell office:value-type="float" office:value="0.176611" calcext:value-type="float">
            <text:p>0.176611</text:p>
          </table:table-cell>
          <table:table-cell office:value-type="float" office:value="0.180838" calcext:value-type="float">
            <text:p>0.180838</text:p>
          </table:table-cell>
          <table:table-cell office:value-type="float" office:value="0.185974" calcext:value-type="float">
            <text:p>0.185974</text:p>
          </table:table-cell>
          <table:table-cell office:value-type="float" office:value="0.180684" calcext:value-type="float">
            <text:p>0.180684</text:p>
          </table:table-cell>
          <table:table-cell office:value-type="float" office:value="0.17546" calcext:value-type="float">
            <text:p>0.17546</text:p>
          </table:table-cell>
          <table:table-cell office:value-type="float" office:value="0.179337" calcext:value-type="float">
            <text:p>0.179337</text:p>
          </table:table-cell>
          <table:table-cell office:value-type="float" office:value="0.178185" calcext:value-type="float">
            <text:p>0.178185</text:p>
          </table:table-cell>
        </table:table-row>
        <table:table-row table:style-name="ro1">
          <table:table-cell office:value-type="string" calcext:value-type="string">
            <text:p>t03</text:p>
          </table:table-cell>
          <table:table-cell office:value-type="float" office:value="0.232478" calcext:value-type="float">
            <text:p>0.232478</text:p>
          </table:table-cell>
          <table:table-cell office:value-type="float" office:value="0.459019" calcext:value-type="float">
            <text:p>0.459019</text:p>
          </table:table-cell>
          <table:table-cell office:value-type="float" office:value="0.156636" calcext:value-type="float">
            <text:p>0.156636</text:p>
          </table:table-cell>
          <table:table-cell office:value-type="float" office:value="0.44858" calcext:value-type="float">
            <text:p>0.44858</text:p>
          </table:table-cell>
          <table:table-cell office:value-type="float" office:value="0.406729" calcext:value-type="float">
            <text:p>0.406729</text:p>
          </table:table-cell>
          <table:table-cell office:value-type="float" office:value="0.424684" calcext:value-type="float">
            <text:p>0.424684</text:p>
          </table:table-cell>
          <table:table-cell office:value-type="float" office:value="0.455514" calcext:value-type="float">
            <text:p>0.455514</text:p>
          </table:table-cell>
          <table:table-cell office:value-type="float" office:value="0.410583" calcext:value-type="float">
            <text:p>0.410583</text:p>
          </table:table-cell>
          <table:table-cell office:value-type="float" office:value="0.401525" calcext:value-type="float">
            <text:p>0.401525</text:p>
          </table:table-cell>
          <table:table-cell/>
          <table:table-cell office:value-type="float" office:value="0.250311" calcext:value-type="float">
            <text:p>0.250311</text:p>
          </table:table-cell>
          <table:table-cell office:value-type="float" office:value="0.412091" calcext:value-type="float">
            <text:p>0.412091</text:p>
          </table:table-cell>
          <table:table-cell office:value-type="float" office:value="0.198777" calcext:value-type="float">
            <text:p>0.198777</text:p>
          </table:table-cell>
          <table:table-cell office:value-type="float" office:value="0.409796" calcext:value-type="float">
            <text:p>0.409796</text:p>
          </table:table-cell>
          <table:table-cell office:value-type="float" office:value="0.385033" calcext:value-type="float">
            <text:p>0.385033</text:p>
          </table:table-cell>
          <table:table-cell office:value-type="float" office:value="0.394507" calcext:value-type="float">
            <text:p>0.394507</text:p>
          </table:table-cell>
          <table:table-cell office:value-type="float" office:value="0.412141" calcext:value-type="float">
            <text:p>0.412141</text:p>
          </table:table-cell>
          <table:table-cell office:value-type="float" office:value="0.386618" calcext:value-type="float">
            <text:p>0.386618</text:p>
          </table:table-cell>
          <table:table-cell office:value-type="float" office:value="0.381793" calcext:value-type="float">
            <text:p>0.381793</text:p>
          </table:table-cell>
          <table:table-cell/>
          <table:table-cell office:value-type="float" office:value="0.23883" calcext:value-type="float">
            <text:p>0.23883</text:p>
          </table:table-cell>
          <table:table-cell office:value-type="float" office:value="0.319929" calcext:value-type="float">
            <text:p>0.319929</text:p>
          </table:table-cell>
          <table:table-cell office:value-type="float" office:value="0.210911" calcext:value-type="float">
            <text:p>0.210911</text:p>
          </table:table-cell>
          <table:table-cell office:value-type="float" office:value="0.326655" calcext:value-type="float">
            <text:p>0.326655</text:p>
          </table:table-cell>
          <table:table-cell office:value-type="float" office:value="0.318719" calcext:value-type="float">
            <text:p>0.318719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325298" calcext:value-type="float">
            <text:p>0.325298</text:p>
          </table:table-cell>
          <table:table-cell office:value-type="float" office:value="0.319494" calcext:value-type="float">
            <text:p>0.319494</text:p>
          </table:table-cell>
          <table:table-cell office:value-type="float" office:value="0.315057" calcext:value-type="float">
            <text:p>0.315057</text:p>
          </table:table-cell>
          <table:table-cell/>
          <table:table-cell office:value-type="float" office:value="0.205699" calcext:value-type="float">
            <text:p>0.205699</text:p>
          </table:table-cell>
          <table:table-cell office:value-type="float" office:value="0.176009" calcext:value-type="float">
            <text:p>0.176009</text:p>
          </table:table-cell>
          <table:table-cell office:value-type="float" office:value="0.198586" calcext:value-type="float">
            <text:p>0.198586</text:p>
          </table:table-cell>
          <table:table-cell office:value-type="float" office:value="0.183375" calcext:value-type="float">
            <text:p>0.183375</text:p>
          </table:table-cell>
          <table:table-cell office:value-type="float" office:value="0.186746" calcext:value-type="float">
            <text:p>0.186746</text:p>
          </table:table-cell>
          <table:table-cell office:value-type="float" office:value="0.181537" calcext:value-type="float">
            <text:p>0.181537</text:p>
          </table:table-cell>
          <table:table-cell office:value-type="float" office:value="0.183943" calcext:value-type="float">
            <text:p>0.183943</text:p>
          </table:table-cell>
          <table:table-cell office:value-type="float" office:value="0.184207" calcext:value-type="float">
            <text:p>0.184207</text:p>
          </table:table-cell>
          <table:table-cell office:value-type="float" office:value="0.185688" calcext:value-type="float">
            <text:p>0.185688</text:p>
          </table:table-cell>
        </table:table-row>
        <table:table-row table:style-name="ro1">
          <table:table-cell office:value-type="string" calcext:value-type="string">
            <text:p>t04</text:p>
          </table:table-cell>
          <table:table-cell office:value-type="float" office:value="0.406729" calcext:value-type="float">
            <text:p>0.406729</text:p>
          </table:table-cell>
          <table:table-cell office:value-type="float" office:value="0.424684" calcext:value-type="float">
            <text:p>0.424684</text:p>
          </table:table-cell>
          <table:table-cell office:value-type="float" office:value="0.455514" calcext:value-type="float">
            <text:p>0.455514</text:p>
          </table:table-cell>
          <table:table-cell office:value-type="float" office:value="0.410583" calcext:value-type="float">
            <text:p>0.410583</text:p>
          </table:table-cell>
          <table:table-cell office:value-type="float" office:value="0.401525" calcext:value-type="float">
            <text:p>0.401525</text:p>
          </table:table-cell>
          <table:table-cell office:value-type="float" office:value="0.451868" calcext:value-type="float">
            <text:p>0.451868</text:p>
          </table:table-cell>
          <table:table-cell office:value-type="float" office:value="0.144225" calcext:value-type="float">
            <text:p>0.144225</text:p>
          </table:table-cell>
          <table:table-cell office:value-type="float" office:value="0.275776" calcext:value-type="float">
            <text:p>0.275776</text:p>
          </table:table-cell>
          <table:table-cell office:value-type="float" office:value="0.160517" calcext:value-type="float">
            <text:p>0.160517</text:p>
          </table:table-cell>
          <table:table-cell/>
          <table:table-cell office:value-type="float" office:value="0.385033" calcext:value-type="float">
            <text:p>0.385033</text:p>
          </table:table-cell>
          <table:table-cell office:value-type="float" office:value="0.394507" calcext:value-type="float">
            <text:p>0.394507</text:p>
          </table:table-cell>
          <table:table-cell office:value-type="float" office:value="0.412141" calcext:value-type="float">
            <text:p>0.412141</text:p>
          </table:table-cell>
          <table:table-cell office:value-type="float" office:value="0.386618" calcext:value-type="float">
            <text:p>0.386618</text:p>
          </table:table-cell>
          <table:table-cell office:value-type="float" office:value="0.381793" calcext:value-type="float">
            <text:p>0.381793</text:p>
          </table:table-cell>
          <table:table-cell office:value-type="float" office:value="0.411064" calcext:value-type="float">
            <text:p>0.411064</text:p>
          </table:table-cell>
          <table:table-cell office:value-type="float" office:value="0.179355" calcext:value-type="float">
            <text:p>0.179355</text:p>
          </table:table-cell>
          <table:table-cell office:value-type="float" office:value="0.284452" calcext:value-type="float">
            <text:p>0.284452</text:p>
          </table:table-cell>
          <table:table-cell office:value-type="float" office:value="0.189567" calcext:value-type="float">
            <text:p>0.189567</text:p>
          </table:table-cell>
          <table:table-cell/>
          <table:table-cell office:value-type="float" office:value="0.318719" calcext:value-type="float">
            <text:p>0.318719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325298" calcext:value-type="float">
            <text:p>0.325298</text:p>
          </table:table-cell>
          <table:table-cell office:value-type="float" office:value="0.319494" calcext:value-type="float">
            <text:p>0.319494</text:p>
          </table:table-cell>
          <table:table-cell office:value-type="float" office:value="0.315057" calcext:value-type="float">
            <text:p>0.315057</text:p>
          </table:table-cell>
          <table:table-cell office:value-type="float" office:value="0.322974" calcext:value-type="float">
            <text:p>0.322974</text:p>
          </table:table-cell>
          <table:table-cell office:value-type="float" office:value="0.181439" calcext:value-type="float">
            <text:p>0.181439</text:p>
          </table:table-cell>
          <table:table-cell office:value-type="float" office:value="0.275704" calcext:value-type="float">
            <text:p>0.275704</text:p>
          </table:table-cell>
          <table:table-cell office:value-type="float" office:value="0.187275" calcext:value-type="float">
            <text:p>0.187275</text:p>
          </table:table-cell>
          <table:table-cell/>
          <table:table-cell office:value-type="float" office:value="0.186746" calcext:value-type="float">
            <text:p>0.186746</text:p>
          </table:table-cell>
          <table:table-cell office:value-type="float" office:value="0.181537" calcext:value-type="float">
            <text:p>0.181537</text:p>
          </table:table-cell>
          <table:table-cell office:value-type="float" office:value="0.183943" calcext:value-type="float">
            <text:p>0.183943</text:p>
          </table:table-cell>
          <table:table-cell office:value-type="float" office:value="0.184207" calcext:value-type="float">
            <text:p>0.184207</text:p>
          </table:table-cell>
          <table:table-cell office:value-type="float" office:value="0.185688" calcext:value-type="float">
            <text:p>0.185688</text:p>
          </table:table-cell>
          <table:table-cell office:value-type="float" office:value="0.179412" calcext:value-type="float">
            <text:p>0.179412</text:p>
          </table:table-cell>
          <table:table-cell office:value-type="float" office:value="0.160729" calcext:value-type="float">
            <text:p>0.160729</text:p>
          </table:table-cell>
          <table:table-cell office:value-type="float" office:value="0.207231" calcext:value-type="float">
            <text:p>0.207231</text:p>
          </table:table-cell>
          <table:table-cell office:value-type="float" office:value="0.171512" calcext:value-type="float">
            <text:p>0.171512</text:p>
          </table:table-cell>
        </table:table-row>
        <table:table-row table:style-name="ro1">
          <table:table-cell office:value-type="string" calcext:value-type="string">
            <text:p>t05</text:p>
          </table:table-cell>
          <table:table-cell office:value-type="float" office:value="0.190913" calcext:value-type="float">
            <text:p>0.190913</text:p>
          </table:table-cell>
          <table:table-cell office:value-type="float" office:value="0.492476" calcext:value-type="float">
            <text:p>0.492476</text:p>
          </table:table-cell>
          <table:table-cell office:value-type="float" office:value="0.146349" calcext:value-type="float">
            <text:p>0.146349</text:p>
          </table:table-cell>
          <table:table-cell office:value-type="float" office:value="0.479022" calcext:value-type="float">
            <text:p>0.479022</text:p>
          </table:table-cell>
          <table:table-cell office:value-type="float" office:value="0.183457" calcext:value-type="float">
            <text:p>0.183457</text:p>
          </table:table-cell>
          <table:table-cell office:value-type="float" office:value="0.484918" calcext:value-type="float">
            <text:p>0.484918</text:p>
          </table:table-cell>
          <table:table-cell office:value-type="float" office:value="0.149533" calcext:value-type="float">
            <text:p>0.149533</text:p>
          </table:table-cell>
          <table:table-cell office:value-type="float" office:value="0.48763" calcext:value-type="float">
            <text:p>0.48763</text:p>
          </table:table-cell>
          <table:table-cell office:value-type="float" office:value="0.193066" calcext:value-type="float">
            <text:p>0.193066</text:p>
          </table:table-cell>
          <table:table-cell/>
          <table:table-cell office:value-type="float" office:value="0.217008" calcext:value-type="float">
            <text:p>0.217008</text:p>
          </table:table-cell>
          <table:table-cell office:value-type="float" office:value="0.432609" calcext:value-type="float">
            <text:p>0.432609</text:p>
          </table:table-cell>
          <table:table-cell office:value-type="float" office:value="0.195705" calcext:value-type="float">
            <text:p>0.195705</text:p>
          </table:table-cell>
          <table:table-cell office:value-type="float" office:value="0.426711" calcext:value-type="float">
            <text:p>0.426711</text:p>
          </table:table-cell>
          <table:table-cell office:value-type="float" office:value="0.20935" calcext:value-type="float">
            <text:p>0.20935</text:p>
          </table:table-cell>
          <table:table-cell office:value-type="float" office:value="0.430467" calcext:value-type="float">
            <text:p>0.430467</text:p>
          </table:table-cell>
          <table:table-cell office:value-type="float" office:value="0.199775" calcext:value-type="float">
            <text:p>0.199775</text:p>
          </table:table-cell>
          <table:table-cell office:value-type="float" office:value="0.429235" calcext:value-type="float">
            <text:p>0.429235</text:p>
          </table:table-cell>
          <table:table-cell office:value-type="float" office:value="0.220507" calcext:value-type="float">
            <text:p>0.220507</text:p>
          </table:table-cell>
          <table:table-cell/>
          <table:table-cell office:value-type="float" office:value="0.219422" calcext:value-type="float">
            <text:p>0.219422</text:p>
          </table:table-cell>
          <table:table-cell office:value-type="float" office:value="0.329721" calcext:value-type="float">
            <text:p>0.329721</text:p>
          </table:table-cell>
          <table:table-cell office:value-type="float" office:value="0.2148" calcext:value-type="float">
            <text:p>0.2148</text:p>
          </table:table-cell>
          <table:table-cell office:value-type="float" office:value="0.32877" calcext:value-type="float">
            <text:p>0.32877</text:p>
          </table:table-cell>
          <table:table-cell office:value-type="float" office:value="0.214738" calcext:value-type="float">
            <text:p>0.214738</text:p>
          </table:table-cell>
          <table:table-cell office:value-type="float" office:value="0.330853" calcext:value-type="float">
            <text:p>0.330853</text:p>
          </table:table-cell>
          <table:table-cell office:value-type="float" office:value="0.219246" calcext:value-type="float">
            <text:p>0.219246</text:p>
          </table:table-cell>
          <table:table-cell office:value-type="float" office:value="0.324683" calcext:value-type="float">
            <text:p>0.324683</text:p>
          </table:table-cell>
          <table:table-cell office:value-type="float" office:value="0.223121" calcext:value-type="float">
            <text:p>0.223121</text:p>
          </table:table-cell>
          <table:table-cell/>
          <table:table-cell office:value-type="float" office:value="0.197589" calcext:value-type="float">
            <text:p>0.197589</text:p>
          </table:table-cell>
          <table:table-cell office:value-type="float" office:value="0.177872" calcext:value-type="float">
            <text:p>0.177872</text:p>
          </table:table-cell>
          <table:table-cell office:value-type="float" office:value="0.188318" calcext:value-type="float">
            <text:p>0.188318</text:p>
          </table:table-cell>
          <table:table-cell office:value-type="float" office:value="0.181811" calcext:value-type="float">
            <text:p>0.181811</text:p>
          </table:table-cell>
          <table:table-cell office:value-type="float" office:value="0.189576" calcext:value-type="float">
            <text:p>0.189576</text:p>
          </table:table-cell>
          <table:table-cell office:value-type="float" office:value="0.174747" calcext:value-type="float">
            <text:p>0.174747</text:p>
          </table:table-cell>
          <table:table-cell office:value-type="float" office:value="0.188651" calcext:value-type="float">
            <text:p>0.188651</text:p>
          </table:table-cell>
          <table:table-cell office:value-type="float" office:value="0.175405" calcext:value-type="float">
            <text:p>0.175405</text:p>
          </table:table-cell>
          <table:table-cell office:value-type="float" office:value="0.181756" calcext:value-type="float">
            <text:p>0.181756</text:p>
          </table:table-cell>
        </table:table-row>
        <table:table-row table:style-name="ro1">
          <table:table-cell office:value-type="string" calcext:value-type="string">
            <text:p>t06</text:p>
          </table:table-cell>
          <table:table-cell office:value-type="float" office:value="0.160606" calcext:value-type="float">
            <text:p>0.160606</text:p>
          </table:table-cell>
          <table:table-cell office:value-type="float" office:value="0.28025" calcext:value-type="float">
            <text:p>0.28025</text:p>
          </table:table-cell>
          <table:table-cell office:value-type="float" office:value="0.139947" calcext:value-type="float">
            <text:p>0.139947</text:p>
          </table:table-cell>
          <table:table-cell office:value-type="float" office:value="0.452628" calcext:value-type="float">
            <text:p>0.452628</text:p>
          </table:table-cell>
          <table:table-cell office:value-type="float" office:value="0.406125" calcext:value-type="float">
            <text:p>0.406125</text:p>
          </table:table-cell>
          <table:table-cell office:value-type="float" office:value="0.414871" calcext:value-type="float">
            <text:p>0.414871</text:p>
          </table:table-cell>
          <table:table-cell office:value-type="float" office:value="0.457335" calcext:value-type="float">
            <text:p>0.457335</text:p>
          </table:table-cell>
          <table:table-cell office:value-type="float" office:value="0.424656" calcext:value-type="float">
            <text:p>0.424656</text:p>
          </table:table-cell>
          <table:table-cell office:value-type="float" office:value="0.404835" calcext:value-type="float">
            <text:p>0.404835</text:p>
          </table:table-cell>
          <table:table-cell/>
          <table:table-cell office:value-type="float" office:value="0.187054" calcext:value-type="float">
            <text:p>0.187054</text:p>
          </table:table-cell>
          <table:table-cell office:value-type="float" office:value="0.292185" calcext:value-type="float">
            <text:p>0.292185</text:p>
          </table:table-cell>
          <table:table-cell office:value-type="float" office:value="0.168645" calcext:value-type="float">
            <text:p>0.168645</text:p>
          </table:table-cell>
          <table:table-cell office:value-type="float" office:value="0.408758" calcext:value-type="float">
            <text:p>0.408758</text:p>
          </table:table-cell>
          <table:table-cell office:value-type="float" office:value="0.384367" calcext:value-type="float">
            <text:p>0.384367</text:p>
          </table:table-cell>
          <table:table-cell office:value-type="float" office:value="0.388955" calcext:value-type="float">
            <text:p>0.388955</text:p>
          </table:table-cell>
          <table:table-cell office:value-type="float" office:value="0.411745" calcext:value-type="float">
            <text:p>0.411745</text:p>
          </table:table-cell>
          <table:table-cell office:value-type="float" office:value="0.394708" calcext:value-type="float">
            <text:p>0.394708</text:p>
          </table:table-cell>
          <table:table-cell office:value-type="float" office:value="0.384134" calcext:value-type="float">
            <text:p>0.384134</text:p>
          </table:table-cell>
          <table:table-cell/>
          <table:table-cell office:value-type="float" office:value="0.182479" calcext:value-type="float">
            <text:p>0.182479</text:p>
          </table:table-cell>
          <table:table-cell office:value-type="float" office:value="0.281177" calcext:value-type="float">
            <text:p>0.281177</text:p>
          </table:table-cell>
          <table:table-cell office:value-type="float" office:value="0.167645" calcext:value-type="float">
            <text:p>0.167645</text:p>
          </table:table-cell>
          <table:table-cell office:value-type="float" office:value="0.31927" calcext:value-type="float">
            <text:p>0.31927</text:p>
          </table:table-cell>
          <table:table-cell office:value-type="float" office:value="0.319119" calcext:value-type="float">
            <text:p>0.319119</text:p>
          </table:table-cell>
          <table:table-cell office:value-type="float" office:value="0.320551" calcext:value-type="float">
            <text:p>0.320551</text:p>
          </table:table-cell>
          <table:table-cell office:value-type="float" office:value="0.321959" calcext:value-type="float">
            <text:p>0.321959</text:p>
          </table:table-cell>
          <table:table-cell office:value-type="float" office:value="0.317178" calcext:value-type="float">
            <text:p>0.317178</text:p>
          </table:table-cell>
          <table:table-cell office:value-type="float" office:value="0.316258" calcext:value-type="float">
            <text:p>0.316258</text:p>
          </table:table-cell>
          <table:table-cell/>
          <table:table-cell office:value-type="float" office:value="0.1732" calcext:value-type="float">
            <text:p>0.1732</text:p>
          </table:table-cell>
          <table:table-cell office:value-type="float" office:value="0.175545" calcext:value-type="float">
            <text:p>0.175545</text:p>
          </table:table-cell>
          <table:table-cell office:value-type="float" office:value="0.162484" calcext:value-type="float">
            <text:p>0.162484</text:p>
          </table:table-cell>
          <table:table-cell office:value-type="float" office:value="0.176682" calcext:value-type="float">
            <text:p>0.176682</text:p>
          </table:table-cell>
          <table:table-cell office:value-type="float" office:value="0.185469" calcext:value-type="float">
            <text:p>0.185469</text:p>
          </table:table-cell>
          <table:table-cell office:value-type="float" office:value="0.186309" calcext:value-type="float">
            <text:p>0.186309</text:p>
          </table:table-cell>
          <table:table-cell office:value-type="float" office:value="0.176611" calcext:value-type="float">
            <text:p>0.176611</text:p>
          </table:table-cell>
          <table:table-cell office:value-type="float" office:value="0.180838" calcext:value-type="float">
            <text:p>0.180838</text:p>
          </table:table-cell>
          <table:table-cell office:value-type="float" office:value="0.185974" calcext:value-type="float">
            <text:p>0.185974</text:p>
          </table:table-cell>
        </table:table-row>
        <table:table-row table:style-name="ro1">
          <table:table-cell office:value-type="string" calcext:value-type="string">
            <text:p>t07</text:p>
          </table:table-cell>
          <table:table-cell office:value-type="float" office:value="0.409509" calcext:value-type="float">
            <text:p>0.409509</text:p>
          </table:table-cell>
          <table:table-cell office:value-type="float" office:value="0.442702" calcext:value-type="float">
            <text:p>0.442702</text:p>
          </table:table-cell>
          <table:table-cell office:value-type="float" office:value="0.443196" calcext:value-type="float">
            <text:p>0.443196</text:p>
          </table:table-cell>
          <table:table-cell office:value-type="float" office:value="0.385107" calcext:value-type="float">
            <text:p>0.385107</text:p>
          </table:table-cell>
          <table:table-cell office:value-type="float" office:value="0.39896" calcext:value-type="float">
            <text:p>0.39896</text:p>
          </table:table-cell>
          <table:table-cell office:value-type="float" office:value="0.467485" calcext:value-type="float">
            <text:p>0.467485</text:p>
          </table:table-cell>
          <table:table-cell office:value-type="float" office:value="0.102809" calcext:value-type="float">
            <text:p>0.102809</text:p>
          </table:table-cell>
          <table:table-cell office:value-type="float" office:value="0.263462" calcext:value-type="float">
            <text:p>0.263462</text:p>
          </table:table-cell>
          <table:table-cell office:value-type="float" office:value="0.114427" calcext:value-type="float">
            <text:p>0.114427</text:p>
          </table:table-cell>
          <table:table-cell/>
          <table:table-cell office:value-type="float" office:value="0.387335" calcext:value-type="float">
            <text:p>0.387335</text:p>
          </table:table-cell>
          <table:table-cell office:value-type="float" office:value="0.405079" calcext:value-type="float">
            <text:p>0.405079</text:p>
          </table:table-cell>
          <table:table-cell office:value-type="float" office:value="0.404889" calcext:value-type="float">
            <text:p>0.404889</text:p>
          </table:table-cell>
          <table:table-cell office:value-type="float" office:value="0.371302" calcext:value-type="float">
            <text:p>0.371302</text:p>
          </table:table-cell>
          <table:table-cell office:value-type="float" office:value="0.379955" calcext:value-type="float">
            <text:p>0.379955</text:p>
          </table:table-cell>
          <table:table-cell office:value-type="float" office:value="0.417333" calcext:value-type="float">
            <text:p>0.417333</text:p>
          </table:table-cell>
          <table:table-cell office:value-type="float" office:value="0.163121" calcext:value-type="float">
            <text:p>0.163121</text:p>
          </table:table-cell>
          <table:table-cell office:value-type="float" office:value="0.293364" calcext:value-type="float">
            <text:p>0.293364</text:p>
          </table:table-cell>
          <table:table-cell office:value-type="float" office:value="0.143256" calcext:value-type="float">
            <text:p>0.143256</text:p>
          </table:table-cell>
          <table:table-cell/>
          <table:table-cell office:value-type="float" office:value="0.31854" calcext:value-type="float">
            <text:p>0.31854</text:p>
          </table:table-cell>
          <table:table-cell office:value-type="float" office:value="0.322746" calcext:value-type="float">
            <text:p>0.322746</text:p>
          </table:table-cell>
          <table:table-cell office:value-type="float" office:value="0.318783" calcext:value-type="float">
            <text:p>0.318783</text:p>
          </table:table-cell>
          <table:table-cell office:value-type="float" office:value="0.310418" calcext:value-type="float">
            <text:p>0.310418</text:p>
          </table:table-cell>
          <table:table-cell office:value-type="float" office:value="0.314055" calcext:value-type="float">
            <text:p>0.314055</text:p>
          </table:table-cell>
          <table:table-cell office:value-type="float" office:value="0.32273" calcext:value-type="float">
            <text:p>0.32273</text:p>
          </table:table-cell>
          <table:table-cell office:value-type="float" office:value="0.162534" calcext:value-type="float">
            <text:p>0.162534</text:p>
          </table:table-cell>
          <table:table-cell office:value-type="float" office:value="0.287184" calcext:value-type="float">
            <text:p>0.287184</text:p>
          </table:table-cell>
          <table:table-cell office:value-type="float" office:value="0.154758" calcext:value-type="float">
            <text:p>0.154758</text:p>
          </table:table-cell>
          <table:table-cell/>
          <table:table-cell office:value-type="float" office:value="0.186692" calcext:value-type="float">
            <text:p>0.186692</text:p>
          </table:table-cell>
          <table:table-cell office:value-type="float" office:value="0.184306" calcext:value-type="float">
            <text:p>0.184306</text:p>
          </table:table-cell>
          <table:table-cell office:value-type="float" office:value="0.177541" calcext:value-type="float">
            <text:p>0.177541</text:p>
          </table:table-cell>
          <table:table-cell office:value-type="float" office:value="0.184764" calcext:value-type="float">
            <text:p>0.184764</text:p>
          </table:table-cell>
          <table:table-cell office:value-type="float" office:value="0.185515" calcext:value-type="float">
            <text:p>0.185515</text:p>
          </table:table-cell>
          <table:table-cell office:value-type="float" office:value="0.180531" calcext:value-type="float">
            <text:p>0.180531</text:p>
          </table:table-cell>
          <table:table-cell office:value-type="float" office:value="0.152444" calcext:value-type="float">
            <text:p>0.152444</text:p>
          </table:table-cell>
          <table:table-cell office:value-type="float" office:value="0.200792" calcext:value-type="float">
            <text:p>0.200792</text:p>
          </table:table-cell>
          <table:table-cell office:value-type="float" office:value="0.153465" calcext:value-type="float">
            <text:p>0.153465</text:p>
          </table:table-cell>
        </table:table-row>
        <table:table-row table:style-name="ro1">
          <table:table-cell office:value-type="string" calcext:value-type="string">
            <text:p>t08</text:p>
          </table:table-cell>
          <table:table-cell office:value-type="float" office:value="0.183457" calcext:value-type="float">
            <text:p>0.183457</text:p>
          </table:table-cell>
          <table:table-cell office:value-type="float" office:value="0.484918" calcext:value-type="float">
            <text:p>0.484918</text:p>
          </table:table-cell>
          <table:table-cell office:value-type="float" office:value="0.149533" calcext:value-type="float">
            <text:p>0.149533</text:p>
          </table:table-cell>
          <table:table-cell office:value-type="float" office:value="0.48763" calcext:value-type="float">
            <text:p>0.48763</text:p>
          </table:table-cell>
          <table:table-cell office:value-type="float" office:value="0.193066" calcext:value-type="float">
            <text:p>0.193066</text:p>
          </table:table-cell>
          <table:table-cell office:value-type="float" office:value="0.504744" calcext:value-type="float">
            <text:p>0.504744</text:p>
          </table:table-cell>
          <table:table-cell office:value-type="float" office:value="0.101738" calcext:value-type="float">
            <text:p>0.101738</text:p>
          </table:table-cell>
          <table:table-cell office:value-type="float" office:value="0.364116" calcext:value-type="float">
            <text:p>0.364116</text:p>
          </table:table-cell>
          <table:table-cell office:value-type="float" office:value="0.163497" calcext:value-type="float">
            <text:p>0.163497</text:p>
          </table:table-cell>
          <table:table-cell/>
          <table:table-cell office:value-type="float" office:value="0.20935" calcext:value-type="float">
            <text:p>0.20935</text:p>
          </table:table-cell>
          <table:table-cell office:value-type="float" office:value="0.430467" calcext:value-type="float">
            <text:p>0.430467</text:p>
          </table:table-cell>
          <table:table-cell office:value-type="float" office:value="0.199775" calcext:value-type="float">
            <text:p>0.199775</text:p>
          </table:table-cell>
          <table:table-cell office:value-type="float" office:value="0.429235" calcext:value-type="float">
            <text:p>0.429235</text:p>
          </table:table-cell>
          <table:table-cell office:value-type="float" office:value="0.220507" calcext:value-type="float">
            <text:p>0.220507</text:p>
          </table:table-cell>
          <table:table-cell office:value-type="float" office:value="0.440445" calcext:value-type="float">
            <text:p>0.440445</text:p>
          </table:table-cell>
          <table:table-cell office:value-type="float" office:value="0.136413" calcext:value-type="float">
            <text:p>0.136413</text:p>
          </table:table-cell>
          <table:table-cell office:value-type="float" office:value="0.36088" calcext:value-type="float">
            <text:p>0.36088</text:p>
          </table:table-cell>
          <table:table-cell office:value-type="float" office:value="0.181618" calcext:value-type="float">
            <text:p>0.181618</text:p>
          </table:table-cell>
          <table:table-cell/>
          <table:table-cell office:value-type="float" office:value="0.214738" calcext:value-type="float">
            <text:p>0.214738</text:p>
          </table:table-cell>
          <table:table-cell office:value-type="float" office:value="0.330853" calcext:value-type="float">
            <text:p>0.330853</text:p>
          </table:table-cell>
          <table:table-cell office:value-type="float" office:value="0.219246" calcext:value-type="float">
            <text:p>0.219246</text:p>
          </table:table-cell>
          <table:table-cell office:value-type="float" office:value="0.324683" calcext:value-type="float">
            <text:p>0.324683</text:p>
          </table:table-cell>
          <table:table-cell office:value-type="float" office:value="0.223121" calcext:value-type="float">
            <text:p>0.223121</text:p>
          </table:table-cell>
          <table:table-cell office:value-type="float" office:value="0.32473" calcext:value-type="float">
            <text:p>0.32473</text:p>
          </table:table-cell>
          <table:table-cell office:value-type="float" office:value="0.153322" calcext:value-type="float">
            <text:p>0.153322</text:p>
          </table:table-cell>
          <table:table-cell office:value-type="float" office:value="0.314067" calcext:value-type="float">
            <text:p>0.314067</text:p>
          </table:table-cell>
          <table:table-cell office:value-type="float" office:value="0.177738" calcext:value-type="float">
            <text:p>0.177738</text:p>
          </table:table-cell>
          <table:table-cell/>
          <table:table-cell office:value-type="float" office:value="0.189576" calcext:value-type="float">
            <text:p>0.189576</text:p>
          </table:table-cell>
          <table:table-cell office:value-type="float" office:value="0.174747" calcext:value-type="float">
            <text:p>0.174747</text:p>
          </table:table-cell>
          <table:table-cell office:value-type="float" office:value="0.188651" calcext:value-type="float">
            <text:p>0.188651</text:p>
          </table:table-cell>
          <table:table-cell office:value-type="float" office:value="0.175405" calcext:value-type="float">
            <text:p>0.175405</text:p>
          </table:table-cell>
          <table:table-cell office:value-type="float" office:value="0.181756" calcext:value-type="float">
            <text:p>0.181756</text:p>
          </table:table-cell>
          <table:table-cell office:value-type="float" office:value="0.173117" calcext:value-type="float">
            <text:p>0.173117</text:p>
          </table:table-cell>
          <table:table-cell office:value-type="float" office:value="0.161377" calcext:value-type="float">
            <text:p>0.161377</text:p>
          </table:table-cell>
          <table:table-cell office:value-type="float" office:value="0.197633" calcext:value-type="float">
            <text:p>0.197633</text:p>
          </table:table-cell>
          <table:table-cell office:value-type="float" office:value="0.169407" calcext:value-type="float">
            <text:p>0.169407</text:p>
          </table:table-cell>
        </table:table-row>
        <table:table-row table:style-name="ro1">
          <table:table-cell office:value-type="string" calcext:value-type="string">
            <text:p>t09</text:p>
          </table:table-cell>
          <table:table-cell office:value-type="float" office:value="0.163497" calcext:value-type="float">
            <text:p>0.163497</text:p>
          </table:table-cell>
          <table:table-cell office:value-type="float" office:value="0.370299" calcext:value-type="float">
            <text:p>0.370299</text:p>
          </table:table-cell>
          <table:table-cell office:value-type="float" office:value="0.100335" calcext:value-type="float">
            <text:p>0.100335</text:p>
          </table:table-cell>
          <table:table-cell office:value-type="float" office:value="0.508617" calcext:value-type="float">
            <text:p>0.508617</text:p>
          </table:table-cell>
          <table:table-cell office:value-type="float" office:value="0.190913" calcext:value-type="float">
            <text:p>0.190913</text:p>
          </table:table-cell>
          <table:table-cell office:value-type="float" office:value="0.492476" calcext:value-type="float">
            <text:p>0.492476</text:p>
          </table:table-cell>
          <table:table-cell office:value-type="float" office:value="0.146349" calcext:value-type="float">
            <text:p>0.146349</text:p>
          </table:table-cell>
          <table:table-cell office:value-type="float" office:value="0.479022" calcext:value-type="float">
            <text:p>0.479022</text:p>
          </table:table-cell>
          <table:table-cell office:value-type="float" office:value="0.183457" calcext:value-type="float">
            <text:p>0.183457</text:p>
          </table:table-cell>
          <table:table-cell/>
          <table:table-cell office:value-type="float" office:value="0.181618" calcext:value-type="float">
            <text:p>0.181618</text:p>
          </table:table-cell>
          <table:table-cell office:value-type="float" office:value="0.366882" calcext:value-type="float">
            <text:p>0.366882</text:p>
          </table:table-cell>
          <table:table-cell office:value-type="float" office:value="0.132984" calcext:value-type="float">
            <text:p>0.132984</text:p>
          </table:table-cell>
          <table:table-cell office:value-type="float" office:value="0.440651" calcext:value-type="float">
            <text:p>0.440651</text:p>
          </table:table-cell>
          <table:table-cell office:value-type="float" office:value="0.217008" calcext:value-type="float">
            <text:p>0.217008</text:p>
          </table:table-cell>
          <table:table-cell office:value-type="float" office:value="0.432609" calcext:value-type="float">
            <text:p>0.432609</text:p>
          </table:table-cell>
          <table:table-cell office:value-type="float" office:value="0.195705" calcext:value-type="float">
            <text:p>0.195705</text:p>
          </table:table-cell>
          <table:table-cell office:value-type="float" office:value="0.426711" calcext:value-type="float">
            <text:p>0.426711</text:p>
          </table:table-cell>
          <table:table-cell office:value-type="float" office:value="0.20935" calcext:value-type="float">
            <text:p>0.20935</text:p>
          </table:table-cell>
          <table:table-cell/>
          <table:table-cell office:value-type="float" office:value="0.177738" calcext:value-type="float">
            <text:p>0.177738</text:p>
          </table:table-cell>
          <table:table-cell office:value-type="float" office:value="0.299661" calcext:value-type="float">
            <text:p>0.299661</text:p>
          </table:table-cell>
          <table:table-cell office:value-type="float" office:value="0.148567" calcext:value-type="float">
            <text:p>0.148567</text:p>
          </table:table-cell>
          <table:table-cell office:value-type="float" office:value="0.333068" calcext:value-type="float">
            <text:p>0.333068</text:p>
          </table:table-cell>
          <table:table-cell office:value-type="float" office:value="0.219422" calcext:value-type="float">
            <text:p>0.219422</text:p>
          </table:table-cell>
          <table:table-cell office:value-type="float" office:value="0.329721" calcext:value-type="float">
            <text:p>0.329721</text:p>
          </table:table-cell>
          <table:table-cell office:value-type="float" office:value="0.2148" calcext:value-type="float">
            <text:p>0.2148</text:p>
          </table:table-cell>
          <table:table-cell office:value-type="float" office:value="0.32877" calcext:value-type="float">
            <text:p>0.32877</text:p>
          </table:table-cell>
          <table:table-cell office:value-type="float" office:value="0.214738" calcext:value-type="float">
            <text:p>0.214738</text:p>
          </table:table-cell>
          <table:table-cell/>
          <table:table-cell office:value-type="float" office:value="0.169407" calcext:value-type="float">
            <text:p>0.169407</text:p>
          </table:table-cell>
          <table:table-cell office:value-type="float" office:value="0.16895" calcext:value-type="float">
            <text:p>0.16895</text:p>
          </table:table-cell>
          <table:table-cell office:value-type="float" office:value="0.157037" calcext:value-type="float">
            <text:p>0.157037</text:p>
          </table:table-cell>
          <table:table-cell office:value-type="float" office:value="0.181654" calcext:value-type="float">
            <text:p>0.181654</text:p>
          </table:table-cell>
          <table:table-cell office:value-type="float" office:value="0.197589" calcext:value-type="float">
            <text:p>0.197589</text:p>
          </table:table-cell>
          <table:table-cell office:value-type="float" office:value="0.177872" calcext:value-type="float">
            <text:p>0.177872</text:p>
          </table:table-cell>
          <table:table-cell office:value-type="float" office:value="0.188318" calcext:value-type="float">
            <text:p>0.188318</text:p>
          </table:table-cell>
          <table:table-cell office:value-type="float" office:value="0.181811" calcext:value-type="float">
            <text:p>0.181811</text:p>
          </table:table-cell>
          <table:table-cell office:value-type="float" office:value="0.189576" calcext:value-type="float">
            <text:p>0.189576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114427" calcext:value-type="float">
            <text:p>0.114427</text:p>
          </table:table-cell>
          <table:table-cell office:value-type="float" office:value="0.270862" calcext:value-type="float">
            <text:p>0.270862</text:p>
          </table:table-cell>
          <table:table-cell office:value-type="float" office:value="0.101009" calcext:value-type="float">
            <text:p>0.101009</text:p>
          </table:table-cell>
          <table:table-cell office:value-type="float" office:value="0.472117" calcext:value-type="float">
            <text:p>0.472117</text:p>
          </table:table-cell>
          <table:table-cell office:value-type="float" office:value="0.406681" calcext:value-type="float">
            <text:p>0.406681</text:p>
          </table:table-cell>
          <table:table-cell office:value-type="float" office:value="0.394516" calcext:value-type="float">
            <text:p>0.394516</text:p>
          </table:table-cell>
          <table:table-cell office:value-type="float" office:value="0.441751" calcext:value-type="float">
            <text:p>0.441751</text:p>
          </table:table-cell>
          <table:table-cell office:value-type="float" office:value="0.444282" calcext:value-type="float">
            <text:p>0.444282</text:p>
          </table:table-cell>
          <table:table-cell office:value-type="float" office:value="0.409509" calcext:value-type="float">
            <text:p>0.409509</text:p>
          </table:table-cell>
          <table:table-cell/>
          <table:table-cell office:value-type="float" office:value="0.143256" calcext:value-type="float">
            <text:p>0.143256</text:p>
          </table:table-cell>
          <table:table-cell office:value-type="float" office:value="0.304257" calcext:value-type="float">
            <text:p>0.304257</text:p>
          </table:table-cell>
          <table:table-cell office:value-type="float" office:value="0.155343" calcext:value-type="float">
            <text:p>0.155343</text:p>
          </table:table-cell>
          <table:table-cell office:value-type="float" office:value="0.418007" calcext:value-type="float">
            <text:p>0.418007</text:p>
          </table:table-cell>
          <table:table-cell office:value-type="float" office:value="0.384596" calcext:value-type="float">
            <text:p>0.384596</text:p>
          </table:table-cell>
          <table:table-cell office:value-type="float" office:value="0.378168" calcext:value-type="float">
            <text:p>0.378168</text:p>
          </table:table-cell>
          <table:table-cell office:value-type="float" office:value="0.40444" calcext:value-type="float">
            <text:p>0.40444</text:p>
          </table:table-cell>
          <table:table-cell office:value-type="float" office:value="0.404374" calcext:value-type="float">
            <text:p>0.404374</text:p>
          </table:table-cell>
          <table:table-cell office:value-type="float" office:value="0.387335" calcext:value-type="float">
            <text:p>0.387335</text:p>
          </table:table-cell>
          <table:table-cell/>
          <table:table-cell office:value-type="float" office:value="0.154758" calcext:value-type="float">
            <text:p>0.154758</text:p>
          </table:table-cell>
          <table:table-cell office:value-type="float" office:value="0.291746" calcext:value-type="float">
            <text:p>0.291746</text:p>
          </table:table-cell>
          <table:table-cell office:value-type="float" office:value="0.150741" calcext:value-type="float">
            <text:p>0.150741</text:p>
          </table:table-cell>
          <table:table-cell office:value-type="float" office:value="0.324698" calcext:value-type="float">
            <text:p>0.324698</text:p>
          </table:table-cell>
          <table:table-cell office:value-type="float" office:value="0.319132" calcext:value-type="float">
            <text:p>0.319132</text:p>
          </table:table-cell>
          <table:table-cell office:value-type="float" office:value="0.318979" calcext:value-type="float">
            <text:p>0.318979</text:p>
          </table:table-cell>
          <table:table-cell office:value-type="float" office:value="0.32275" calcext:value-type="float">
            <text:p>0.32275</text:p>
          </table:table-cell>
          <table:table-cell office:value-type="float" office:value="0.319006" calcext:value-type="float">
            <text:p>0.319006</text:p>
          </table:table-cell>
          <table:table-cell office:value-type="float" office:value="0.31854" calcext:value-type="float">
            <text:p>0.31854</text:p>
          </table:table-cell>
          <table:table-cell/>
          <table:table-cell office:value-type="float" office:value="0.153465" calcext:value-type="float">
            <text:p>0.153465</text:p>
          </table:table-cell>
          <table:table-cell office:value-type="float" office:value="0.175606" calcext:value-type="float">
            <text:p>0.175606</text:p>
          </table:table-cell>
          <table:table-cell office:value-type="float" office:value="0.142766" calcext:value-type="float">
            <text:p>0.142766</text:p>
          </table:table-cell>
          <table:table-cell office:value-type="float" office:value="0.181962" calcext:value-type="float">
            <text:p>0.181962</text:p>
          </table:table-cell>
          <table:table-cell office:value-type="float" office:value="0.18454" calcext:value-type="float">
            <text:p>0.18454</text:p>
          </table:table-cell>
          <table:table-cell office:value-type="float" office:value="0.186638" calcext:value-type="float">
            <text:p>0.186638</text:p>
          </table:table-cell>
          <table:table-cell office:value-type="float" office:value="0.183444" calcext:value-type="float">
            <text:p>0.183444</text:p>
          </table:table-cell>
          <table:table-cell office:value-type="float" office:value="0.178095" calcext:value-type="float">
            <text:p>0.178095</text:p>
          </table:table-cell>
          <table:table-cell office:value-type="float" office:value="0.186692" calcext:value-type="float">
            <text:p>0.186692</text:p>
          </table:table-cell>
        </table:table-row>
        <table:table-row table:style-name="ro1">
          <table:table-cell office:value-type="string" calcext:value-type="string">
            <text:p>t11</text:p>
          </table:table-cell>
          <table:table-cell office:value-type="float" office:value="0.404835" calcext:value-type="float">
            <text:p>0.404835</text:p>
          </table:table-cell>
          <table:table-cell office:value-type="float" office:value="0.444855" calcext:value-type="float">
            <text:p>0.444855</text:p>
          </table:table-cell>
          <table:table-cell office:value-type="float" office:value="0.16121" calcext:value-type="float">
            <text:p>0.16121</text:p>
          </table:table-cell>
          <table:table-cell office:value-type="float" office:value="0.457078" calcext:value-type="float">
            <text:p>0.457078</text:p>
          </table:table-cell>
          <table:table-cell office:value-type="float" office:value="0.234033" calcext:value-type="float">
            <text:p>0.234033</text:p>
          </table:table-cell>
          <table:table-cell office:value-type="float" office:value="0.319094" calcext:value-type="float">
            <text:p>0.319094</text:p>
          </table:table-cell>
          <table:table-cell office:value-type="float" office:value="0.0742083" calcext:value-type="float">
            <text:p>0.0742083</text:p>
          </table:table-cell>
          <table:table-cell office:value-type="float" office:value="0.346385" calcext:value-type="float">
            <text:p>0.346385</text:p>
          </table:table-cell>
          <table:table-cell office:value-type="float" office:value="0.160606" calcext:value-type="float">
            <text:p>0.160606</text:p>
          </table:table-cell>
          <table:table-cell/>
          <table:table-cell office:value-type="float" office:value="0.384134" calcext:value-type="float">
            <text:p>0.384134</text:p>
          </table:table-cell>
          <table:table-cell office:value-type="float" office:value="0.407675" calcext:value-type="float">
            <text:p>0.407675</text:p>
          </table:table-cell>
          <table:table-cell office:value-type="float" office:value="0.206405" calcext:value-type="float">
            <text:p>0.206405</text:p>
          </table:table-cell>
          <table:table-cell office:value-type="float" office:value="0.413587" calcext:value-type="float">
            <text:p>0.413587</text:p>
          </table:table-cell>
          <table:table-cell office:value-type="float" office:value="0.25427" calcext:value-type="float">
            <text:p>0.25427</text:p>
          </table:table-cell>
          <table:table-cell office:value-type="float" office:value="0.336467" calcext:value-type="float">
            <text:p>0.336467</text:p>
          </table:table-cell>
          <table:table-cell office:value-type="float" office:value="0.119513" calcext:value-type="float">
            <text:p>0.119513</text:p>
          </table:table-cell>
          <table:table-cell office:value-type="float" office:value="0.368407" calcext:value-type="float">
            <text:p>0.368407</text:p>
          </table:table-cell>
          <table:table-cell office:value-type="float" office:value="0.187054" calcext:value-type="float">
            <text:p>0.187054</text:p>
          </table:table-cell>
          <table:table-cell/>
          <table:table-cell office:value-type="float" office:value="0.316258" calcext:value-type="float">
            <text:p>0.316258</text:p>
          </table:table-cell>
          <table:table-cell office:value-type="float" office:value="0.322571" calcext:value-type="float">
            <text:p>0.322571</text:p>
          </table:table-cell>
          <table:table-cell office:value-type="float" office:value="0.218043" calcext:value-type="float">
            <text:p>0.218043</text:p>
          </table:table-cell>
          <table:table-cell office:value-type="float" office:value="0.323759" calcext:value-type="float">
            <text:p>0.323759</text:p>
          </table:table-cell>
          <table:table-cell office:value-type="float" office:value="0.242196" calcext:value-type="float">
            <text:p>0.242196</text:p>
          </table:table-cell>
          <table:table-cell office:value-type="float" office:value="0.310207" calcext:value-type="float">
            <text:p>0.310207</text:p>
          </table:table-cell>
          <table:table-cell office:value-type="float" office:value="0.130342" calcext:value-type="float">
            <text:p>0.130342</text:p>
          </table:table-cell>
          <table:table-cell office:value-type="float" office:value="0.315111" calcext:value-type="float">
            <text:p>0.315111</text:p>
          </table:table-cell>
          <table:table-cell office:value-type="float" office:value="0.182479" calcext:value-type="float">
            <text:p>0.182479</text:p>
          </table:table-cell>
          <table:table-cell/>
          <table:table-cell office:value-type="float" office:value="0.185974" calcext:value-type="float">
            <text:p>0.185974</text:p>
          </table:table-cell>
          <table:table-cell office:value-type="float" office:value="0.180684" calcext:value-type="float">
            <text:p>0.180684</text:p>
          </table:table-cell>
          <table:table-cell office:value-type="float" office:value="0.17546" calcext:value-type="float">
            <text:p>0.17546</text:p>
          </table:table-cell>
          <table:table-cell office:value-type="float" office:value="0.179337" calcext:value-type="float">
            <text:p>0.179337</text:p>
          </table:table-cell>
          <table:table-cell office:value-type="float" office:value="0.178185" calcext:value-type="float">
            <text:p>0.178185</text:p>
          </table:table-cell>
          <table:table-cell office:value-type="float" office:value="0.192279" calcext:value-type="float">
            <text:p>0.192279</text:p>
          </table:table-cell>
          <table:table-cell office:value-type="float" office:value="0.136288" calcext:value-type="float">
            <text:p>0.136288</text:p>
          </table:table-cell>
          <table:table-cell office:value-type="float" office:value="0.186647" calcext:value-type="float">
            <text:p>0.186647</text:p>
          </table:table-cell>
          <table:table-cell office:value-type="float" office:value="0.1732" calcext:value-type="float">
            <text:p>0.1732</text:p>
          </table:table-cell>
        </table:table-row>
        <table:table-row table:style-name="ro1">
          <table:table-cell office:value-type="string" calcext:value-type="string">
            <text:p>t12</text:p>
          </table:table-cell>
          <table:table-cell office:value-type="float" office:value="0.193066" calcext:value-type="float">
            <text:p>0.193066</text:p>
          </table:table-cell>
          <table:table-cell office:value-type="float" office:value="0.504744" calcext:value-type="float">
            <text:p>0.504744</text:p>
          </table:table-cell>
          <table:table-cell office:value-type="float" office:value="0.101738" calcext:value-type="float">
            <text:p>0.101738</text:p>
          </table:table-cell>
          <table:table-cell office:value-type="float" office:value="0.364116" calcext:value-type="float">
            <text:p>0.364116</text:p>
          </table:table-cell>
          <table:table-cell office:value-type="float" office:value="0.163497" calcext:value-type="float">
            <text:p>0.163497</text:p>
          </table:table-cell>
          <table:table-cell office:value-type="float" office:value="0.370299" calcext:value-type="float">
            <text:p>0.370299</text:p>
          </table:table-cell>
          <table:table-cell office:value-type="float" office:value="0.100335" calcext:value-type="float">
            <text:p>0.100335</text:p>
          </table:table-cell>
          <table:table-cell office:value-type="float" office:value="0.508617" calcext:value-type="float">
            <text:p>0.508617</text:p>
          </table:table-cell>
          <table:table-cell office:value-type="float" office:value="0.190913" calcext:value-type="float">
            <text:p>0.190913</text:p>
          </table:table-cell>
          <table:table-cell/>
          <table:table-cell office:value-type="float" office:value="0.220507" calcext:value-type="float">
            <text:p>0.220507</text:p>
          </table:table-cell>
          <table:table-cell office:value-type="float" office:value="0.440445" calcext:value-type="float">
            <text:p>0.440445</text:p>
          </table:table-cell>
          <table:table-cell office:value-type="float" office:value="0.136413" calcext:value-type="float">
            <text:p>0.136413</text:p>
          </table:table-cell>
          <table:table-cell office:value-type="float" office:value="0.36088" calcext:value-type="float">
            <text:p>0.36088</text:p>
          </table:table-cell>
          <table:table-cell office:value-type="float" office:value="0.181618" calcext:value-type="float">
            <text:p>0.181618</text:p>
          </table:table-cell>
          <table:table-cell office:value-type="float" office:value="0.366882" calcext:value-type="float">
            <text:p>0.366882</text:p>
          </table:table-cell>
          <table:table-cell office:value-type="float" office:value="0.132984" calcext:value-type="float">
            <text:p>0.132984</text:p>
          </table:table-cell>
          <table:table-cell office:value-type="float" office:value="0.440651" calcext:value-type="float">
            <text:p>0.440651</text:p>
          </table:table-cell>
          <table:table-cell office:value-type="float" office:value="0.217008" calcext:value-type="float">
            <text:p>0.217008</text:p>
          </table:table-cell>
          <table:table-cell/>
          <table:table-cell office:value-type="float" office:value="0.223121" calcext:value-type="float">
            <text:p>0.223121</text:p>
          </table:table-cell>
          <table:table-cell office:value-type="float" office:value="0.32473" calcext:value-type="float">
            <text:p>0.32473</text:p>
          </table:table-cell>
          <table:table-cell office:value-type="float" office:value="0.153322" calcext:value-type="float">
            <text:p>0.153322</text:p>
          </table:table-cell>
          <table:table-cell office:value-type="float" office:value="0.314067" calcext:value-type="float">
            <text:p>0.314067</text:p>
          </table:table-cell>
          <table:table-cell office:value-type="float" office:value="0.177738" calcext:value-type="float">
            <text:p>0.177738</text:p>
          </table:table-cell>
          <table:table-cell office:value-type="float" office:value="0.299661" calcext:value-type="float">
            <text:p>0.299661</text:p>
          </table:table-cell>
          <table:table-cell office:value-type="float" office:value="0.148567" calcext:value-type="float">
            <text:p>0.148567</text:p>
          </table:table-cell>
          <table:table-cell office:value-type="float" office:value="0.333068" calcext:value-type="float">
            <text:p>0.333068</text:p>
          </table:table-cell>
          <table:table-cell office:value-type="float" office:value="0.219422" calcext:value-type="float">
            <text:p>0.219422</text:p>
          </table:table-cell>
          <table:table-cell/>
          <table:table-cell office:value-type="float" office:value="0.181756" calcext:value-type="float">
            <text:p>0.181756</text:p>
          </table:table-cell>
          <table:table-cell office:value-type="float" office:value="0.173117" calcext:value-type="float">
            <text:p>0.173117</text:p>
          </table:table-cell>
          <table:table-cell office:value-type="float" office:value="0.161377" calcext:value-type="float">
            <text:p>0.161377</text:p>
          </table:table-cell>
          <table:table-cell office:value-type="float" office:value="0.197633" calcext:value-type="float">
            <text:p>0.197633</text:p>
          </table:table-cell>
          <table:table-cell office:value-type="float" office:value="0.169407" calcext:value-type="float">
            <text:p>0.169407</text:p>
          </table:table-cell>
          <table:table-cell office:value-type="float" office:value="0.16895" calcext:value-type="float">
            <text:p>0.16895</text:p>
          </table:table-cell>
          <table:table-cell office:value-type="float" office:value="0.157037" calcext:value-type="float">
            <text:p>0.157037</text:p>
          </table:table-cell>
          <table:table-cell office:value-type="float" office:value="0.181654" calcext:value-type="float">
            <text:p>0.181654</text:p>
          </table:table-cell>
          <table:table-cell office:value-type="float" office:value="0.197589" calcext:value-type="float">
            <text:p>0.197589</text:p>
          </table:table-cell>
        </table:table-row>
        <table:table-row table:style-name="ro1">
          <table:table-cell office:value-type="string" calcext:value-type="string">
            <text:p>t13</text:p>
          </table:table-cell>
          <table:table-cell office:value-type="float" office:value="0.160517" calcext:value-type="float">
            <text:p>0.160517</text:p>
          </table:table-cell>
          <table:table-cell office:value-type="float" office:value="0.34684" calcext:value-type="float">
            <text:p>0.34684</text:p>
          </table:table-cell>
          <table:table-cell office:value-type="float" office:value="0.0729903" calcext:value-type="float">
            <text:p>0.0729903</text:p>
          </table:table-cell>
          <table:table-cell office:value-type="float" office:value="0.32411" calcext:value-type="float">
            <text:p>0.32411</text:p>
          </table:table-cell>
          <table:table-cell office:value-type="float" office:value="0.232478" calcext:value-type="float">
            <text:p>0.232478</text:p>
          </table:table-cell>
          <table:table-cell office:value-type="float" office:value="0.459019" calcext:value-type="float">
            <text:p>0.459019</text:p>
          </table:table-cell>
          <table:table-cell office:value-type="float" office:value="0.156636" calcext:value-type="float">
            <text:p>0.156636</text:p>
          </table:table-cell>
          <table:table-cell office:value-type="float" office:value="0.44858" calcext:value-type="float">
            <text:p>0.44858</text:p>
          </table:table-cell>
          <table:table-cell office:value-type="float" office:value="0.406729" calcext:value-type="float">
            <text:p>0.406729</text:p>
          </table:table-cell>
          <table:table-cell/>
          <table:table-cell office:value-type="float" office:value="0.189567" calcext:value-type="float">
            <text:p>0.189567</text:p>
          </table:table-cell>
          <table:table-cell office:value-type="float" office:value="0.369408" calcext:value-type="float">
            <text:p>0.369408</text:p>
          </table:table-cell>
          <table:table-cell office:value-type="float" office:value="0.116835" calcext:value-type="float">
            <text:p>0.116835</text:p>
          </table:table-cell>
          <table:table-cell office:value-type="float" office:value="0.343487" calcext:value-type="float">
            <text:p>0.343487</text:p>
          </table:table-cell>
          <table:table-cell office:value-type="float" office:value="0.250311" calcext:value-type="float">
            <text:p>0.250311</text:p>
          </table:table-cell>
          <table:table-cell office:value-type="float" office:value="0.412091" calcext:value-type="float">
            <text:p>0.412091</text:p>
          </table:table-cell>
          <table:table-cell office:value-type="float" office:value="0.198777" calcext:value-type="float">
            <text:p>0.198777</text:p>
          </table:table-cell>
          <table:table-cell office:value-type="float" office:value="0.409796" calcext:value-type="float">
            <text:p>0.409796</text:p>
          </table:table-cell>
          <table:table-cell office:value-type="float" office:value="0.385033" calcext:value-type="float">
            <text:p>0.385033</text:p>
          </table:table-cell>
          <table:table-cell/>
          <table:table-cell office:value-type="float" office:value="0.187275" calcext:value-type="float">
            <text:p>0.187275</text:p>
          </table:table-cell>
          <table:table-cell office:value-type="float" office:value="0.312304" calcext:value-type="float">
            <text:p>0.312304</text:p>
          </table:table-cell>
          <table:table-cell office:value-type="float" office:value="0.127002" calcext:value-type="float">
            <text:p>0.127002</text:p>
          </table:table-cell>
          <table:table-cell office:value-type="float" office:value="0.308648" calcext:value-type="float">
            <text:p>0.308648</text:p>
          </table:table-cell>
          <table:table-cell office:value-type="float" office:value="0.23883" calcext:value-type="float">
            <text:p>0.23883</text:p>
          </table:table-cell>
          <table:table-cell office:value-type="float" office:value="0.319929" calcext:value-type="float">
            <text:p>0.319929</text:p>
          </table:table-cell>
          <table:table-cell office:value-type="float" office:value="0.210911" calcext:value-type="float">
            <text:p>0.210911</text:p>
          </table:table-cell>
          <table:table-cell office:value-type="float" office:value="0.326655" calcext:value-type="float">
            <text:p>0.326655</text:p>
          </table:table-cell>
          <table:table-cell office:value-type="float" office:value="0.318719" calcext:value-type="float">
            <text:p>0.318719</text:p>
          </table:table-cell>
          <table:table-cell/>
          <table:table-cell office:value-type="float" office:value="0.171512" calcext:value-type="float">
            <text:p>0.171512</text:p>
          </table:table-cell>
          <table:table-cell office:value-type="float" office:value="0.178764" calcext:value-type="float">
            <text:p>0.178764</text:p>
          </table:table-cell>
          <table:table-cell office:value-type="float" office:value="0.132206" calcext:value-type="float">
            <text:p>0.132206</text:p>
          </table:table-cell>
          <table:table-cell office:value-type="float" office:value="0.185251" calcext:value-type="float">
            <text:p>0.185251</text:p>
          </table:table-cell>
          <table:table-cell office:value-type="float" office:value="0.205699" calcext:value-type="float">
            <text:p>0.205699</text:p>
          </table:table-cell>
          <table:table-cell office:value-type="float" office:value="0.176009" calcext:value-type="float">
            <text:p>0.176009</text:p>
          </table:table-cell>
          <table:table-cell office:value-type="float" office:value="0.198586" calcext:value-type="float">
            <text:p>0.198586</text:p>
          </table:table-cell>
          <table:table-cell office:value-type="float" office:value="0.183375" calcext:value-type="float">
            <text:p>0.183375</text:p>
          </table:table-cell>
          <table:table-cell office:value-type="float" office:value="0.186746" calcext:value-type="float">
            <text:p>0.186746</text:p>
          </table:table-cell>
        </table:table-row>
        <table:table-row table:style-name="ro1">
          <table:table-cell office:value-type="string" calcext:value-type="string">
            <text:p>t14</text:p>
          </table:table-cell>
          <table:table-cell office:value-type="float" office:value="0.401525" calcext:value-type="float">
            <text:p>0.401525</text:p>
          </table:table-cell>
          <table:table-cell office:value-type="float" office:value="0.451868" calcext:value-type="float">
            <text:p>0.451868</text:p>
          </table:table-cell>
          <table:table-cell office:value-type="float" office:value="0.144225" calcext:value-type="float">
            <text:p>0.144225</text:p>
          </table:table-cell>
          <table:table-cell office:value-type="float" office:value="0.275776" calcext:value-type="float">
            <text:p>0.275776</text:p>
          </table:table-cell>
          <table:table-cell office:value-type="float" office:value="0.160517" calcext:value-type="float">
            <text:p>0.160517</text:p>
          </table:table-cell>
          <table:table-cell office:value-type="float" office:value="0.34684" calcext:value-type="float">
            <text:p>0.34684</text:p>
          </table:table-cell>
          <table:table-cell office:value-type="float" office:value="0.0729903" calcext:value-type="float">
            <text:p>0.0729903</text:p>
          </table:table-cell>
          <table:table-cell office:value-type="float" office:value="0.32411" calcext:value-type="float">
            <text:p>0.32411</text:p>
          </table:table-cell>
          <table:table-cell office:value-type="float" office:value="0.232478" calcext:value-type="float">
            <text:p>0.232478</text:p>
          </table:table-cell>
          <table:table-cell/>
          <table:table-cell office:value-type="float" office:value="0.381793" calcext:value-type="float">
            <text:p>0.381793</text:p>
          </table:table-cell>
          <table:table-cell office:value-type="float" office:value="0.411064" calcext:value-type="float">
            <text:p>0.411064</text:p>
          </table:table-cell>
          <table:table-cell office:value-type="float" office:value="0.179355" calcext:value-type="float">
            <text:p>0.179355</text:p>
          </table:table-cell>
          <table:table-cell office:value-type="float" office:value="0.284452" calcext:value-type="float">
            <text:p>0.284452</text:p>
          </table:table-cell>
          <table:table-cell office:value-type="float" office:value="0.189567" calcext:value-type="float">
            <text:p>0.189567</text:p>
          </table:table-cell>
          <table:table-cell office:value-type="float" office:value="0.369408" calcext:value-type="float">
            <text:p>0.369408</text:p>
          </table:table-cell>
          <table:table-cell office:value-type="float" office:value="0.116835" calcext:value-type="float">
            <text:p>0.116835</text:p>
          </table:table-cell>
          <table:table-cell office:value-type="float" office:value="0.343487" calcext:value-type="float">
            <text:p>0.343487</text:p>
          </table:table-cell>
          <table:table-cell office:value-type="float" office:value="0.250311" calcext:value-type="float">
            <text:p>0.250311</text:p>
          </table:table-cell>
          <table:table-cell/>
          <table:table-cell office:value-type="float" office:value="0.315057" calcext:value-type="float">
            <text:p>0.315057</text:p>
          </table:table-cell>
          <table:table-cell office:value-type="float" office:value="0.322974" calcext:value-type="float">
            <text:p>0.322974</text:p>
          </table:table-cell>
          <table:table-cell office:value-type="float" office:value="0.181439" calcext:value-type="float">
            <text:p>0.181439</text:p>
          </table:table-cell>
          <table:table-cell office:value-type="float" office:value="0.275704" calcext:value-type="float">
            <text:p>0.275704</text:p>
          </table:table-cell>
          <table:table-cell office:value-type="float" office:value="0.187275" calcext:value-type="float">
            <text:p>0.187275</text:p>
          </table:table-cell>
          <table:table-cell office:value-type="float" office:value="0.312304" calcext:value-type="float">
            <text:p>0.312304</text:p>
          </table:table-cell>
          <table:table-cell office:value-type="float" office:value="0.127002" calcext:value-type="float">
            <text:p>0.127002</text:p>
          </table:table-cell>
          <table:table-cell office:value-type="float" office:value="0.308648" calcext:value-type="float">
            <text:p>0.308648</text:p>
          </table:table-cell>
          <table:table-cell office:value-type="float" office:value="0.23883" calcext:value-type="float">
            <text:p>0.23883</text:p>
          </table:table-cell>
          <table:table-cell/>
          <table:table-cell office:value-type="float" office:value="0.185688" calcext:value-type="float">
            <text:p>0.185688</text:p>
          </table:table-cell>
          <table:table-cell office:value-type="float" office:value="0.179412" calcext:value-type="float">
            <text:p>0.179412</text:p>
          </table:table-cell>
          <table:table-cell office:value-type="float" office:value="0.160729" calcext:value-type="float">
            <text:p>0.160729</text:p>
          </table:table-cell>
          <table:table-cell office:value-type="float" office:value="0.207231" calcext:value-type="float">
            <text:p>0.207231</text:p>
          </table:table-cell>
          <table:table-cell office:value-type="float" office:value="0.171512" calcext:value-type="float">
            <text:p>0.171512</text:p>
          </table:table-cell>
          <table:table-cell office:value-type="float" office:value="0.178764" calcext:value-type="float">
            <text:p>0.178764</text:p>
          </table:table-cell>
          <table:table-cell office:value-type="float" office:value="0.132206" calcext:value-type="float">
            <text:p>0.132206</text:p>
          </table:table-cell>
          <table:table-cell office:value-type="float" office:value="0.185251" calcext:value-type="float">
            <text:p>0.185251</text:p>
          </table:table-cell>
          <table:table-cell office:value-type="float" office:value="0.205699" calcext:value-type="float">
            <text:p>0.205699</text:p>
          </table:table-cell>
        </table:table-row>
        <table:table-row table:style-name="ro1">
          <table:table-cell office:value-type="string" calcext:value-type="string">
            <text:p>t15</text:p>
          </table:table-cell>
          <table:table-cell office:value-type="float" office:value="0.234033" calcext:value-type="float">
            <text:p>0.234033</text:p>
          </table:table-cell>
          <table:table-cell office:value-type="float" office:value="0.319094" calcext:value-type="float">
            <text:p>0.319094</text:p>
          </table:table-cell>
          <table:table-cell office:value-type="float" office:value="0.0742083" calcext:value-type="float">
            <text:p>0.0742083</text:p>
          </table:table-cell>
          <table:table-cell office:value-type="float" office:value="0.346385" calcext:value-type="float">
            <text:p>0.346385</text:p>
          </table:table-cell>
          <table:table-cell office:value-type="float" office:value="0.160606" calcext:value-type="float">
            <text:p>0.160606</text:p>
          </table:table-cell>
          <table:table-cell office:value-type="float" office:value="0.28025" calcext:value-type="float">
            <text:p>0.28025</text:p>
          </table:table-cell>
          <table:table-cell office:value-type="float" office:value="0.139947" calcext:value-type="float">
            <text:p>0.139947</text:p>
          </table:table-cell>
          <table:table-cell office:value-type="float" office:value="0.452628" calcext:value-type="float">
            <text:p>0.452628</text:p>
          </table:table-cell>
          <table:table-cell office:value-type="float" office:value="0.406125" calcext:value-type="float">
            <text:p>0.406125</text:p>
          </table:table-cell>
          <table:table-cell/>
          <table:table-cell office:value-type="float" office:value="0.25427" calcext:value-type="float">
            <text:p>0.25427</text:p>
          </table:table-cell>
          <table:table-cell office:value-type="float" office:value="0.336467" calcext:value-type="float">
            <text:p>0.336467</text:p>
          </table:table-cell>
          <table:table-cell office:value-type="float" office:value="0.119513" calcext:value-type="float">
            <text:p>0.119513</text:p>
          </table:table-cell>
          <table:table-cell office:value-type="float" office:value="0.368407" calcext:value-type="float">
            <text:p>0.368407</text:p>
          </table:table-cell>
          <table:table-cell office:value-type="float" office:value="0.187054" calcext:value-type="float">
            <text:p>0.187054</text:p>
          </table:table-cell>
          <table:table-cell office:value-type="float" office:value="0.292185" calcext:value-type="float">
            <text:p>0.292185</text:p>
          </table:table-cell>
          <table:table-cell office:value-type="float" office:value="0.168645" calcext:value-type="float">
            <text:p>0.168645</text:p>
          </table:table-cell>
          <table:table-cell office:value-type="float" office:value="0.408758" calcext:value-type="float">
            <text:p>0.408758</text:p>
          </table:table-cell>
          <table:table-cell office:value-type="float" office:value="0.384367" calcext:value-type="float">
            <text:p>0.384367</text:p>
          </table:table-cell>
          <table:table-cell/>
          <table:table-cell office:value-type="float" office:value="0.242196" calcext:value-type="float">
            <text:p>0.242196</text:p>
          </table:table-cell>
          <table:table-cell office:value-type="float" office:value="0.310207" calcext:value-type="float">
            <text:p>0.310207</text:p>
          </table:table-cell>
          <table:table-cell office:value-type="float" office:value="0.130342" calcext:value-type="float">
            <text:p>0.130342</text:p>
          </table:table-cell>
          <table:table-cell office:value-type="float" office:value="0.315111" calcext:value-type="float">
            <text:p>0.315111</text:p>
          </table:table-cell>
          <table:table-cell office:value-type="float" office:value="0.182479" calcext:value-type="float">
            <text:p>0.182479</text:p>
          </table:table-cell>
          <table:table-cell office:value-type="float" office:value="0.281177" calcext:value-type="float">
            <text:p>0.281177</text:p>
          </table:table-cell>
          <table:table-cell office:value-type="float" office:value="0.167645" calcext:value-type="float">
            <text:p>0.167645</text:p>
          </table:table-cell>
          <table:table-cell office:value-type="float" office:value="0.31927" calcext:value-type="float">
            <text:p>0.31927</text:p>
          </table:table-cell>
          <table:table-cell office:value-type="float" office:value="0.319119" calcext:value-type="float">
            <text:p>0.319119</text:p>
          </table:table-cell>
          <table:table-cell/>
          <table:table-cell office:value-type="float" office:value="0.178185" calcext:value-type="float">
            <text:p>0.178185</text:p>
          </table:table-cell>
          <table:table-cell office:value-type="float" office:value="0.192279" calcext:value-type="float">
            <text:p>0.192279</text:p>
          </table:table-cell>
          <table:table-cell office:value-type="float" office:value="0.136288" calcext:value-type="float">
            <text:p>0.136288</text:p>
          </table:table-cell>
          <table:table-cell office:value-type="float" office:value="0.186647" calcext:value-type="float">
            <text:p>0.186647</text:p>
          </table:table-cell>
          <table:table-cell office:value-type="float" office:value="0.1732" calcext:value-type="float">
            <text:p>0.1732</text:p>
          </table:table-cell>
          <table:table-cell office:value-type="float" office:value="0.175545" calcext:value-type="float">
            <text:p>0.175545</text:p>
          </table:table-cell>
          <table:table-cell office:value-type="float" office:value="0.162484" calcext:value-type="float">
            <text:p>0.162484</text:p>
          </table:table-cell>
          <table:table-cell office:value-type="float" office:value="0.176682" calcext:value-type="float">
            <text:p>0.176682</text:p>
          </table:table-cell>
          <table:table-cell office:value-type="float" office:value="0.185469" calcext:value-type="float">
            <text:p>0.185469</text:p>
          </table:table-cell>
        </table:table-row>
        <table:table-row table:style-name="ro1">
          <table:table-cell office:value-type="string" calcext:value-type="string">
            <text:p>t16</text:p>
          </table:table-cell>
          <table:table-cell office:value-type="float" office:value="0.39896" calcext:value-type="float">
            <text:p>0.39896</text:p>
          </table:table-cell>
          <table:table-cell office:value-type="float" office:value="0.467485" calcext:value-type="float">
            <text:p>0.467485</text:p>
          </table:table-cell>
          <table:table-cell office:value-type="float" office:value="0.102809" calcext:value-type="float">
            <text:p>0.102809</text:p>
          </table:table-cell>
          <table:table-cell office:value-type="float" office:value="0.263462" calcext:value-type="float">
            <text:p>0.263462</text:p>
          </table:table-cell>
          <table:table-cell office:value-type="float" office:value="0.114427" calcext:value-type="float">
            <text:p>0.114427</text:p>
          </table:table-cell>
          <table:table-cell office:value-type="float" office:value="0.270862" calcext:value-type="float">
            <text:p>0.270862</text:p>
          </table:table-cell>
          <table:table-cell office:value-type="float" office:value="0.101009" calcext:value-type="float">
            <text:p>0.101009</text:p>
          </table:table-cell>
          <table:table-cell office:value-type="float" office:value="0.472117" calcext:value-type="float">
            <text:p>0.472117</text:p>
          </table:table-cell>
          <table:table-cell office:value-type="float" office:value="0.406681" calcext:value-type="float">
            <text:p>0.406681</text:p>
          </table:table-cell>
          <table:table-cell/>
          <table:table-cell office:value-type="float" office:value="0.379955" calcext:value-type="float">
            <text:p>0.379955</text:p>
          </table:table-cell>
          <table:table-cell office:value-type="float" office:value="0.417333" calcext:value-type="float">
            <text:p>0.417333</text:p>
          </table:table-cell>
          <table:table-cell office:value-type="float" office:value="0.163121" calcext:value-type="float">
            <text:p>0.163121</text:p>
          </table:table-cell>
          <table:table-cell office:value-type="float" office:value="0.293364" calcext:value-type="float">
            <text:p>0.293364</text:p>
          </table:table-cell>
          <table:table-cell office:value-type="float" office:value="0.143256" calcext:value-type="float">
            <text:p>0.143256</text:p>
          </table:table-cell>
          <table:table-cell office:value-type="float" office:value="0.304257" calcext:value-type="float">
            <text:p>0.304257</text:p>
          </table:table-cell>
          <table:table-cell office:value-type="float" office:value="0.155343" calcext:value-type="float">
            <text:p>0.155343</text:p>
          </table:table-cell>
          <table:table-cell office:value-type="float" office:value="0.418007" calcext:value-type="float">
            <text:p>0.418007</text:p>
          </table:table-cell>
          <table:table-cell office:value-type="float" office:value="0.384596" calcext:value-type="float">
            <text:p>0.384596</text:p>
          </table:table-cell>
          <table:table-cell/>
          <table:table-cell office:value-type="float" office:value="0.314055" calcext:value-type="float">
            <text:p>0.314055</text:p>
          </table:table-cell>
          <table:table-cell office:value-type="float" office:value="0.32273" calcext:value-type="float">
            <text:p>0.32273</text:p>
          </table:table-cell>
          <table:table-cell office:value-type="float" office:value="0.162534" calcext:value-type="float">
            <text:p>0.162534</text:p>
          </table:table-cell>
          <table:table-cell office:value-type="float" office:value="0.287184" calcext:value-type="float">
            <text:p>0.287184</text:p>
          </table:table-cell>
          <table:table-cell office:value-type="float" office:value="0.154758" calcext:value-type="float">
            <text:p>0.154758</text:p>
          </table:table-cell>
          <table:table-cell office:value-type="float" office:value="0.291746" calcext:value-type="float">
            <text:p>0.291746</text:p>
          </table:table-cell>
          <table:table-cell office:value-type="float" office:value="0.150741" calcext:value-type="float">
            <text:p>0.150741</text:p>
          </table:table-cell>
          <table:table-cell office:value-type="float" office:value="0.324698" calcext:value-type="float">
            <text:p>0.324698</text:p>
          </table:table-cell>
          <table:table-cell office:value-type="float" office:value="0.319132" calcext:value-type="float">
            <text:p>0.319132</text:p>
          </table:table-cell>
          <table:table-cell/>
          <table:table-cell office:value-type="float" office:value="0.185515" calcext:value-type="float">
            <text:p>0.185515</text:p>
          </table:table-cell>
          <table:table-cell office:value-type="float" office:value="0.180531" calcext:value-type="float">
            <text:p>0.180531</text:p>
          </table:table-cell>
          <table:table-cell office:value-type="float" office:value="0.152444" calcext:value-type="float">
            <text:p>0.152444</text:p>
          </table:table-cell>
          <table:table-cell office:value-type="float" office:value="0.200792" calcext:value-type="float">
            <text:p>0.200792</text:p>
          </table:table-cell>
          <table:table-cell office:value-type="float" office:value="0.153465" calcext:value-type="float">
            <text:p>0.153465</text:p>
          </table:table-cell>
          <table:table-cell office:value-type="float" office:value="0.175606" calcext:value-type="float">
            <text:p>0.175606</text:p>
          </table:table-cell>
          <table:table-cell office:value-type="float" office:value="0.142766" calcext:value-type="float">
            <text:p>0.142766</text:p>
          </table:table-cell>
          <table:table-cell office:value-type="float" office:value="0.181962" calcext:value-type="float">
            <text:p>0.181962</text:p>
          </table:table-cell>
          <table:table-cell office:value-type="float" office:value="0.18454" calcext:value-type="float">
            <text:p>0.1845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office:value-type="float" office:value="0.2792" calcext:value-type="float">
            <text:p>0.2792</text:p>
          </table:table-cell>
          <table:table-cell table:style-name="ce2" office:value-type="float" office:value="0.4106" calcext:value-type="float">
            <text:p>0.4106</text:p>
          </table:table-cell>
          <table:table-cell table:style-name="ce2" office:value-type="float" office:value="0.203" calcext:value-type="float">
            <text:p>0.203</text:p>
          </table:table-cell>
          <table:table-cell table:style-name="ce2" office:value-type="float" office:value="0.409" calcext:value-type="float">
            <text:p>0.409</text:p>
          </table:table-cell>
          <table:table-cell table:style-name="ce2" office:value-type="float" office:value="0.2792" calcext:value-type="float">
            <text:p>0.2792</text:p>
          </table:table-cell>
          <table:table-cell table:style-name="ce2" office:value-type="float" office:value="0.4106" calcext:value-type="float">
            <text:p>0.4106</text:p>
          </table:table-cell>
          <table:table-cell table:style-name="ce2" office:value-type="float" office:value="0.203" calcext:value-type="float">
            <text:p>0.203</text:p>
          </table:table-cell>
          <table:table-cell table:style-name="ce2" office:value-type="float" office:value="0.409" calcext:value-type="float">
            <text:p>0.409</text:p>
          </table:table-cell>
          <table:table-cell table:style-name="ce2" office:value-type="float" office:value="0.2792" calcext:value-type="float">
            <text:p>0.2792</text:p>
          </table:table-cell>
          <table:table-cell/>
          <table:table-cell table:style-name="ce2" office:value-type="float" office:value="0.2838" calcext:value-type="float">
            <text:p>0.2838</text:p>
          </table:table-cell>
          <table:table-cell table:style-name="ce2" office:value-type="float" office:value="0.3867" calcext:value-type="float">
            <text:p>0.3867</text:p>
          </table:table-cell>
          <table:table-cell table:style-name="ce2" office:value-type="float" office:value="0.2254" calcext:value-type="float">
            <text:p>0.2254</text:p>
          </table:table-cell>
          <table:table-cell table:style-name="ce2" office:value-type="float" office:value="0.3846" calcext:value-type="float">
            <text:p>0.3846</text:p>
          </table:table-cell>
          <table:table-cell table:style-name="ce2" office:value-type="float" office:value="0.2838" calcext:value-type="float">
            <text:p>0.2838</text:p>
          </table:table-cell>
          <table:table-cell table:style-name="ce2" office:value-type="float" office:value="0.3867" calcext:value-type="float">
            <text:p>0.3867</text:p>
          </table:table-cell>
          <table:table-cell table:style-name="ce2" office:value-type="float" office:value="0.2254" calcext:value-type="float">
            <text:p>0.2254</text:p>
          </table:table-cell>
          <table:table-cell table:style-name="ce2" office:value-type="float" office:value="0.3846" calcext:value-type="float">
            <text:p>0.3846</text:p>
          </table:table-cell>
          <table:table-cell table:style-name="ce2" office:value-type="float" office:value="0.2838" calcext:value-type="float">
            <text:p>0.2838</text:p>
          </table:table-cell>
          <table:table-cell table:style-name="ce2"/>
          <table:table-cell table:style-name="ce2" office:value-type="float" office:value="0.2538" calcext:value-type="float">
            <text:p>0.2538</text:p>
          </table:table-cell>
          <table:table-cell table:style-name="ce2" office:value-type="float" office:value="0.3155" calcext:value-type="float">
            <text:p>0.3155</text:p>
          </table:table-cell>
          <table:table-cell table:style-name="ce2" office:value-type="float" office:value="0.2108" calcext:value-type="float">
            <text:p>0.2108</text:p>
          </table:table-cell>
          <table:table-cell table:style-name="ce2" office:value-type="float" office:value="0.3155" calcext:value-type="float">
            <text:p>0.3155</text:p>
          </table:table-cell>
          <table:table-cell table:style-name="ce2" office:value-type="float" office:value="0.2538" calcext:value-type="float">
            <text:p>0.2538</text:p>
          </table:table-cell>
          <table:table-cell table:style-name="ce2" office:value-type="float" office:value="0.3155" calcext:value-type="float">
            <text:p>0.3155</text:p>
          </table:table-cell>
          <table:table-cell table:style-name="ce2" office:value-type="float" office:value="0.2108" calcext:value-type="float">
            <text:p>0.2108</text:p>
          </table:table-cell>
          <table:table-cell table:style-name="ce2" office:value-type="float" office:value="0.3155" calcext:value-type="float">
            <text:p>0.3155</text:p>
          </table:table-cell>
          <table:table-cell table:style-name="ce2" office:value-type="float" office:value="0.2538" calcext:value-type="float">
            <text:p>0.2538</text:p>
          </table:table-cell>
          <table:table-cell table:style-name="ce2"/>
          <table:table-cell table:style-name="ce2" office:value-type="float" office:value="0.1826" calcext:value-type="float">
            <text:p>0.1826</text:p>
          </table:table-cell>
          <table:table-cell table:style-name="ce2" office:value-type="float" office:value="0.1795" calcext:value-type="float">
            <text:p>0.1795</text:p>
          </table:table-cell>
          <table:table-cell table:style-name="ce2" office:value-type="float" office:value="0.1674" calcext:value-type="float">
            <text:p>0.1674</text:p>
          </table:table-cell>
          <table:table-cell table:style-name="ce2" office:value-type="float" office:value="0.1854" calcext:value-type="float">
            <text:p>0.1854</text:p>
          </table:table-cell>
          <table:table-cell table:style-name="ce2" office:value-type="float" office:value="0.1826" calcext:value-type="float">
            <text:p>0.1826</text:p>
          </table:table-cell>
          <table:table-cell table:style-name="ce2" office:value-type="float" office:value="0.1795" calcext:value-type="float">
            <text:p>0.1795</text:p>
          </table:table-cell>
          <table:table-cell table:style-name="ce2" office:value-type="float" office:value="0.1674" calcext:value-type="float">
            <text:p>0.1674</text:p>
          </table:table-cell>
          <table:table-cell table:style-name="ce2" office:value-type="float" office:value="0.1854" calcext:value-type="float">
            <text:p>0.1854</text:p>
          </table:table-cell>
          <table:table-cell table:style-name="ce2" office:value-type="float" office:value="0.1826" calcext:value-type="float">
            <text:p>0.1826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/>
          <table:table-cell table:number-columns-repeated="9" table:style-name="ce1" office:value-type="float" office:value="6" calcext:value-type="float">
            <text:p>6</text:p>
          </table:table-cell>
          <table:table-cell table:style-name="ce3"/>
          <table:table-cell table:number-columns-repeated="9" table:style-name="ce1" office:value-type="float" office:value="8" calcext:value-type="float">
            <text:p>8</text:p>
          </table:table-cell>
          <table:table-cell table:style-name="ce3"/>
          <table:table-cell table:number-columns-repeated="9" table:style-name="ce1" office:value-type="float" office:value="10" calcext:value-type="float">
            <text:p>10</text:p>
          </table:table-cell>
          <table:table-cell table:style-name="ce3"/>
          <table:table-cell table:number-columns-repeated="9" table:style-name="ce1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1" office:value-type="float" office:value="90" calcext:value-type="float">
            <text:p>90</text:p>
          </table:table-cell>
          <table:table-cell table:style-name="ce1" office:value-type="float" office:value="112.5" calcext:value-type="float">
            <text:p>112.5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57.5" calcext:value-type="float">
            <text:p>157.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02.5" calcext:value-type="float">
            <text:p>202.5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47.5" calcext:value-type="float">
            <text:p>247.5</text:p>
          </table:table-cell>
          <table:table-cell table:style-name="ce1" office:value-type="float" office:value="270" calcext:value-type="float">
            <text:p>270</text:p>
          </table:table-cell>
          <table:table-cell table:style-name="ce3"/>
          <table:table-cell table:style-name="ce1" office:value-type="float" office:value="90" calcext:value-type="float">
            <text:p>90</text:p>
          </table:table-cell>
          <table:table-cell table:style-name="ce1" office:value-type="float" office:value="112.5" calcext:value-type="float">
            <text:p>112.5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57.5" calcext:value-type="float">
            <text:p>157.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02.5" calcext:value-type="float">
            <text:p>202.5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47.5" calcext:value-type="float">
            <text:p>247.5</text:p>
          </table:table-cell>
          <table:table-cell table:style-name="ce1" office:value-type="float" office:value="270" calcext:value-type="float">
            <text:p>270</text:p>
          </table:table-cell>
          <table:table-cell table:style-name="ce3"/>
          <table:table-cell table:style-name="ce1" office:value-type="float" office:value="90" calcext:value-type="float">
            <text:p>90</text:p>
          </table:table-cell>
          <table:table-cell table:style-name="ce1" office:value-type="float" office:value="112.5" calcext:value-type="float">
            <text:p>112.5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57.5" calcext:value-type="float">
            <text:p>157.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02.5" calcext:value-type="float">
            <text:p>202.5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47.5" calcext:value-type="float">
            <text:p>247.5</text:p>
          </table:table-cell>
          <table:table-cell table:style-name="ce1" office:value-type="float" office:value="270" calcext:value-type="float">
            <text:p>270</text:p>
          </table:table-cell>
          <table:table-cell table:style-name="ce3"/>
          <table:table-cell table:style-name="ce1" office:value-type="float" office:value="90" calcext:value-type="float">
            <text:p>90</text:p>
          </table:table-cell>
          <table:table-cell table:style-name="ce1" office:value-type="float" office:value="112.5" calcext:value-type="float">
            <text:p>112.5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57.5" calcext:value-type="float">
            <text:p>157.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02.5" calcext:value-type="float">
            <text:p>202.5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47.5" calcext:value-type="float">
            <text:p>247.5</text:p>
          </table:table-cell>
          <table:table-cell table:style-name="ce1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t01</text:p>
          </table:table-cell>
          <table:table-cell office:value-type="float" office:value="0.368997" calcext:value-type="float">
            <text:p>0.368997</text:p>
          </table:table-cell>
          <table:table-cell office:value-type="float" office:value="0.384884" calcext:value-type="float">
            <text:p>0.384884</text:p>
          </table:table-cell>
          <table:table-cell office:value-type="float" office:value="0.426745" calcext:value-type="float">
            <text:p>0.426745</text:p>
          </table:table-cell>
          <table:table-cell office:value-type="float" office:value="0.462522" calcext:value-type="float">
            <text:p>0.462522</text:p>
          </table:table-cell>
          <table:table-cell office:value-type="float" office:value="0.444595" calcext:value-type="float">
            <text:p>0.444595</text:p>
          </table:table-cell>
          <table:table-cell office:value-type="float" office:value="0.480557" calcext:value-type="float">
            <text:p>0.480557</text:p>
          </table:table-cell>
          <table:table-cell office:value-type="float" office:value="0.488093" calcext:value-type="float">
            <text:p>0.488093</text:p>
          </table:table-cell>
          <table:table-cell office:value-type="float" office:value="0.148198" calcext:value-type="float">
            <text:p>0.148198</text:p>
          </table:table-cell>
          <table:table-cell office:value-type="float" office:value="0.0890983" calcext:value-type="float">
            <text:p>0.0890983</text:p>
          </table:table-cell>
          <table:table-cell/>
          <table:table-cell office:value-type="float" office:value="0.367092" calcext:value-type="float">
            <text:p>0.367092</text:p>
          </table:table-cell>
          <table:table-cell office:value-type="float" office:value="0.371082" calcext:value-type="float">
            <text:p>0.371082</text:p>
          </table:table-cell>
          <table:table-cell office:value-type="float" office:value="0.4024" calcext:value-type="float">
            <text:p>0.4024</text:p>
          </table:table-cell>
          <table:table-cell office:value-type="float" office:value="0.419186" calcext:value-type="float">
            <text:p>0.419186</text:p>
          </table:table-cell>
          <table:table-cell office:value-type="float" office:value="0.409753" calcext:value-type="float">
            <text:p>0.409753</text:p>
          </table:table-cell>
          <table:table-cell office:value-type="float" office:value="0.430035" calcext:value-type="float">
            <text:p>0.430035</text:p>
          </table:table-cell>
          <table:table-cell office:value-type="float" office:value="0.438033" calcext:value-type="float">
            <text:p>0.438033</text:p>
          </table:table-cell>
          <table:table-cell office:value-type="float" office:value="0.241305" calcext:value-type="float">
            <text:p>0.241305</text:p>
          </table:table-cell>
          <table:table-cell office:value-type="float" office:value="0.158726" calcext:value-type="float">
            <text:p>0.158726</text:p>
          </table:table-cell>
          <table:table-cell/>
          <table:table-cell office:value-type="float" office:value="0.311561" calcext:value-type="float">
            <text:p>0.311561</text:p>
          </table:table-cell>
          <table:table-cell office:value-type="float" office:value="0.312536" calcext:value-type="float">
            <text:p>0.312536</text:p>
          </table:table-cell>
          <table:table-cell office:value-type="float" office:value="0.325351" calcext:value-type="float">
            <text:p>0.325351</text:p>
          </table:table-cell>
          <table:table-cell office:value-type="float" office:value="0.327341" calcext:value-type="float">
            <text:p>0.327341</text:p>
          </table:table-cell>
          <table:table-cell office:value-type="float" office:value="0.325391" calcext:value-type="float">
            <text:p>0.325391</text:p>
          </table:table-cell>
          <table:table-cell office:value-type="float" office:value="0.329557" calcext:value-type="float">
            <text:p>0.329557</text:p>
          </table:table-cell>
          <table:table-cell office:value-type="float" office:value="0.32932" calcext:value-type="float">
            <text:p>0.32932</text:p>
          </table:table-cell>
          <table:table-cell office:value-type="float" office:value="0.265797" calcext:value-type="float">
            <text:p>0.265797</text:p>
          </table:table-cell>
          <table:table-cell office:value-type="float" office:value="0.185266" calcext:value-type="float">
            <text:p>0.185266</text:p>
          </table:table-cell>
          <table:table-cell/>
          <table:table-cell office:value-type="float" office:value="0.185469" calcext:value-type="float">
            <text:p>0.185469</text:p>
          </table:table-cell>
          <table:table-cell office:value-type="float" office:value="0.185263" calcext:value-type="float">
            <text:p>0.185263</text:p>
          </table:table-cell>
          <table:table-cell office:value-type="float" office:value="0.183807" calcext:value-type="float">
            <text:p>0.183807</text:p>
          </table:table-cell>
          <table:table-cell office:value-type="float" office:value="0.179415" calcext:value-type="float">
            <text:p>0.179415</text:p>
          </table:table-cell>
          <table:table-cell office:value-type="float" office:value="0.183027" calcext:value-type="float">
            <text:p>0.183027</text:p>
          </table:table-cell>
          <table:table-cell office:value-type="float" office:value="0.177839" calcext:value-type="float">
            <text:p>0.177839</text:p>
          </table:table-cell>
          <table:table-cell office:value-type="float" office:value="0.178591" calcext:value-type="float">
            <text:p>0.178591</text:p>
          </table:table-cell>
          <table:table-cell office:value-type="float" office:value="0.207499" calcext:value-type="float">
            <text:p>0.207499</text:p>
          </table:table-cell>
          <table:table-cell office:value-type="float" office:value="0.181312" calcext:value-type="float">
            <text:p>0.181312</text:p>
          </table:table-cell>
        </table:table-row>
        <table:table-row table:style-name="ro1">
          <table:table-cell office:value-type="string" calcext:value-type="string">
            <text:p>t02</text:p>
          </table:table-cell>
          <table:table-cell office:value-type="float" office:value="0.102116" calcext:value-type="float">
            <text:p>0.102116</text:p>
          </table:table-cell>
          <table:table-cell office:value-type="float" office:value="0.13831" calcext:value-type="float">
            <text:p>0.13831</text:p>
          </table:table-cell>
          <table:table-cell office:value-type="float" office:value="0.497865" calcext:value-type="float">
            <text:p>0.497865</text:p>
          </table:table-cell>
          <table:table-cell office:value-type="float" office:value="0.488809" calcext:value-type="float">
            <text:p>0.488809</text:p>
          </table:table-cell>
          <table:table-cell office:value-type="float" office:value="0.453286" calcext:value-type="float">
            <text:p>0.453286</text:p>
          </table:table-cell>
          <table:table-cell office:value-type="float" office:value="0.467222" calcext:value-type="float">
            <text:p>0.467222</text:p>
          </table:table-cell>
          <table:table-cell office:value-type="float" office:value="0.426867" calcext:value-type="float">
            <text:p>0.426867</text:p>
          </table:table-cell>
          <table:table-cell office:value-type="float" office:value="0.377132" calcext:value-type="float">
            <text:p>0.377132</text:p>
          </table:table-cell>
          <table:table-cell office:value-type="float" office:value="0.361299" calcext:value-type="float">
            <text:p>0.361299</text:p>
          </table:table-cell>
          <table:table-cell/>
          <table:table-cell office:value-type="float" office:value="0.168795" calcext:value-type="float">
            <text:p>0.168795</text:p>
          </table:table-cell>
          <table:table-cell office:value-type="float" office:value="0.23198" calcext:value-type="float">
            <text:p>0.23198</text:p>
          </table:table-cell>
          <table:table-cell office:value-type="float" office:value="0.441609" calcext:value-type="float">
            <text:p>0.441609</text:p>
          </table:table-cell>
          <table:table-cell office:value-type="float" office:value="0.432837" calcext:value-type="float">
            <text:p>0.432837</text:p>
          </table:table-cell>
          <table:table-cell office:value-type="float" office:value="0.413075" calcext:value-type="float">
            <text:p>0.413075</text:p>
          </table:table-cell>
          <table:table-cell office:value-type="float" office:value="0.421231" calcext:value-type="float">
            <text:p>0.421231</text:p>
          </table:table-cell>
          <table:table-cell office:value-type="float" office:value="0.402394" calcext:value-type="float">
            <text:p>0.402394</text:p>
          </table:table-cell>
          <table:table-cell office:value-type="float" office:value="0.367645" calcext:value-type="float">
            <text:p>0.367645</text:p>
          </table:table-cell>
          <table:table-cell office:value-type="float" office:value="0.362789" calcext:value-type="float">
            <text:p>0.362789</text:p>
          </table:table-cell>
          <table:table-cell/>
          <table:table-cell office:value-type="float" office:value="0.191224" calcext:value-type="float">
            <text:p>0.191224</text:p>
          </table:table-cell>
          <table:table-cell office:value-type="float" office:value="0.258467" calcext:value-type="float">
            <text:p>0.258467</text:p>
          </table:table-cell>
          <table:table-cell office:value-type="float" office:value="0.320763" calcext:value-type="float">
            <text:p>0.320763</text:p>
          </table:table-cell>
          <table:table-cell office:value-type="float" office:value="0.321543" calcext:value-type="float">
            <text:p>0.321543</text:p>
          </table:table-cell>
          <table:table-cell office:value-type="float" office:value="0.316366" calcext:value-type="float">
            <text:p>0.316366</text:p>
          </table:table-cell>
          <table:table-cell office:value-type="float" office:value="0.320678" calcext:value-type="float">
            <text:p>0.320678</text:p>
          </table:table-cell>
          <table:table-cell office:value-type="float" office:value="0.318417" calcext:value-type="float">
            <text:p>0.318417</text:p>
          </table:table-cell>
          <table:table-cell office:value-type="float" office:value="0.306854" calcext:value-type="float">
            <text:p>0.306854</text:p>
          </table:table-cell>
          <table:table-cell office:value-type="float" office:value="0.30379" calcext:value-type="float">
            <text:p>0.30379</text:p>
          </table:table-cell>
          <table:table-cell/>
          <table:table-cell office:value-type="float" office:value="0.179914" calcext:value-type="float">
            <text:p>0.179914</text:p>
          </table:table-cell>
          <table:table-cell office:value-type="float" office:value="0.194144" calcext:value-type="float">
            <text:p>0.194144</text:p>
          </table:table-cell>
          <table:table-cell office:value-type="float" office:value="0.156453" calcext:value-type="float">
            <text:p>0.156453</text:p>
          </table:table-cell>
          <table:table-cell office:value-type="float" office:value="0.155612" calcext:value-type="float">
            <text:p>0.155612</text:p>
          </table:table-cell>
          <table:table-cell office:value-type="float" office:value="0.161648" calcext:value-type="float">
            <text:p>0.161648</text:p>
          </table:table-cell>
          <table:table-cell office:value-type="float" office:value="0.157908" calcext:value-type="float">
            <text:p>0.157908</text:p>
          </table:table-cell>
          <table:table-cell office:value-type="float" office:value="0.162756" calcext:value-type="float">
            <text:p>0.162756</text:p>
          </table:table-cell>
          <table:table-cell office:value-type="float" office:value="0.169887" calcext:value-type="float">
            <text:p>0.169887</text:p>
          </table:table-cell>
          <table:table-cell office:value-type="float" office:value="0.172294" calcext:value-type="float">
            <text:p>0.172294</text:p>
          </table:table-cell>
        </table:table-row>
        <table:table-row table:style-name="ro1">
          <table:table-cell office:value-type="string" calcext:value-type="string">
            <text:p>t03</text:p>
          </table:table-cell>
          <table:table-cell office:value-type="float" office:value="0.365247" calcext:value-type="float">
            <text:p>0.365247</text:p>
          </table:table-cell>
          <table:table-cell office:value-type="float" office:value="0.373711" calcext:value-type="float">
            <text:p>0.373711</text:p>
          </table:table-cell>
          <table:table-cell office:value-type="float" office:value="0.443925" calcext:value-type="float">
            <text:p>0.443925</text:p>
          </table:table-cell>
          <table:table-cell office:value-type="float" office:value="0.439042" calcext:value-type="float">
            <text:p>0.439042</text:p>
          </table:table-cell>
          <table:table-cell office:value-type="float" office:value="0.433782" calcext:value-type="float">
            <text:p>0.433782</text:p>
          </table:table-cell>
          <table:table-cell office:value-type="float" office:value="0.52445" calcext:value-type="float">
            <text:p>0.52445</text:p>
          </table:table-cell>
          <table:table-cell office:value-type="float" office:value="0.0994872" calcext:value-type="float">
            <text:p>0.0994872</text:p>
          </table:table-cell>
          <table:table-cell office:value-type="float" office:value="0.184359" calcext:value-type="float">
            <text:p>0.184359</text:p>
          </table:table-cell>
          <table:table-cell office:value-type="float" office:value="0.0493123" calcext:value-type="float">
            <text:p>0.0493123</text:p>
          </table:table-cell>
          <table:table-cell/>
          <table:table-cell office:value-type="float" office:value="0.364817" calcext:value-type="float">
            <text:p>0.364817</text:p>
          </table:table-cell>
          <table:table-cell office:value-type="float" office:value="0.368665" calcext:value-type="float">
            <text:p>0.368665</text:p>
          </table:table-cell>
          <table:table-cell office:value-type="float" office:value="0.410723" calcext:value-type="float">
            <text:p>0.410723</text:p>
          </table:table-cell>
          <table:table-cell office:value-type="float" office:value="0.40572" calcext:value-type="float">
            <text:p>0.40572</text:p>
          </table:table-cell>
          <table:table-cell office:value-type="float" office:value="0.402379" calcext:value-type="float">
            <text:p>0.402379</text:p>
          </table:table-cell>
          <table:table-cell office:value-type="float" office:value="0.452276" calcext:value-type="float">
            <text:p>0.452276</text:p>
          </table:table-cell>
          <table:table-cell office:value-type="float" office:value="0.19872" calcext:value-type="float">
            <text:p>0.19872</text:p>
          </table:table-cell>
          <table:table-cell office:value-type="float" office:value="0.278084" calcext:value-type="float">
            <text:p>0.278084</text:p>
          </table:table-cell>
          <table:table-cell office:value-type="float" office:value="0.102816" calcext:value-type="float">
            <text:p>0.102816</text:p>
          </table:table-cell>
          <table:table-cell/>
          <table:table-cell office:value-type="float" office:value="0.310966" calcext:value-type="float">
            <text:p>0.310966</text:p>
          </table:table-cell>
          <table:table-cell office:value-type="float" office:value="0.314759" calcext:value-type="float">
            <text:p>0.314759</text:p>
          </table:table-cell>
          <table:table-cell office:value-type="float" office:value="0.327425" calcext:value-type="float">
            <text:p>0.327425</text:p>
          </table:table-cell>
          <table:table-cell office:value-type="float" office:value="0.320501" calcext:value-type="float">
            <text:p>0.320501</text:p>
          </table:table-cell>
          <table:table-cell office:value-type="float" office:value="0.32171" calcext:value-type="float">
            <text:p>0.32171</text:p>
          </table:table-cell>
          <table:table-cell office:value-type="float" office:value="0.332514" calcext:value-type="float">
            <text:p>0.332514</text:p>
          </table:table-cell>
          <table:table-cell office:value-type="float" office:value="0.237714" calcext:value-type="float">
            <text:p>0.237714</text:p>
          </table:table-cell>
          <table:table-cell office:value-type="float" office:value="0.292681" calcext:value-type="float">
            <text:p>0.292681</text:p>
          </table:table-cell>
          <table:table-cell office:value-type="float" office:value="0.118525" calcext:value-type="float">
            <text:p>0.118525</text:p>
          </table:table-cell>
          <table:table-cell/>
          <table:table-cell office:value-type="float" office:value="0.186619" calcext:value-type="float">
            <text:p>0.186619</text:p>
          </table:table-cell>
          <table:table-cell office:value-type="float" office:value="0.18794" calcext:value-type="float">
            <text:p>0.18794</text:p>
          </table:table-cell>
          <table:table-cell office:value-type="float" office:value="0.182207" calcext:value-type="float">
            <text:p>0.182207</text:p>
          </table:table-cell>
          <table:table-cell office:value-type="float" office:value="0.178942" calcext:value-type="float">
            <text:p>0.178942</text:p>
          </table:table-cell>
          <table:table-cell office:value-type="float" office:value="0.182734" calcext:value-type="float">
            <text:p>0.182734</text:p>
          </table:table-cell>
          <table:table-cell office:value-type="float" office:value="0.178286" calcext:value-type="float">
            <text:p>0.178286</text:p>
          </table:table-cell>
          <table:table-cell office:value-type="float" office:value="0.18605" calcext:value-type="float">
            <text:p>0.18605</text:p>
          </table:table-cell>
          <table:table-cell office:value-type="float" office:value="0.207542" calcext:value-type="float">
            <text:p>0.207542</text:p>
          </table:table-cell>
          <table:table-cell office:value-type="float" office:value="0.124332" calcext:value-type="float">
            <text:p>0.124332</text:p>
          </table:table-cell>
        </table:table-row>
        <table:table-row table:style-name="ro1">
          <table:table-cell office:value-type="string" calcext:value-type="string">
            <text:p>t04</text:p>
          </table:table-cell>
          <table:table-cell office:value-type="float" office:value="0.0723146" calcext:value-type="float">
            <text:p>0.0723146</text:p>
          </table:table-cell>
          <table:table-cell office:value-type="float" office:value="0.213697" calcext:value-type="float">
            <text:p>0.213697</text:p>
          </table:table-cell>
          <table:table-cell office:value-type="float" office:value="0.548025" calcext:value-type="float">
            <text:p>0.548025</text:p>
          </table:table-cell>
          <table:table-cell office:value-type="float" office:value="0.491289" calcext:value-type="float">
            <text:p>0.491289</text:p>
          </table:table-cell>
          <table:table-cell office:value-type="float" office:value="0.470638" calcext:value-type="float">
            <text:p>0.470638</text:p>
          </table:table-cell>
          <table:table-cell office:value-type="float" office:value="0.209839" calcext:value-type="float">
            <text:p>0.209839</text:p>
          </table:table-cell>
          <table:table-cell office:value-type="float" office:value="0.259181" calcext:value-type="float">
            <text:p>0.259181</text:p>
          </table:table-cell>
          <table:table-cell office:value-type="float" office:value="0.472641" calcext:value-type="float">
            <text:p>0.472641</text:p>
          </table:table-cell>
          <table:table-cell office:value-type="float" office:value="0.164266" calcext:value-type="float">
            <text:p>0.164266</text:p>
          </table:table-cell>
          <table:table-cell/>
          <table:table-cell office:value-type="float" office:value="0.150717" calcext:value-type="float">
            <text:p>0.150717</text:p>
          </table:table-cell>
          <table:table-cell office:value-type="float" office:value="0.284307" calcext:value-type="float">
            <text:p>0.284307</text:p>
          </table:table-cell>
          <table:table-cell office:value-type="float" office:value="0.463692" calcext:value-type="float">
            <text:p>0.463692</text:p>
          </table:table-cell>
          <table:table-cell office:value-type="float" office:value="0.436444" calcext:value-type="float">
            <text:p>0.436444</text:p>
          </table:table-cell>
          <table:table-cell office:value-type="float" office:value="0.423889" calcext:value-type="float">
            <text:p>0.423889</text:p>
          </table:table-cell>
          <table:table-cell office:value-type="float" office:value="0.286965" calcext:value-type="float">
            <text:p>0.286965</text:p>
          </table:table-cell>
          <table:table-cell office:value-type="float" office:value="0.263228" calcext:value-type="float">
            <text:p>0.263228</text:p>
          </table:table-cell>
          <table:table-cell office:value-type="float" office:value="0.424673" calcext:value-type="float">
            <text:p>0.424673</text:p>
          </table:table-cell>
          <table:table-cell office:value-type="float" office:value="0.196366" calcext:value-type="float">
            <text:p>0.196366</text:p>
          </table:table-cell>
          <table:table-cell/>
          <table:table-cell office:value-type="float" office:value="0.183008" calcext:value-type="float">
            <text:p>0.183008</text:p>
          </table:table-cell>
          <table:table-cell office:value-type="float" office:value="0.285878" calcext:value-type="float">
            <text:p>0.285878</text:p>
          </table:table-cell>
          <table:table-cell office:value-type="float" office:value="0.323657" calcext:value-type="float">
            <text:p>0.323657</text:p>
          </table:table-cell>
          <table:table-cell office:value-type="float" office:value="0.327521" calcext:value-type="float">
            <text:p>0.327521</text:p>
          </table:table-cell>
          <table:table-cell office:value-type="float" office:value="0.321262" calcext:value-type="float">
            <text:p>0.321262</text:p>
          </table:table-cell>
          <table:table-cell office:value-type="float" office:value="0.27154" calcext:value-type="float">
            <text:p>0.27154</text:p>
          </table:table-cell>
          <table:table-cell office:value-type="float" office:value="0.244734" calcext:value-type="float">
            <text:p>0.244734</text:p>
          </table:table-cell>
          <table:table-cell office:value-type="float" office:value="0.3128" calcext:value-type="float">
            <text:p>0.3128</text:p>
          </table:table-cell>
          <table:table-cell office:value-type="float" office:value="0.193567" calcext:value-type="float">
            <text:p>0.193567</text:p>
          </table:table-cell>
          <table:table-cell/>
          <table:table-cell office:value-type="float" office:value="0.183445" calcext:value-type="float">
            <text:p>0.183445</text:p>
          </table:table-cell>
          <table:table-cell office:value-type="float" office:value="0.187479" calcext:value-type="float">
            <text:p>0.187479</text:p>
          </table:table-cell>
          <table:table-cell office:value-type="float" office:value="0.153967" calcext:value-type="float">
            <text:p>0.153967</text:p>
          </table:table-cell>
          <table:table-cell office:value-type="float" office:value="0.15751" calcext:value-type="float">
            <text:p>0.15751</text:p>
          </table:table-cell>
          <table:table-cell office:value-type="float" office:value="0.16259" calcext:value-type="float">
            <text:p>0.16259</text:p>
          </table:table-cell>
          <table:table-cell office:value-type="float" office:value="0.147623" calcext:value-type="float">
            <text:p>0.147623</text:p>
          </table:table-cell>
          <table:table-cell office:value-type="float" office:value="0.202367" calcext:value-type="float">
            <text:p>0.202367</text:p>
          </table:table-cell>
          <table:table-cell office:value-type="float" office:value="0.159135" calcext:value-type="float">
            <text:p>0.159135</text:p>
          </table:table-cell>
          <table:table-cell office:value-type="float" office:value="0.182097" calcext:value-type="float">
            <text:p>0.182097</text:p>
          </table:table-cell>
        </table:table-row>
        <table:table-row table:style-name="ro1">
          <table:table-cell office:value-type="string" calcext:value-type="string">
            <text:p>t05</text:p>
          </table:table-cell>
          <table:table-cell office:value-type="float" office:value="0.176523" calcext:value-type="float">
            <text:p>0.176523</text:p>
          </table:table-cell>
          <table:table-cell office:value-type="float" office:value="0.47316" calcext:value-type="float">
            <text:p>0.47316</text:p>
          </table:table-cell>
          <table:table-cell office:value-type="float" office:value="0.277785" calcext:value-type="float">
            <text:p>0.277785</text:p>
          </table:table-cell>
          <table:table-cell office:value-type="float" office:value="0.196257" calcext:value-type="float">
            <text:p>0.196257</text:p>
          </table:table-cell>
          <table:table-cell office:value-type="float" office:value="0.468476" calcext:value-type="float">
            <text:p>0.468476</text:p>
          </table:table-cell>
          <table:table-cell office:value-type="float" office:value="0.489442" calcext:value-type="float">
            <text:p>0.489442</text:p>
          </table:table-cell>
          <table:table-cell office:value-type="float" office:value="0.538879" calcext:value-type="float">
            <text:p>0.538879</text:p>
          </table:table-cell>
          <table:table-cell office:value-type="float" office:value="0.232343" calcext:value-type="float">
            <text:p>0.232343</text:p>
          </table:table-cell>
          <table:table-cell office:value-type="float" office:value="0.0641999" calcext:value-type="float">
            <text:p>0.0641999</text:p>
          </table:table-cell>
          <table:table-cell/>
          <table:table-cell office:value-type="float" office:value="0.205641" calcext:value-type="float">
            <text:p>0.205641</text:p>
          </table:table-cell>
          <table:table-cell office:value-type="float" office:value="0.424369" calcext:value-type="float">
            <text:p>0.424369</text:p>
          </table:table-cell>
          <table:table-cell office:value-type="float" office:value="0.274737" calcext:value-type="float">
            <text:p>0.274737</text:p>
          </table:table-cell>
          <table:table-cell office:value-type="float" office:value="0.275554" calcext:value-type="float">
            <text:p>0.275554</text:p>
          </table:table-cell>
          <table:table-cell office:value-type="float" office:value="0.423779" calcext:value-type="float">
            <text:p>0.423779</text:p>
          </table:table-cell>
          <table:table-cell office:value-type="float" office:value="0.436789" calcext:value-type="float">
            <text:p>0.436789</text:p>
          </table:table-cell>
          <table:table-cell office:value-type="float" office:value="0.460261" calcext:value-type="float">
            <text:p>0.460261</text:p>
          </table:table-cell>
          <table:table-cell office:value-type="float" office:value="0.297931" calcext:value-type="float">
            <text:p>0.297931</text:p>
          </table:table-cell>
          <table:table-cell office:value-type="float" office:value="0.144491" calcext:value-type="float">
            <text:p>0.144491</text:p>
          </table:table-cell>
          <table:table-cell/>
          <table:table-cell office:value-type="float" office:value="0.200637" calcext:value-type="float">
            <text:p>0.200637</text:p>
          </table:table-cell>
          <table:table-cell office:value-type="float" office:value="0.322478" calcext:value-type="float">
            <text:p>0.322478</text:p>
          </table:table-cell>
          <table:table-cell office:value-type="float" office:value="0.251068" calcext:value-type="float">
            <text:p>0.251068</text:p>
          </table:table-cell>
          <table:table-cell office:value-type="float" office:value="0.26873" calcext:value-type="float">
            <text:p>0.26873</text:p>
          </table:table-cell>
          <table:table-cell office:value-type="float" office:value="0.33152" calcext:value-type="float">
            <text:p>0.33152</text:p>
          </table:table-cell>
          <table:table-cell office:value-type="float" office:value="0.33707" calcext:value-type="float">
            <text:p>0.33707</text:p>
          </table:table-cell>
          <table:table-cell office:value-type="float" office:value="0.334114" calcext:value-type="float">
            <text:p>0.334114</text:p>
          </table:table-cell>
          <table:table-cell office:value-type="float" office:value="0.294848" calcext:value-type="float">
            <text:p>0.294848</text:p>
          </table:table-cell>
          <table:table-cell office:value-type="float" office:value="0.179663" calcext:value-type="float">
            <text:p>0.179663</text:p>
          </table:table-cell>
          <table:table-cell/>
          <table:table-cell office:value-type="float" office:value="0.18772" calcext:value-type="float">
            <text:p>0.18772</text:p>
          </table:table-cell>
          <table:table-cell office:value-type="float" office:value="0.177028" calcext:value-type="float">
            <text:p>0.177028</text:p>
          </table:table-cell>
          <table:table-cell office:value-type="float" office:value="0.209534" calcext:value-type="float">
            <text:p>0.209534</text:p>
          </table:table-cell>
          <table:table-cell office:value-type="float" office:value="0.163301" calcext:value-type="float">
            <text:p>0.163301</text:p>
          </table:table-cell>
          <table:table-cell office:value-type="float" office:value="0.183493" calcext:value-type="float">
            <text:p>0.183493</text:p>
          </table:table-cell>
          <table:table-cell office:value-type="float" office:value="0.178649" calcext:value-type="float">
            <text:p>0.178649</text:p>
          </table:table-cell>
          <table:table-cell office:value-type="float" office:value="0.176686" calcext:value-type="float">
            <text:p>0.176686</text:p>
          </table:table-cell>
          <table:table-cell office:value-type="float" office:value="0.20388" calcext:value-type="float">
            <text:p>0.20388</text:p>
          </table:table-cell>
          <table:table-cell office:value-type="float" office:value="0.185657" calcext:value-type="float">
            <text:p>0.185657</text:p>
          </table:table-cell>
        </table:table-row>
        <table:table-row table:style-name="ro1">
          <table:table-cell office:value-type="string" calcext:value-type="string">
            <text:p>t06</text:p>
          </table:table-cell>
          <table:table-cell office:value-type="float" office:value="0.0584799" calcext:value-type="float">
            <text:p>0.0584799</text:p>
          </table:table-cell>
          <table:table-cell office:value-type="float" office:value="0.174542" calcext:value-type="float">
            <text:p>0.174542</text:p>
          </table:table-cell>
          <table:table-cell office:value-type="float" office:value="0.105868" calcext:value-type="float">
            <text:p>0.105868</text:p>
          </table:table-cell>
          <table:table-cell office:value-type="float" office:value="0.539689" calcext:value-type="float">
            <text:p>0.539689</text:p>
          </table:table-cell>
          <table:table-cell office:value-type="float" office:value="0.446907" calcext:value-type="float">
            <text:p>0.446907</text:p>
          </table:table-cell>
          <table:table-cell office:value-type="float" office:value="0.447442" calcext:value-type="float">
            <text:p>0.447442</text:p>
          </table:table-cell>
          <table:table-cell office:value-type="float" office:value="0.446405" calcext:value-type="float">
            <text:p>0.446405</text:p>
          </table:table-cell>
          <table:table-cell office:value-type="float" office:value="0.366291" calcext:value-type="float">
            <text:p>0.366291</text:p>
          </table:table-cell>
          <table:table-cell office:value-type="float" office:value="0.36073" calcext:value-type="float">
            <text:p>0.36073</text:p>
          </table:table-cell>
          <table:table-cell/>
          <table:table-cell office:value-type="float" office:value="0.111103" calcext:value-type="float">
            <text:p>0.111103</text:p>
          </table:table-cell>
          <table:table-cell office:value-type="float" office:value="0.268848" calcext:value-type="float">
            <text:p>0.268848</text:p>
          </table:table-cell>
          <table:table-cell office:value-type="float" office:value="0.202571" calcext:value-type="float">
            <text:p>0.202571</text:p>
          </table:table-cell>
          <table:table-cell office:value-type="float" office:value="0.456791" calcext:value-type="float">
            <text:p>0.456791</text:p>
          </table:table-cell>
          <table:table-cell office:value-type="float" office:value="0.407997" calcext:value-type="float">
            <text:p>0.407997</text:p>
          </table:table-cell>
          <table:table-cell office:value-type="float" office:value="0.409685" calcext:value-type="float">
            <text:p>0.409685</text:p>
          </table:table-cell>
          <table:table-cell office:value-type="float" office:value="0.41143" calcext:value-type="float">
            <text:p>0.41143</text:p>
          </table:table-cell>
          <table:table-cell office:value-type="float" office:value="0.363997" calcext:value-type="float">
            <text:p>0.363997</text:p>
          </table:table-cell>
          <table:table-cell office:value-type="float" office:value="0.362056" calcext:value-type="float">
            <text:p>0.362056</text:p>
          </table:table-cell>
          <table:table-cell/>
          <table:table-cell office:value-type="float" office:value="0.124991" calcext:value-type="float">
            <text:p>0.124991</text:p>
          </table:table-cell>
          <table:table-cell office:value-type="float" office:value="0.284525" calcext:value-type="float">
            <text:p>0.284525</text:p>
          </table:table-cell>
          <table:table-cell office:value-type="float" office:value="0.239333" calcext:value-type="float">
            <text:p>0.239333</text:p>
          </table:table-cell>
          <table:table-cell office:value-type="float" office:value="0.3195" calcext:value-type="float">
            <text:p>0.3195</text:p>
          </table:table-cell>
          <table:table-cell office:value-type="float" office:value="0.313521" calcext:value-type="float">
            <text:p>0.313521</text:p>
          </table:table-cell>
          <table:table-cell office:value-type="float" office:value="0.314651" calcext:value-type="float">
            <text:p>0.314651</text:p>
          </table:table-cell>
          <table:table-cell office:value-type="float" office:value="0.320124" calcext:value-type="float">
            <text:p>0.320124</text:p>
          </table:table-cell>
          <table:table-cell office:value-type="float" office:value="0.305589" calcext:value-type="float">
            <text:p>0.305589</text:p>
          </table:table-cell>
          <table:table-cell office:value-type="float" office:value="0.303434" calcext:value-type="float">
            <text:p>0.303434</text:p>
          </table:table-cell>
          <table:table-cell/>
          <table:table-cell office:value-type="float" office:value="0.128811" calcext:value-type="float">
            <text:p>0.128811</text:p>
          </table:table-cell>
          <table:table-cell office:value-type="float" office:value="0.191174" calcext:value-type="float">
            <text:p>0.191174</text:p>
          </table:table-cell>
          <table:table-cell office:value-type="float" office:value="0.173489" calcext:value-type="float">
            <text:p>0.173489</text:p>
          </table:table-cell>
          <table:table-cell office:value-type="float" office:value="0.157183" calcext:value-type="float">
            <text:p>0.157183</text:p>
          </table:table-cell>
          <table:table-cell office:value-type="float" office:value="0.161909" calcext:value-type="float">
            <text:p>0.161909</text:p>
          </table:table-cell>
          <table:table-cell office:value-type="float" office:value="0.156948" calcext:value-type="float">
            <text:p>0.156948</text:p>
          </table:table-cell>
          <table:table-cell office:value-type="float" office:value="0.160839" calcext:value-type="float">
            <text:p>0.160839</text:p>
          </table:table-cell>
          <table:table-cell office:value-type="float" office:value="0.16926" calcext:value-type="float">
            <text:p>0.16926</text:p>
          </table:table-cell>
          <table:table-cell office:value-type="float" office:value="0.172031" calcext:value-type="float">
            <text:p>0.172031</text:p>
          </table:table-cell>
        </table:table-row>
        <table:table-row table:style-name="ro1">
          <table:table-cell office:value-type="string" calcext:value-type="string">
            <text:p>t07</text:p>
          </table:table-cell>
          <table:table-cell office:value-type="float" office:value="0.365063" calcext:value-type="float">
            <text:p>0.365063</text:p>
          </table:table-cell>
          <table:table-cell office:value-type="float" office:value="0.386542" calcext:value-type="float">
            <text:p>0.386542</text:p>
          </table:table-cell>
          <table:table-cell office:value-type="float" office:value="0.444177" calcext:value-type="float">
            <text:p>0.444177</text:p>
          </table:table-cell>
          <table:table-cell office:value-type="float" office:value="0.426542" calcext:value-type="float">
            <text:p>0.426542</text:p>
          </table:table-cell>
          <table:table-cell office:value-type="float" office:value="0.444573" calcext:value-type="float">
            <text:p>0.444573</text:p>
          </table:table-cell>
          <table:table-cell office:value-type="float" office:value="0.487682" calcext:value-type="float">
            <text:p>0.487682</text:p>
          </table:table-cell>
          <table:table-cell office:value-type="float" office:value="0.0362533" calcext:value-type="float">
            <text:p>0.0362533</text:p>
          </table:table-cell>
          <table:table-cell office:value-type="float" office:value="0.0554748" calcext:value-type="float">
            <text:p>0.0554748</text:p>
          </table:table-cell>
          <table:table-cell office:value-type="float" office:value="-0.000936119" calcext:value-type="float">
            <text:p>-0.000936119</text:p>
          </table:table-cell>
          <table:table-cell/>
          <table:table-cell office:value-type="float" office:value="0.364609" calcext:value-type="float">
            <text:p>0.364609</text:p>
          </table:table-cell>
          <table:table-cell office:value-type="float" office:value="0.376889" calcext:value-type="float">
            <text:p>0.376889</text:p>
          </table:table-cell>
          <table:table-cell office:value-type="float" office:value="0.409882" calcext:value-type="float">
            <text:p>0.409882</text:p>
          </table:table-cell>
          <table:table-cell office:value-type="float" office:value="0.399052" calcext:value-type="float">
            <text:p>0.399052</text:p>
          </table:table-cell>
          <table:table-cell office:value-type="float" office:value="0.406058" calcext:value-type="float">
            <text:p>0.406058</text:p>
          </table:table-cell>
          <table:table-cell office:value-type="float" office:value="0.448542" calcext:value-type="float">
            <text:p>0.448542</text:p>
          </table:table-cell>
          <table:table-cell office:value-type="float" office:value="0.0923922" calcext:value-type="float">
            <text:p>0.0923922</text:p>
          </table:table-cell>
          <table:table-cell office:value-type="float" office:value="0.116633" calcext:value-type="float">
            <text:p>0.116633</text:p>
          </table:table-cell>
          <table:table-cell office:value-type="float" office:value="0.0575981" calcext:value-type="float">
            <text:p>0.0575981</text:p>
          </table:table-cell>
          <table:table-cell/>
          <table:table-cell office:value-type="float" office:value="0.310922" calcext:value-type="float">
            <text:p>0.310922</text:p>
          </table:table-cell>
          <table:table-cell office:value-type="float" office:value="0.312248" calcext:value-type="float">
            <text:p>0.312248</text:p>
          </table:table-cell>
          <table:table-cell office:value-type="float" office:value="0.325337" calcext:value-type="float">
            <text:p>0.325337</text:p>
          </table:table-cell>
          <table:table-cell office:value-type="float" office:value="0.324263" calcext:value-type="float">
            <text:p>0.324263</text:p>
          </table:table-cell>
          <table:table-cell office:value-type="float" office:value="0.321817" calcext:value-type="float">
            <text:p>0.321817</text:p>
          </table:table-cell>
          <table:table-cell office:value-type="float" office:value="0.332137" calcext:value-type="float">
            <text:p>0.332137</text:p>
          </table:table-cell>
          <table:table-cell office:value-type="float" office:value="0.117971" calcext:value-type="float">
            <text:p>0.117971</text:p>
          </table:table-cell>
          <table:table-cell office:value-type="float" office:value="0.151819" calcext:value-type="float">
            <text:p>0.151819</text:p>
          </table:table-cell>
          <table:table-cell office:value-type="float" office:value="0.082964" calcext:value-type="float">
            <text:p>0.082964</text:p>
          </table:table-cell>
          <table:table-cell/>
          <table:table-cell office:value-type="float" office:value="0.18834" calcext:value-type="float">
            <text:p>0.18834</text:p>
          </table:table-cell>
          <table:table-cell office:value-type="float" office:value="0.184179" calcext:value-type="float">
            <text:p>0.184179</text:p>
          </table:table-cell>
          <table:table-cell office:value-type="float" office:value="0.182031" calcext:value-type="float">
            <text:p>0.182031</text:p>
          </table:table-cell>
          <table:table-cell office:value-type="float" office:value="0.182666" calcext:value-type="float">
            <text:p>0.182666</text:p>
          </table:table-cell>
          <table:table-cell office:value-type="float" office:value="0.182118" calcext:value-type="float">
            <text:p>0.182118</text:p>
          </table:table-cell>
          <table:table-cell office:value-type="float" office:value="0.181532" calcext:value-type="float">
            <text:p>0.181532</text:p>
          </table:table-cell>
          <table:table-cell office:value-type="float" office:value="0.151408" calcext:value-type="float">
            <text:p>0.151408</text:p>
          </table:table-cell>
          <table:table-cell office:value-type="float" office:value="0.184737" calcext:value-type="float">
            <text:p>0.184737</text:p>
          </table:table-cell>
          <table:table-cell office:value-type="float" office:value="0.0938654" calcext:value-type="float">
            <text:p>0.0938654</text:p>
          </table:table-cell>
        </table:table-row>
        <table:table-row table:style-name="ro1">
          <table:table-cell office:value-type="string" calcext:value-type="string">
            <text:p>t08</text:p>
          </table:table-cell>
          <table:table-cell office:value-type="float" office:value="0.0580875" calcext:value-type="float">
            <text:p>0.0580875</text:p>
          </table:table-cell>
          <table:table-cell office:value-type="float" office:value="0.261108" calcext:value-type="float">
            <text:p>0.261108</text:p>
          </table:table-cell>
          <table:table-cell office:value-type="float" office:value="0.551175" calcext:value-type="float">
            <text:p>0.551175</text:p>
          </table:table-cell>
          <table:table-cell office:value-type="float" office:value="0.445109" calcext:value-type="float">
            <text:p>0.445109</text:p>
          </table:table-cell>
          <table:table-cell office:value-type="float" office:value="0.458609" calcext:value-type="float">
            <text:p>0.458609</text:p>
          </table:table-cell>
          <table:table-cell office:value-type="float" office:value="0.131028" calcext:value-type="float">
            <text:p>0.131028</text:p>
          </table:table-cell>
          <table:table-cell office:value-type="float" office:value="0.346993" calcext:value-type="float">
            <text:p>0.346993</text:p>
          </table:table-cell>
          <table:table-cell office:value-type="float" office:value="0.258454" calcext:value-type="float">
            <text:p>0.258454</text:p>
          </table:table-cell>
          <table:table-cell office:value-type="float" office:value="0.0711921" calcext:value-type="float">
            <text:p>0.0711921</text:p>
          </table:table-cell>
          <table:table-cell/>
          <table:table-cell office:value-type="float" office:value="0.142627" calcext:value-type="float">
            <text:p>0.142627</text:p>
          </table:table-cell>
          <table:table-cell office:value-type="float" office:value="0.309226" calcext:value-type="float">
            <text:p>0.309226</text:p>
          </table:table-cell>
          <table:table-cell office:value-type="float" office:value="0.464871" calcext:value-type="float">
            <text:p>0.464871</text:p>
          </table:table-cell>
          <table:table-cell office:value-type="float" office:value="0.409592" calcext:value-type="float">
            <text:p>0.409592</text:p>
          </table:table-cell>
          <table:table-cell office:value-type="float" office:value="0.417612" calcext:value-type="float">
            <text:p>0.417612</text:p>
          </table:table-cell>
          <table:table-cell office:value-type="float" office:value="0.234141" calcext:value-type="float">
            <text:p>0.234141</text:p>
          </table:table-cell>
          <table:table-cell office:value-type="float" office:value="0.306287" calcext:value-type="float">
            <text:p>0.306287</text:p>
          </table:table-cell>
          <table:table-cell office:value-type="float" office:value="0.224819" calcext:value-type="float">
            <text:p>0.224819</text:p>
          </table:table-cell>
          <table:table-cell office:value-type="float" office:value="0.123388" calcext:value-type="float">
            <text:p>0.123388</text:p>
          </table:table-cell>
          <table:table-cell/>
          <table:table-cell office:value-type="float" office:value="0.180141" calcext:value-type="float">
            <text:p>0.180141</text:p>
          </table:table-cell>
          <table:table-cell office:value-type="float" office:value="0.293085" calcext:value-type="float">
            <text:p>0.293085</text:p>
          </table:table-cell>
          <table:table-cell office:value-type="float" office:value="0.32155" calcext:value-type="float">
            <text:p>0.32155</text:p>
          </table:table-cell>
          <table:table-cell office:value-type="float" office:value="0.315402" calcext:value-type="float">
            <text:p>0.315402</text:p>
          </table:table-cell>
          <table:table-cell office:value-type="float" office:value="0.320792" calcext:value-type="float">
            <text:p>0.320792</text:p>
          </table:table-cell>
          <table:table-cell office:value-type="float" office:value="0.254058" calcext:value-type="float">
            <text:p>0.254058</text:p>
          </table:table-cell>
          <table:table-cell office:value-type="float" office:value="0.245647" calcext:value-type="float">
            <text:p>0.245647</text:p>
          </table:table-cell>
          <table:table-cell office:value-type="float" office:value="0.195274" calcext:value-type="float">
            <text:p>0.195274</text:p>
          </table:table-cell>
          <table:table-cell office:value-type="float" office:value="0.136644" calcext:value-type="float">
            <text:p>0.136644</text:p>
          </table:table-cell>
          <table:table-cell/>
          <table:table-cell office:value-type="float" office:value="0.185915" calcext:value-type="float">
            <text:p>0.185915</text:p>
          </table:table-cell>
          <table:table-cell office:value-type="float" office:value="0.1847" calcext:value-type="float">
            <text:p>0.1847</text:p>
          </table:table-cell>
          <table:table-cell office:value-type="float" office:value="0.153221" calcext:value-type="float">
            <text:p>0.153221</text:p>
          </table:table-cell>
          <table:table-cell office:value-type="float" office:value="0.163426" calcext:value-type="float">
            <text:p>0.163426</text:p>
          </table:table-cell>
          <table:table-cell office:value-type="float" office:value="0.16356" calcext:value-type="float">
            <text:p>0.16356</text:p>
          </table:table-cell>
          <table:table-cell office:value-type="float" office:value="0.150651" calcext:value-type="float">
            <text:p>0.150651</text:p>
          </table:table-cell>
          <table:table-cell office:value-type="float" office:value="0.193115" calcext:value-type="float">
            <text:p>0.193115</text:p>
          </table:table-cell>
          <table:table-cell office:value-type="float" office:value="0.181386" calcext:value-type="float">
            <text:p>0.181386</text:p>
          </table:table-cell>
          <table:table-cell office:value-type="float" office:value="0.132665" calcext:value-type="float">
            <text:p>0.132665</text:p>
          </table:table-cell>
        </table:table-row>
        <table:table-row table:style-name="ro1">
          <table:table-cell office:value-type="string" calcext:value-type="string">
            <text:p>t09</text:p>
          </table:table-cell>
          <table:table-cell office:value-type="float" office:value="0.108123" calcext:value-type="float">
            <text:p>0.108123</text:p>
          </table:table-cell>
          <table:table-cell office:value-type="float" office:value="0.506945" calcext:value-type="float">
            <text:p>0.506945</text:p>
          </table:table-cell>
          <table:table-cell office:value-type="float" office:value="0.174593" calcext:value-type="float">
            <text:p>0.174593</text:p>
          </table:table-cell>
          <table:table-cell office:value-type="float" office:value="0.370634" calcext:value-type="float">
            <text:p>0.370634</text:p>
          </table:table-cell>
          <table:table-cell office:value-type="float" office:value="0.247487" calcext:value-type="float">
            <text:p>0.247487</text:p>
          </table:table-cell>
          <table:table-cell office:value-type="float" office:value="0.562259" calcext:value-type="float">
            <text:p>0.562259</text:p>
          </table:table-cell>
          <table:table-cell office:value-type="float" office:value="0.175167" calcext:value-type="float">
            <text:p>0.175167</text:p>
          </table:table-cell>
          <table:table-cell office:value-type="float" office:value="0.285269" calcext:value-type="float">
            <text:p>0.285269</text:p>
          </table:table-cell>
          <table:table-cell office:value-type="float" office:value="0.0205771" calcext:value-type="float">
            <text:p>0.0205771</text:p>
          </table:table-cell>
          <table:table-cell/>
          <table:table-cell office:value-type="float" office:value="0.148952" calcext:value-type="float">
            <text:p>0.148952</text:p>
          </table:table-cell>
          <table:table-cell office:value-type="float" office:value="0.446366" calcext:value-type="float">
            <text:p>0.446366</text:p>
          </table:table-cell>
          <table:table-cell office:value-type="float" office:value="0.227983" calcext:value-type="float">
            <text:p>0.227983</text:p>
          </table:table-cell>
          <table:table-cell office:value-type="float" office:value="0.36959" calcext:value-type="float">
            <text:p>0.36959</text:p>
          </table:table-cell>
          <table:table-cell office:value-type="float" office:value="0.26732" calcext:value-type="float">
            <text:p>0.26732</text:p>
          </table:table-cell>
          <table:table-cell office:value-type="float" office:value="0.477357" calcext:value-type="float">
            <text:p>0.477357</text:p>
          </table:table-cell>
          <table:table-cell office:value-type="float" office:value="0.249744" calcext:value-type="float">
            <text:p>0.249744</text:p>
          </table:table-cell>
          <table:table-cell office:value-type="float" office:value="0.341315" calcext:value-type="float">
            <text:p>0.341315</text:p>
          </table:table-cell>
          <table:table-cell office:value-type="float" office:value="0.0736597" calcext:value-type="float">
            <text:p>0.0736597</text:p>
          </table:table-cell>
          <table:table-cell/>
          <table:table-cell office:value-type="float" office:value="0.156884" calcext:value-type="float">
            <text:p>0.156884</text:p>
          </table:table-cell>
          <table:table-cell office:value-type="float" office:value="0.332355" calcext:value-type="float">
            <text:p>0.332355</text:p>
          </table:table-cell>
          <table:table-cell office:value-type="float" office:value="0.236661" calcext:value-type="float">
            <text:p>0.236661</text:p>
          </table:table-cell>
          <table:table-cell office:value-type="float" office:value="0.292561" calcext:value-type="float">
            <text:p>0.292561</text:p>
          </table:table-cell>
          <table:table-cell office:value-type="float" office:value="0.251765" calcext:value-type="float">
            <text:p>0.251765</text:p>
          </table:table-cell>
          <table:table-cell office:value-type="float" office:value="0.334662" calcext:value-type="float">
            <text:p>0.334662</text:p>
          </table:table-cell>
          <table:table-cell office:value-type="float" office:value="0.257405" calcext:value-type="float">
            <text:p>0.257405</text:p>
          </table:table-cell>
          <table:table-cell office:value-type="float" office:value="0.316537" calcext:value-type="float">
            <text:p>0.316537</text:p>
          </table:table-cell>
          <table:table-cell office:value-type="float" office:value="0.092307" calcext:value-type="float">
            <text:p>0.092307</text:p>
          </table:table-cell>
          <table:table-cell/>
          <table:table-cell office:value-type="float" office:value="0.157932" calcext:value-type="float">
            <text:p>0.157932</text:p>
          </table:table-cell>
          <table:table-cell office:value-type="float" office:value="0.177905" calcext:value-type="float">
            <text:p>0.177905</text:p>
          </table:table-cell>
          <table:table-cell office:value-type="float" office:value="0.193783" calcext:value-type="float">
            <text:p>0.193783</text:p>
          </table:table-cell>
          <table:table-cell office:value-type="float" office:value="0.157568" calcext:value-type="float">
            <text:p>0.157568</text:p>
          </table:table-cell>
          <table:table-cell office:value-type="float" office:value="0.188308" calcext:value-type="float">
            <text:p>0.188308</text:p>
          </table:table-cell>
          <table:table-cell office:value-type="float" office:value="0.175896" calcext:value-type="float">
            <text:p>0.175896</text:p>
          </table:table-cell>
          <table:table-cell office:value-type="float" office:value="0.182016" calcext:value-type="float">
            <text:p>0.182016</text:p>
          </table:table-cell>
          <table:table-cell office:value-type="float" office:value="0.198973" calcext:value-type="float">
            <text:p>0.198973</text:p>
          </table:table-cell>
          <table:table-cell office:value-type="float" office:value="0.102358" calcext:value-type="float">
            <text:p>0.102358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0248615" calcext:value-type="float">
            <text:p>0.0248615</text:p>
          </table:table-cell>
          <table:table-cell office:value-type="float" office:value="0.270085" calcext:value-type="float">
            <text:p>0.270085</text:p>
          </table:table-cell>
          <table:table-cell office:value-type="float" office:value="0.183746" calcext:value-type="float">
            <text:p>0.183746</text:p>
          </table:table-cell>
          <table:table-cell office:value-type="float" office:value="0.574536" calcext:value-type="float">
            <text:p>0.574536</text:p>
          </table:table-cell>
          <table:table-cell office:value-type="float" office:value="0.255753" calcext:value-type="float">
            <text:p>0.255753</text:p>
          </table:table-cell>
          <table:table-cell office:value-type="float" office:value="0.39154" calcext:value-type="float">
            <text:p>0.39154</text:p>
          </table:table-cell>
          <table:table-cell office:value-type="float" office:value="0.173239" calcext:value-type="float">
            <text:p>0.173239</text:p>
          </table:table-cell>
          <table:table-cell office:value-type="float" office:value="0.506024" calcext:value-type="float">
            <text:p>0.506024</text:p>
          </table:table-cell>
          <table:table-cell office:value-type="float" office:value="0.103276" calcext:value-type="float">
            <text:p>0.103276</text:p>
          </table:table-cell>
          <table:table-cell/>
          <table:table-cell office:value-type="float" office:value="0.077365" calcext:value-type="float">
            <text:p>0.077365</text:p>
          </table:table-cell>
          <table:table-cell office:value-type="float" office:value="0.330805" calcext:value-type="float">
            <text:p>0.330805</text:p>
          </table:table-cell>
          <table:table-cell office:value-type="float" office:value="0.257019" calcext:value-type="float">
            <text:p>0.257019</text:p>
          </table:table-cell>
          <table:table-cell office:value-type="float" office:value="0.480311" calcext:value-type="float">
            <text:p>0.480311</text:p>
          </table:table-cell>
          <table:table-cell office:value-type="float" office:value="0.273504" calcext:value-type="float">
            <text:p>0.273504</text:p>
          </table:table-cell>
          <table:table-cell office:value-type="float" office:value="0.381936" calcext:value-type="float">
            <text:p>0.381936</text:p>
          </table:table-cell>
          <table:table-cell office:value-type="float" office:value="0.228132" calcext:value-type="float">
            <text:p>0.228132</text:p>
          </table:table-cell>
          <table:table-cell office:value-type="float" office:value="0.445912" calcext:value-type="float">
            <text:p>0.445912</text:p>
          </table:table-cell>
          <table:table-cell office:value-type="float" office:value="0.144931" calcext:value-type="float">
            <text:p>0.144931</text:p>
          </table:table-cell>
          <table:table-cell/>
          <table:table-cell office:value-type="float" office:value="0.0953005" calcext:value-type="float">
            <text:p>0.0953005</text:p>
          </table:table-cell>
          <table:table-cell office:value-type="float" office:value="0.30638" calcext:value-type="float">
            <text:p>0.30638</text:p>
          </table:table-cell>
          <table:table-cell office:value-type="float" office:value="0.261217" calcext:value-type="float">
            <text:p>0.261217</text:p>
          </table:table-cell>
          <table:table-cell office:value-type="float" office:value="0.317004" calcext:value-type="float">
            <text:p>0.317004</text:p>
          </table:table-cell>
          <table:table-cell office:value-type="float" office:value="0.25464" calcext:value-type="float">
            <text:p>0.25464</text:p>
          </table:table-cell>
          <table:table-cell office:value-type="float" office:value="0.289789" calcext:value-type="float">
            <text:p>0.289789</text:p>
          </table:table-cell>
          <table:table-cell office:value-type="float" office:value="0.237398" calcext:value-type="float">
            <text:p>0.237398</text:p>
          </table:table-cell>
          <table:table-cell office:value-type="float" office:value="0.321386" calcext:value-type="float">
            <text:p>0.321386</text:p>
          </table:table-cell>
          <table:table-cell office:value-type="float" office:value="0.153346" calcext:value-type="float">
            <text:p>0.153346</text:p>
          </table:table-cell>
          <table:table-cell/>
          <table:table-cell office:value-type="float" office:value="0.104846" calcext:value-type="float">
            <text:p>0.104846</text:p>
          </table:table-cell>
          <table:table-cell office:value-type="float" office:value="0.180337" calcext:value-type="float">
            <text:p>0.180337</text:p>
          </table:table-cell>
          <table:table-cell office:value-type="float" office:value="0.169046" calcext:value-type="float">
            <text:p>0.169046</text:p>
          </table:table-cell>
          <table:table-cell office:value-type="float" office:value="0.154849" calcext:value-type="float">
            <text:p>0.154849</text:p>
          </table:table-cell>
          <table:table-cell office:value-type="float" office:value="0.176403" calcext:value-type="float">
            <text:p>0.176403</text:p>
          </table:table-cell>
          <table:table-cell office:value-type="float" office:value="0.136897" calcext:value-type="float">
            <text:p>0.136897</text:p>
          </table:table-cell>
          <table:table-cell office:value-type="float" office:value="0.185943" calcext:value-type="float">
            <text:p>0.185943</text:p>
          </table:table-cell>
          <table:table-cell office:value-type="float" office:value="0.157603" calcext:value-type="float">
            <text:p>0.157603</text:p>
          </table:table-cell>
          <table:table-cell office:value-type="float" office:value="0.154601" calcext:value-type="float">
            <text:p>0.154601</text:p>
          </table:table-cell>
        </table:table-row>
        <table:table-row table:style-name="ro1">
          <table:table-cell office:value-type="string" calcext:value-type="string">
            <text:p>t11</text:p>
          </table:table-cell>
          <table:table-cell office:value-type="float" office:value="0.0751363" calcext:value-type="float">
            <text:p>0.0751363</text:p>
          </table:table-cell>
          <table:table-cell office:value-type="float" office:value="0.271406" calcext:value-type="float">
            <text:p>0.271406</text:p>
          </table:table-cell>
          <table:table-cell office:value-type="float" office:value="0.368488" calcext:value-type="float">
            <text:p>0.368488</text:p>
          </table:table-cell>
          <table:table-cell office:value-type="float" office:value="0.12566" calcext:value-type="float">
            <text:p>0.12566</text:p>
          </table:table-cell>
          <table:table-cell office:value-type="float" office:value="0.461606" calcext:value-type="float">
            <text:p>0.461606</text:p>
          </table:table-cell>
          <table:table-cell office:value-type="float" office:value="0.445211" calcext:value-type="float">
            <text:p>0.445211</text:p>
          </table:table-cell>
          <table:table-cell office:value-type="float" office:value="0.544935" calcext:value-type="float">
            <text:p>0.544935</text:p>
          </table:table-cell>
          <table:table-cell office:value-type="float" office:value="0.28509" calcext:value-type="float">
            <text:p>0.28509</text:p>
          </table:table-cell>
          <table:table-cell office:value-type="float" office:value="0.0539305" calcext:value-type="float">
            <text:p>0.0539305</text:p>
          </table:table-cell>
          <table:table-cell/>
          <table:table-cell office:value-type="float" office:value="0.126705" calcext:value-type="float">
            <text:p>0.126705</text:p>
          </table:table-cell>
          <table:table-cell office:value-type="float" office:value="0.232095" calcext:value-type="float">
            <text:p>0.232095</text:p>
          </table:table-cell>
          <table:table-cell office:value-type="float" office:value="0.32035" calcext:value-type="float">
            <text:p>0.32035</text:p>
          </table:table-cell>
          <table:table-cell office:value-type="float" office:value="0.226012" calcext:value-type="float">
            <text:p>0.226012</text:p>
          </table:table-cell>
          <table:table-cell office:value-type="float" office:value="0.41943" calcext:value-type="float">
            <text:p>0.41943</text:p>
          </table:table-cell>
          <table:table-cell office:value-type="float" office:value="0.409973" calcext:value-type="float">
            <text:p>0.409973</text:p>
          </table:table-cell>
          <table:table-cell office:value-type="float" office:value="0.462474" calcext:value-type="float">
            <text:p>0.462474</text:p>
          </table:table-cell>
          <table:table-cell office:value-type="float" office:value="0.325549" calcext:value-type="float">
            <text:p>0.325549</text:p>
          </table:table-cell>
          <table:table-cell office:value-type="float" office:value="0.139756" calcext:value-type="float">
            <text:p>0.139756</text:p>
          </table:table-cell>
          <table:table-cell/>
          <table:table-cell office:value-type="float" office:value="0.139447" calcext:value-type="float">
            <text:p>0.139447</text:p>
          </table:table-cell>
          <table:table-cell office:value-type="float" office:value="0.198691" calcext:value-type="float">
            <text:p>0.198691</text:p>
          </table:table-cell>
          <table:table-cell office:value-type="float" office:value="0.254824" calcext:value-type="float">
            <text:p>0.254824</text:p>
          </table:table-cell>
          <table:table-cell office:value-type="float" office:value="0.248276" calcext:value-type="float">
            <text:p>0.248276</text:p>
          </table:table-cell>
          <table:table-cell office:value-type="float" office:value="0.331186" calcext:value-type="float">
            <text:p>0.331186</text:p>
          </table:table-cell>
          <table:table-cell office:value-type="float" office:value="0.32568" calcext:value-type="float">
            <text:p>0.32568</text:p>
          </table:table-cell>
          <table:table-cell office:value-type="float" office:value="0.332622" calcext:value-type="float">
            <text:p>0.332622</text:p>
          </table:table-cell>
          <table:table-cell office:value-type="float" office:value="0.30263" calcext:value-type="float">
            <text:p>0.30263</text:p>
          </table:table-cell>
          <table:table-cell office:value-type="float" office:value="0.179296" calcext:value-type="float">
            <text:p>0.179296</text:p>
          </table:table-cell>
          <table:table-cell/>
          <table:table-cell office:value-type="float" office:value="0.135179" calcext:value-type="float">
            <text:p>0.135179</text:p>
          </table:table-cell>
          <table:table-cell office:value-type="float" office:value="0.184502" calcext:value-type="float">
            <text:p>0.184502</text:p>
          </table:table-cell>
          <table:table-cell office:value-type="float" office:value="0.199005" calcext:value-type="float">
            <text:p>0.199005</text:p>
          </table:table-cell>
          <table:table-cell office:value-type="float" office:value="0.164383" calcext:value-type="float">
            <text:p>0.164383</text:p>
          </table:table-cell>
          <table:table-cell office:value-type="float" office:value="0.183283" calcext:value-type="float">
            <text:p>0.183283</text:p>
          </table:table-cell>
          <table:table-cell office:value-type="float" office:value="0.183914" calcext:value-type="float">
            <text:p>0.183914</text:p>
          </table:table-cell>
          <table:table-cell office:value-type="float" office:value="0.175623" calcext:value-type="float">
            <text:p>0.175623</text:p>
          </table:table-cell>
          <table:table-cell office:value-type="float" office:value="0.201372" calcext:value-type="float">
            <text:p>0.201372</text:p>
          </table:table-cell>
          <table:table-cell office:value-type="float" office:value="0.189069" calcext:value-type="float">
            <text:p>0.189069</text:p>
          </table:table-cell>
        </table:table-row>
        <table:table-row table:style-name="ro1">
          <table:table-cell office:value-type="string" calcext:value-type="string">
            <text:p>t12</text:p>
          </table:table-cell>
          <table:table-cell office:value-type="float" office:value="0.00307543" calcext:value-type="float">
            <text:p>0.00307543</text:p>
          </table:table-cell>
          <table:table-cell office:value-type="float" office:value="0.0528311" calcext:value-type="float">
            <text:p>0.0528311</text:p>
          </table:table-cell>
          <table:table-cell office:value-type="float" office:value="0.0454831" calcext:value-type="float">
            <text:p>0.0454831</text:p>
          </table:table-cell>
          <table:table-cell office:value-type="float" office:value="0.503249" calcext:value-type="float">
            <text:p>0.503249</text:p>
          </table:table-cell>
          <table:table-cell office:value-type="float" office:value="0.461252" calcext:value-type="float">
            <text:p>0.461252</text:p>
          </table:table-cell>
          <table:table-cell office:value-type="float" office:value="0.433621" calcext:value-type="float">
            <text:p>0.433621</text:p>
          </table:table-cell>
          <table:table-cell office:value-type="float" office:value="0.45258" calcext:value-type="float">
            <text:p>0.45258</text:p>
          </table:table-cell>
          <table:table-cell office:value-type="float" office:value="0.389142" calcext:value-type="float">
            <text:p>0.389142</text:p>
          </table:table-cell>
          <table:table-cell office:value-type="float" office:value="0.36355" calcext:value-type="float">
            <text:p>0.36355</text:p>
          </table:table-cell>
          <table:table-cell/>
          <table:table-cell office:value-type="float" office:value="0.0611036" calcext:value-type="float">
            <text:p>0.0611036</text:p>
          </table:table-cell>
          <table:table-cell office:value-type="float" office:value="0.112589" calcext:value-type="float">
            <text:p>0.112589</text:p>
          </table:table-cell>
          <table:table-cell office:value-type="float" office:value="0.0994676" calcext:value-type="float">
            <text:p>0.0994676</text:p>
          </table:table-cell>
          <table:table-cell office:value-type="float" office:value="0.455147" calcext:value-type="float">
            <text:p>0.455147</text:p>
          </table:table-cell>
          <table:table-cell office:value-type="float" office:value="0.413379" calcext:value-type="float">
            <text:p>0.413379</text:p>
          </table:table-cell>
          <table:table-cell office:value-type="float" office:value="0.401723" calcext:value-type="float">
            <text:p>0.401723</text:p>
          </table:table-cell>
          <table:table-cell office:value-type="float" office:value="0.413719" calcext:value-type="float">
            <text:p>0.413719</text:p>
          </table:table-cell>
          <table:table-cell office:value-type="float" office:value="0.37801" calcext:value-type="float">
            <text:p>0.37801</text:p>
          </table:table-cell>
          <table:table-cell office:value-type="float" office:value="0.363377" calcext:value-type="float">
            <text:p>0.363377</text:p>
          </table:table-cell>
          <table:table-cell/>
          <table:table-cell office:value-type="float" office:value="0.0858257" calcext:value-type="float">
            <text:p>0.0858257</text:p>
          </table:table-cell>
          <table:table-cell office:value-type="float" office:value="0.145962" calcext:value-type="float">
            <text:p>0.145962</text:p>
          </table:table-cell>
          <table:table-cell office:value-type="float" office:value="0.122331" calcext:value-type="float">
            <text:p>0.122331</text:p>
          </table:table-cell>
          <table:table-cell office:value-type="float" office:value="0.319914" calcext:value-type="float">
            <text:p>0.319914</text:p>
          </table:table-cell>
          <table:table-cell office:value-type="float" office:value="0.314087" calcext:value-type="float">
            <text:p>0.314087</text:p>
          </table:table-cell>
          <table:table-cell office:value-type="float" office:value="0.318749" calcext:value-type="float">
            <text:p>0.318749</text:p>
          </table:table-cell>
          <table:table-cell office:value-type="float" office:value="0.318943" calcext:value-type="float">
            <text:p>0.318943</text:p>
          </table:table-cell>
          <table:table-cell office:value-type="float" office:value="0.306484" calcext:value-type="float">
            <text:p>0.306484</text:p>
          </table:table-cell>
          <table:table-cell office:value-type="float" office:value="0.30332" calcext:value-type="float">
            <text:p>0.30332</text:p>
          </table:table-cell>
          <table:table-cell/>
          <table:table-cell office:value-type="float" office:value="0.0961474" calcext:value-type="float">
            <text:p>0.0961474</text:p>
          </table:table-cell>
          <table:table-cell office:value-type="float" office:value="0.178431" calcext:value-type="float">
            <text:p>0.178431</text:p>
          </table:table-cell>
          <table:table-cell office:value-type="float" office:value="0.152102" calcext:value-type="float">
            <text:p>0.152102</text:p>
          </table:table-cell>
          <table:table-cell office:value-type="float" office:value="0.160452" calcext:value-type="float">
            <text:p>0.160452</text:p>
          </table:table-cell>
          <table:table-cell office:value-type="float" office:value="0.161465" calcext:value-type="float">
            <text:p>0.161465</text:p>
          </table:table-cell>
          <table:table-cell office:value-type="float" office:value="0.162182" calcext:value-type="float">
            <text:p>0.162182</text:p>
          </table:table-cell>
          <table:table-cell office:value-type="float" office:value="0.160197" calcext:value-type="float">
            <text:p>0.160197</text:p>
          </table:table-cell>
          <table:table-cell office:value-type="float" office:value="0.164091" calcext:value-type="float">
            <text:p>0.164091</text:p>
          </table:table-cell>
          <table:table-cell office:value-type="float" office:value="0.172158" calcext:value-type="float">
            <text:p>0.172158</text:p>
          </table:table-cell>
        </table:table-row>
        <table:table-row table:style-name="ro1">
          <table:table-cell office:value-type="string" calcext:value-type="string">
            <text:p>t13</text:p>
          </table:table-cell>
          <table:table-cell office:value-type="float" office:value="0.357379" calcext:value-type="float">
            <text:p>0.357379</text:p>
          </table:table-cell>
          <table:table-cell office:value-type="float" office:value="0.409754" calcext:value-type="float">
            <text:p>0.409754</text:p>
          </table:table-cell>
          <table:table-cell office:value-type="float" office:value="0.426566" calcext:value-type="float">
            <text:p>0.426566</text:p>
          </table:table-cell>
          <table:table-cell office:value-type="float" office:value="0.428989" calcext:value-type="float">
            <text:p>0.428989</text:p>
          </table:table-cell>
          <table:table-cell office:value-type="float" office:value="0.476025" calcext:value-type="float">
            <text:p>0.476025</text:p>
          </table:table-cell>
          <table:table-cell office:value-type="float" office:value="0.461861" calcext:value-type="float">
            <text:p>0.461861</text:p>
          </table:table-cell>
          <table:table-cell office:value-type="float" office:value="0.00163704" calcext:value-type="float">
            <text:p>0.00163704</text:p>
          </table:table-cell>
          <table:table-cell office:value-type="float" office:value="0.027303" calcext:value-type="float">
            <text:p>0.027303</text:p>
          </table:table-cell>
          <table:table-cell office:value-type="float" office:value="-0.0356191" calcext:value-type="float">
            <text:p>-0.0356191</text:p>
          </table:table-cell>
          <table:table-cell/>
          <table:table-cell office:value-type="float" office:value="0.358189" calcext:value-type="float">
            <text:p>0.358189</text:p>
          </table:table-cell>
          <table:table-cell office:value-type="float" office:value="0.391417" calcext:value-type="float">
            <text:p>0.391417</text:p>
          </table:table-cell>
          <table:table-cell office:value-type="float" office:value="0.399645" calcext:value-type="float">
            <text:p>0.399645</text:p>
          </table:table-cell>
          <table:table-cell office:value-type="float" office:value="0.395051" calcext:value-type="float">
            <text:p>0.395051</text:p>
          </table:table-cell>
          <table:table-cell office:value-type="float" office:value="0.419591" calcext:value-type="float">
            <text:p>0.419591</text:p>
          </table:table-cell>
          <table:table-cell office:value-type="float" office:value="0.469216" calcext:value-type="float">
            <text:p>0.469216</text:p>
          </table:table-cell>
          <table:table-cell office:value-type="float" office:value="0.0766646" calcext:value-type="float">
            <text:p>0.0766646</text:p>
          </table:table-cell>
          <table:table-cell office:value-type="float" office:value="0.116157" calcext:value-type="float">
            <text:p>0.116157</text:p>
          </table:table-cell>
          <table:table-cell office:value-type="float" office:value="0.0279726" calcext:value-type="float">
            <text:p>0.0279726</text:p>
          </table:table-cell>
          <table:table-cell/>
          <table:table-cell office:value-type="float" office:value="0.307695" calcext:value-type="float">
            <text:p>0.307695</text:p>
          </table:table-cell>
          <table:table-cell office:value-type="float" office:value="0.316517" calcext:value-type="float">
            <text:p>0.316517</text:p>
          </table:table-cell>
          <table:table-cell office:value-type="float" office:value="0.320476" calcext:value-type="float">
            <text:p>0.320476</text:p>
          </table:table-cell>
          <table:table-cell office:value-type="float" office:value="0.31976" calcext:value-type="float">
            <text:p>0.31976</text:p>
          </table:table-cell>
          <table:table-cell office:value-type="float" office:value="0.323241" calcext:value-type="float">
            <text:p>0.323241</text:p>
          </table:table-cell>
          <table:table-cell office:value-type="float" office:value="0.33434" calcext:value-type="float">
            <text:p>0.33434</text:p>
          </table:table-cell>
          <table:table-cell office:value-type="float" office:value="0.0933131" calcext:value-type="float">
            <text:p>0.0933131</text:p>
          </table:table-cell>
          <table:table-cell office:value-type="float" office:value="0.171815" calcext:value-type="float">
            <text:p>0.171815</text:p>
          </table:table-cell>
          <table:table-cell office:value-type="float" office:value="0.056533" calcext:value-type="float">
            <text:p>0.056533</text:p>
          </table:table-cell>
          <table:table-cell/>
          <table:table-cell office:value-type="float" office:value="0.189378" calcext:value-type="float">
            <text:p>0.189378</text:p>
          </table:table-cell>
          <table:table-cell office:value-type="float" office:value="0.183751" calcext:value-type="float">
            <text:p>0.183751</text:p>
          </table:table-cell>
          <table:table-cell office:value-type="float" office:value="0.179341" calcext:value-type="float">
            <text:p>0.179341</text:p>
          </table:table-cell>
          <table:table-cell office:value-type="float" office:value="0.177782" calcext:value-type="float">
            <text:p>0.177782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2372" calcext:value-type="float">
            <text:p>0.172372</text:p>
          </table:table-cell>
          <table:table-cell office:value-type="float" office:value="0.097356" calcext:value-type="float">
            <text:p>0.097356</text:p>
          </table:table-cell>
          <table:table-cell office:value-type="float" office:value="0.199219" calcext:value-type="float">
            <text:p>0.199219</text:p>
          </table:table-cell>
          <table:table-cell office:value-type="float" office:value="0.069351" calcext:value-type="float">
            <text:p>0.069351</text:p>
          </table:table-cell>
        </table:table-row>
        <table:table-row table:style-name="ro1">
          <table:table-cell office:value-type="string" calcext:value-type="string">
            <text:p>t14</text:p>
          </table:table-cell>
          <table:table-cell office:value-type="float" office:value="0.0481379" calcext:value-type="float">
            <text:p>0.0481379</text:p>
          </table:table-cell>
          <table:table-cell office:value-type="float" office:value="0.312876" calcext:value-type="float">
            <text:p>0.312876</text:p>
          </table:table-cell>
          <table:table-cell office:value-type="float" office:value="0.535042" calcext:value-type="float">
            <text:p>0.535042</text:p>
          </table:table-cell>
          <table:table-cell office:value-type="float" office:value="0.447359" calcext:value-type="float">
            <text:p>0.447359</text:p>
          </table:table-cell>
          <table:table-cell office:value-type="float" office:value="0.473449" calcext:value-type="float">
            <text:p>0.473449</text:p>
          </table:table-cell>
          <table:table-cell office:value-type="float" office:value="0.0665282" calcext:value-type="float">
            <text:p>0.0665282</text:p>
          </table:table-cell>
          <table:table-cell office:value-type="float" office:value="0.321742" calcext:value-type="float">
            <text:p>0.321742</text:p>
          </table:table-cell>
          <table:table-cell office:value-type="float" office:value="0.153841" calcext:value-type="float">
            <text:p>0.153841</text:p>
          </table:table-cell>
          <table:table-cell office:value-type="float" office:value="0.0274645" calcext:value-type="float">
            <text:p>0.0274645</text:p>
          </table:table-cell>
          <table:table-cell/>
          <table:table-cell office:value-type="float" office:value="0.134936" calcext:value-type="float">
            <text:p>0.134936</text:p>
          </table:table-cell>
          <table:table-cell office:value-type="float" office:value="0.337079" calcext:value-type="float">
            <text:p>0.337079</text:p>
          </table:table-cell>
          <table:table-cell office:value-type="float" office:value="0.457815" calcext:value-type="float">
            <text:p>0.457815</text:p>
          </table:table-cell>
          <table:table-cell office:value-type="float" office:value="0.40924" calcext:value-type="float">
            <text:p>0.40924</text:p>
          </table:table-cell>
          <table:table-cell office:value-type="float" office:value="0.424796" calcext:value-type="float">
            <text:p>0.424796</text:p>
          </table:table-cell>
          <table:table-cell office:value-type="float" office:value="0.179649" calcext:value-type="float">
            <text:p>0.179649</text:p>
          </table:table-cell>
          <table:table-cell office:value-type="float" office:value="0.322196" calcext:value-type="float">
            <text:p>0.322196</text:p>
          </table:table-cell>
          <table:table-cell office:value-type="float" office:value="0.190229" calcext:value-type="float">
            <text:p>0.190229</text:p>
          </table:table-cell>
          <table:table-cell office:value-type="float" office:value="0.0872624" calcext:value-type="float">
            <text:p>0.0872624</text:p>
          </table:table-cell>
          <table:table-cell/>
          <table:table-cell office:value-type="float" office:value="0.176185" calcext:value-type="float">
            <text:p>0.176185</text:p>
          </table:table-cell>
          <table:table-cell office:value-type="float" office:value="0.302513" calcext:value-type="float">
            <text:p>0.302513</text:p>
          </table:table-cell>
          <table:table-cell office:value-type="float" office:value="0.321649" calcext:value-type="float">
            <text:p>0.321649</text:p>
          </table:table-cell>
          <table:table-cell office:value-type="float" office:value="0.319283" calcext:value-type="float">
            <text:p>0.319283</text:p>
          </table:table-cell>
          <table:table-cell office:value-type="float" office:value="0.322474" calcext:value-type="float">
            <text:p>0.322474</text:p>
          </table:table-cell>
          <table:table-cell office:value-type="float" office:value="0.220231" calcext:value-type="float">
            <text:p>0.220231</text:p>
          </table:table-cell>
          <table:table-cell office:value-type="float" office:value="0.263728" calcext:value-type="float">
            <text:p>0.263728</text:p>
          </table:table-cell>
          <table:table-cell office:value-type="float" office:value="0.198439" calcext:value-type="float">
            <text:p>0.198439</text:p>
          </table:table-cell>
          <table:table-cell office:value-type="float" office:value="0.104152" calcext:value-type="float">
            <text:p>0.104152</text:p>
          </table:table-cell>
          <table:table-cell/>
          <table:table-cell office:value-type="float" office:value="0.186706" calcext:value-type="float">
            <text:p>0.186706</text:p>
          </table:table-cell>
          <table:table-cell office:value-type="float" office:value="0.180794" calcext:value-type="float">
            <text:p>0.180794</text:p>
          </table:table-cell>
          <table:table-cell office:value-type="float" office:value="0.155971" calcext:value-type="float">
            <text:p>0.155971</text:p>
          </table:table-cell>
          <table:table-cell office:value-type="float" office:value="0.164939" calcext:value-type="float">
            <text:p>0.164939</text:p>
          </table:table-cell>
          <table:table-cell office:value-type="float" office:value="0.163189" calcext:value-type="float">
            <text:p>0.163189</text:p>
          </table:table-cell>
          <table:table-cell office:value-type="float" office:value="0.164145" calcext:value-type="float">
            <text:p>0.164145</text:p>
          </table:table-cell>
          <table:table-cell office:value-type="float" office:value="0.194124" calcext:value-type="float">
            <text:p>0.194124</text:p>
          </table:table-cell>
          <table:table-cell office:value-type="float" office:value="0.181421" calcext:value-type="float">
            <text:p>0.181421</text:p>
          </table:table-cell>
          <table:table-cell office:value-type="float" office:value="0.104033" calcext:value-type="float">
            <text:p>0.104033</text:p>
          </table:table-cell>
        </table:table-row>
        <table:table-row table:style-name="ro1">
          <table:table-cell office:value-type="string" calcext:value-type="string">
            <text:p>t15</text:p>
          </table:table-cell>
          <table:table-cell office:value-type="float" office:value="0.101887" calcext:value-type="float">
            <text:p>0.101887</text:p>
          </table:table-cell>
          <table:table-cell office:value-type="float" office:value="0.516157" calcext:value-type="float">
            <text:p>0.516157</text:p>
          </table:table-cell>
          <table:table-cell office:value-type="float" office:value="0.180261" calcext:value-type="float">
            <text:p>0.180261</text:p>
          </table:table-cell>
          <table:table-cell office:value-type="float" office:value="0.49905" calcext:value-type="float">
            <text:p>0.49905</text:p>
          </table:table-cell>
          <table:table-cell office:value-type="float" office:value="0.278162" calcext:value-type="float">
            <text:p>0.278162</text:p>
          </table:table-cell>
          <table:table-cell office:value-type="float" office:value="0.48085" calcext:value-type="float">
            <text:p>0.48085</text:p>
          </table:table-cell>
          <table:table-cell office:value-type="float" office:value="-0.00400296" calcext:value-type="float">
            <text:p>-0.00400296</text:p>
          </table:table-cell>
          <table:table-cell office:value-type="float" office:value="0.203257" calcext:value-type="float">
            <text:p>0.203257</text:p>
          </table:table-cell>
          <table:table-cell office:value-type="float" office:value="0.00567296" calcext:value-type="float">
            <text:p>0.00567296</text:p>
          </table:table-cell>
          <table:table-cell/>
          <table:table-cell office:value-type="float" office:value="0.137713" calcext:value-type="float">
            <text:p>0.137713</text:p>
          </table:table-cell>
          <table:table-cell office:value-type="float" office:value="0.454169" calcext:value-type="float">
            <text:p>0.454169</text:p>
          </table:table-cell>
          <table:table-cell office:value-type="float" office:value="0.237249" calcext:value-type="float">
            <text:p>0.237249</text:p>
          </table:table-cell>
          <table:table-cell office:value-type="float" office:value="0.43168" calcext:value-type="float">
            <text:p>0.43168</text:p>
          </table:table-cell>
          <table:table-cell office:value-type="float" office:value="0.307031" calcext:value-type="float">
            <text:p>0.307031</text:p>
          </table:table-cell>
          <table:table-cell office:value-type="float" office:value="0.381362" calcext:value-type="float">
            <text:p>0.381362</text:p>
          </table:table-cell>
          <table:table-cell office:value-type="float" office:value="0.0874641" calcext:value-type="float">
            <text:p>0.0874641</text:p>
          </table:table-cell>
          <table:table-cell office:value-type="float" office:value="0.270768" calcext:value-type="float">
            <text:p>0.270768</text:p>
          </table:table-cell>
          <table:table-cell office:value-type="float" office:value="0.0635784" calcext:value-type="float">
            <text:p>0.0635784</text:p>
          </table:table-cell>
          <table:table-cell/>
          <table:table-cell office:value-type="float" office:value="0.142071" calcext:value-type="float">
            <text:p>0.142071</text:p>
          </table:table-cell>
          <table:table-cell office:value-type="float" office:value="0.336059" calcext:value-type="float">
            <text:p>0.336059</text:p>
          </table:table-cell>
          <table:table-cell office:value-type="float" office:value="0.241498" calcext:value-type="float">
            <text:p>0.241498</text:p>
          </table:table-cell>
          <table:table-cell office:value-type="float" office:value="0.313766" calcext:value-type="float">
            <text:p>0.313766</text:p>
          </table:table-cell>
          <table:table-cell office:value-type="float" office:value="0.272542" calcext:value-type="float">
            <text:p>0.272542</text:p>
          </table:table-cell>
          <table:table-cell office:value-type="float" office:value="0.309492" calcext:value-type="float">
            <text:p>0.309492</text:p>
          </table:table-cell>
          <table:table-cell office:value-type="float" office:value="0.147306" calcext:value-type="float">
            <text:p>0.147306</text:p>
          </table:table-cell>
          <table:table-cell office:value-type="float" office:value="0.279267" calcext:value-type="float">
            <text:p>0.279267</text:p>
          </table:table-cell>
          <table:table-cell office:value-type="float" office:value="0.0856705" calcext:value-type="float">
            <text:p>0.0856705</text:p>
          </table:table-cell>
          <table:table-cell/>
          <table:table-cell office:value-type="float" office:value="0.141724" calcext:value-type="float">
            <text:p>0.141724</text:p>
          </table:table-cell>
          <table:table-cell office:value-type="float" office:value="0.177637" calcext:value-type="float">
            <text:p>0.177637</text:p>
          </table:table-cell>
          <table:table-cell office:value-type="float" office:value="0.182097" calcext:value-type="float">
            <text:p>0.182097</text:p>
          </table:table-cell>
          <table:table-cell office:value-type="float" office:value="0.162745" calcext:value-type="float">
            <text:p>0.162745</text:p>
          </table:table-cell>
          <table:table-cell office:value-type="float" office:value="0.174984" calcext:value-type="float">
            <text:p>0.174984</text:p>
          </table:table-cell>
          <table:table-cell office:value-type="float" office:value="0.196152" calcext:value-type="float">
            <text:p>0.196152</text:p>
          </table:table-cell>
          <table:table-cell office:value-type="float" office:value="0.16895" calcext:value-type="float">
            <text:p>0.16895</text:p>
          </table:table-cell>
          <table:table-cell office:value-type="float" office:value="0.210727" calcext:value-type="float">
            <text:p>0.210727</text:p>
          </table:table-cell>
          <table:table-cell office:value-type="float" office:value="0.0912364" calcext:value-type="float">
            <text:p>0.0912364</text:p>
          </table:table-cell>
        </table:table-row>
        <table:table-row table:style-name="ro1">
          <table:table-cell office:value-type="string" calcext:value-type="string">
            <text:p>t16</text:p>
          </table:table-cell>
          <table:table-cell office:value-type="float" office:value="0.0206846" calcext:value-type="float">
            <text:p>0.0206846</text:p>
          </table:table-cell>
          <table:table-cell office:value-type="float" office:value="0.375951" calcext:value-type="float">
            <text:p>0.375951</text:p>
          </table:table-cell>
          <table:table-cell office:value-type="float" office:value="0.193745" calcext:value-type="float">
            <text:p>0.193745</text:p>
          </table:table-cell>
          <table:table-cell office:value-type="float" office:value="0.57239" calcext:value-type="float">
            <text:p>0.57239</text:p>
          </table:table-cell>
          <table:table-cell office:value-type="float" office:value="0.279092" calcext:value-type="float">
            <text:p>0.279092</text:p>
          </table:table-cell>
          <table:table-cell office:value-type="float" office:value="0.270085" calcext:value-type="float">
            <text:p>0.270085</text:p>
          </table:table-cell>
          <table:table-cell office:value-type="float" office:value="0.0749288" calcext:value-type="float">
            <text:p>0.0749288</text:p>
          </table:table-cell>
          <table:table-cell office:value-type="float" office:value="0.191921" calcext:value-type="float">
            <text:p>0.191921</text:p>
          </table:table-cell>
          <table:table-cell office:value-type="float" office:value="0.0835121" calcext:value-type="float">
            <text:p>0.0835121</text:p>
          </table:table-cell>
          <table:table-cell/>
          <table:table-cell office:value-type="float" office:value="0.0709039" calcext:value-type="float">
            <text:p>0.0709039</text:p>
          </table:table-cell>
          <table:table-cell office:value-type="float" office:value="0.388885" calcext:value-type="float">
            <text:p>0.388885</text:p>
          </table:table-cell>
          <table:table-cell office:value-type="float" office:value="0.254289" calcext:value-type="float">
            <text:p>0.254289</text:p>
          </table:table-cell>
          <table:table-cell office:value-type="float" office:value="0.480886" calcext:value-type="float">
            <text:p>0.480886</text:p>
          </table:table-cell>
          <table:table-cell office:value-type="float" office:value="0.284817" calcext:value-type="float">
            <text:p>0.284817</text:p>
          </table:table-cell>
          <table:table-cell office:value-type="float" office:value="0.326758" calcext:value-type="float">
            <text:p>0.326758</text:p>
          </table:table-cell>
          <table:table-cell office:value-type="float" office:value="0.132992" calcext:value-type="float">
            <text:p>0.132992</text:p>
          </table:table-cell>
          <table:table-cell office:value-type="float" office:value="0.225576" calcext:value-type="float">
            <text:p>0.225576</text:p>
          </table:table-cell>
          <table:table-cell office:value-type="float" office:value="0.129106" calcext:value-type="float">
            <text:p>0.129106</text:p>
          </table:table-cell>
          <table:table-cell/>
          <table:table-cell office:value-type="float" office:value="0.0870638" calcext:value-type="float">
            <text:p>0.0870638</text:p>
          </table:table-cell>
          <table:table-cell office:value-type="float" office:value="0.317473" calcext:value-type="float">
            <text:p>0.317473</text:p>
          </table:table-cell>
          <table:table-cell office:value-type="float" office:value="0.258161" calcext:value-type="float">
            <text:p>0.258161</text:p>
          </table:table-cell>
          <table:table-cell office:value-type="float" office:value="0.321575" calcext:value-type="float">
            <text:p>0.321575</text:p>
          </table:table-cell>
          <table:table-cell office:value-type="float" office:value="0.26191" calcext:value-type="float">
            <text:p>0.26191</text:p>
          </table:table-cell>
          <table:table-cell office:value-type="float" office:value="0.273896" calcext:value-type="float">
            <text:p>0.273896</text:p>
          </table:table-cell>
          <table:table-cell office:value-type="float" office:value="0.155446" calcext:value-type="float">
            <text:p>0.155446</text:p>
          </table:table-cell>
          <table:table-cell office:value-type="float" office:value="0.225669" calcext:value-type="float">
            <text:p>0.225669</text:p>
          </table:table-cell>
          <table:table-cell office:value-type="float" office:value="0.134347" calcext:value-type="float">
            <text:p>0.134347</text:p>
          </table:table-cell>
          <table:table-cell/>
          <table:table-cell office:value-type="float" office:value="0.0948236" calcext:value-type="float">
            <text:p>0.0948236</text:p>
          </table:table-cell>
          <table:table-cell office:value-type="float" office:value="0.171959" calcext:value-type="float">
            <text:p>0.171959</text:p>
          </table:table-cell>
          <table:table-cell office:value-type="float" office:value="0.183507" calcext:value-type="float">
            <text:p>0.183507</text:p>
          </table:table-cell>
          <table:table-cell office:value-type="float" office:value="0.152885" calcext:value-type="float">
            <text:p>0.152885</text:p>
          </table:table-cell>
          <table:table-cell office:value-type="float" office:value="0.197293" calcext:value-type="float">
            <text:p>0.197293</text:p>
          </table:table-cell>
          <table:table-cell office:value-type="float" office:value="0.144991" calcext:value-type="float">
            <text:p>0.144991</text:p>
          </table:table-cell>
          <table:table-cell office:value-type="float" office:value="0.16654" calcext:value-type="float">
            <text:p>0.16654</text:p>
          </table:table-cell>
          <table:table-cell office:value-type="float" office:value="0.168792" calcext:value-type="float">
            <text:p>0.168792</text:p>
          </table:table-cell>
          <table:table-cell office:value-type="float" office:value="0.125624" calcext:value-type="float">
            <text:p>0.125624</text:p>
          </table:table-cell>
        </table:table-row>
        <table:table-row table:style-name="ro1">
          <table:table-cell office:value-type="string" calcext:value-type="string">
            <text:p>t17</text:p>
          </table:table-cell>
          <table:table-cell office:value-type="float" office:value="0.0823886" calcext:value-type="float">
            <text:p>0.0823886</text:p>
          </table:table-cell>
          <table:table-cell office:value-type="float" office:value="0.184928" calcext:value-type="float">
            <text:p>0.184928</text:p>
          </table:table-cell>
          <table:table-cell office:value-type="float" office:value="0.0832019" calcext:value-type="float">
            <text:p>0.0832019</text:p>
          </table:table-cell>
          <table:table-cell office:value-type="float" office:value="0.252673" calcext:value-type="float">
            <text:p>0.252673</text:p>
          </table:table-cell>
          <table:table-cell office:value-type="float" office:value="0.286841" calcext:value-type="float">
            <text:p>0.286841</text:p>
          </table:table-cell>
          <table:table-cell office:value-type="float" office:value="0.566661" calcext:value-type="float">
            <text:p>0.566661</text:p>
          </table:table-cell>
          <table:table-cell office:value-type="float" office:value="0.196309" calcext:value-type="float">
            <text:p>0.196309</text:p>
          </table:table-cell>
          <table:table-cell office:value-type="float" office:value="0.399586" calcext:value-type="float">
            <text:p>0.399586</text:p>
          </table:table-cell>
          <table:table-cell office:value-type="float" office:value="0.0202453" calcext:value-type="float">
            <text:p>0.0202453</text:p>
          </table:table-cell>
          <table:table-cell/>
          <table:table-cell office:value-type="float" office:value="0.128484" calcext:value-type="float">
            <text:p>0.128484</text:p>
          </table:table-cell>
          <table:table-cell office:value-type="float" office:value="0.218676" calcext:value-type="float">
            <text:p>0.218676</text:p>
          </table:table-cell>
          <table:table-cell office:value-type="float" office:value="0.138349" calcext:value-type="float">
            <text:p>0.138349</text:p>
          </table:table-cell>
          <table:table-cell office:value-type="float" office:value="0.31396" calcext:value-type="float">
            <text:p>0.31396</text:p>
          </table:table-cell>
          <table:table-cell office:value-type="float" office:value="0.290157" calcext:value-type="float">
            <text:p>0.290157</text:p>
          </table:table-cell>
          <table:table-cell office:value-type="float" office:value="0.480227" calcext:value-type="float">
            <text:p>0.480227</text:p>
          </table:table-cell>
          <table:table-cell office:value-type="float" office:value="0.254559" calcext:value-type="float">
            <text:p>0.254559</text:p>
          </table:table-cell>
          <table:table-cell office:value-type="float" office:value="0.401984" calcext:value-type="float">
            <text:p>0.401984</text:p>
          </table:table-cell>
          <table:table-cell office:value-type="float" office:value="0.070694" calcext:value-type="float">
            <text:p>0.070694</text:p>
          </table:table-cell>
          <table:table-cell/>
          <table:table-cell office:value-type="float" office:value="0.1339" calcext:value-type="float">
            <text:p>0.1339</text:p>
          </table:table-cell>
          <table:table-cell office:value-type="float" office:value="0.221213" calcext:value-type="float">
            <text:p>0.221213</text:p>
          </table:table-cell>
          <table:table-cell office:value-type="float" office:value="0.158446" calcext:value-type="float">
            <text:p>0.158446</text:p>
          </table:table-cell>
          <table:table-cell office:value-type="float" office:value="0.276693" calcext:value-type="float">
            <text:p>0.276693</text:p>
          </table:table-cell>
          <table:table-cell office:value-type="float" office:value="0.265764" calcext:value-type="float">
            <text:p>0.265764</text:p>
          </table:table-cell>
          <table:table-cell office:value-type="float" office:value="0.339473" calcext:value-type="float">
            <text:p>0.339473</text:p>
          </table:table-cell>
          <table:table-cell office:value-type="float" office:value="0.257603" calcext:value-type="float">
            <text:p>0.257603</text:p>
          </table:table-cell>
          <table:table-cell office:value-type="float" office:value="0.329189" calcext:value-type="float">
            <text:p>0.329189</text:p>
          </table:table-cell>
          <table:table-cell office:value-type="float" office:value="0.0872289" calcext:value-type="float">
            <text:p>0.0872289</text:p>
          </table:table-cell>
          <table:table-cell/>
          <table:table-cell office:value-type="float" office:value="0.125619" calcext:value-type="float">
            <text:p>0.125619</text:p>
          </table:table-cell>
          <table:table-cell office:value-type="float" office:value="0.177999" calcext:value-type="float">
            <text:p>0.177999</text:p>
          </table:table-cell>
          <table:table-cell office:value-type="float" office:value="0.168237" calcext:value-type="float">
            <text:p>0.168237</text:p>
          </table:table-cell>
          <table:table-cell office:value-type="float" office:value="0.163789" calcext:value-type="float">
            <text:p>0.163789</text:p>
          </table:table-cell>
          <table:table-cell office:value-type="float" office:value="0.207247" calcext:value-type="float">
            <text:p>0.207247</text:p>
          </table:table-cell>
          <table:table-cell office:value-type="float" office:value="0.172541" calcext:value-type="float">
            <text:p>0.172541</text:p>
          </table:table-cell>
          <table:table-cell office:value-type="float" office:value="0.194231" calcext:value-type="float">
            <text:p>0.194231</text:p>
          </table:table-cell>
          <table:table-cell office:value-type="float" office:value="0.191149" calcext:value-type="float">
            <text:p>0.191149</text:p>
          </table:table-cell>
          <table:table-cell office:value-type="float" office:value="0.0952424" calcext:value-type="float">
            <text:p>0.0952424</text:p>
          </table:table-cell>
        </table:table-row>
        <table:table-row table:style-name="ro1">
          <table:table-cell office:value-type="string" calcext:value-type="string">
            <text:p>t18</text:p>
          </table:table-cell>
          <table:table-cell office:value-type="float" office:value="0.00607331" calcext:value-type="float">
            <text:p>0.00607331</text:p>
          </table:table-cell>
          <table:table-cell office:value-type="float" office:value="0.185415" calcext:value-type="float">
            <text:p>0.185415</text:p>
          </table:table-cell>
          <table:table-cell office:value-type="float" office:value="-0.00268038" calcext:value-type="float">
            <text:p>-0.00268038</text:p>
          </table:table-cell>
          <table:table-cell office:value-type="float" office:value="0.498049" calcext:value-type="float">
            <text:p>0.498049</text:p>
          </table:table-cell>
          <table:table-cell office:value-type="float" office:value="0.291749" calcext:value-type="float">
            <text:p>0.291749</text:p>
          </table:table-cell>
          <table:table-cell office:value-type="float" office:value="0.513087" calcext:value-type="float">
            <text:p>0.513087</text:p>
          </table:table-cell>
          <table:table-cell office:value-type="float" office:value="0.187214" calcext:value-type="float">
            <text:p>0.187214</text:p>
          </table:table-cell>
          <table:table-cell office:value-type="float" office:value="0.519051" calcext:value-type="float">
            <text:p>0.519051</text:p>
          </table:table-cell>
          <table:table-cell office:value-type="float" office:value="0.103151" calcext:value-type="float">
            <text:p>0.103151</text:p>
          </table:table-cell>
          <table:table-cell/>
          <table:table-cell office:value-type="float" office:value="0.0638588" calcext:value-type="float">
            <text:p>0.0638588</text:p>
          </table:table-cell>
          <table:table-cell office:value-type="float" office:value="0.255455" calcext:value-type="float">
            <text:p>0.255455</text:p>
          </table:table-cell>
          <table:table-cell office:value-type="float" office:value="0.0901792" calcext:value-type="float">
            <text:p>0.0901792</text:p>
          </table:table-cell>
          <table:table-cell office:value-type="float" office:value="0.388373" calcext:value-type="float">
            <text:p>0.388373</text:p>
          </table:table-cell>
          <table:table-cell office:value-type="float" office:value="0.317788" calcext:value-type="float">
            <text:p>0.317788</text:p>
          </table:table-cell>
          <table:table-cell office:value-type="float" office:value="0.436598" calcext:value-type="float">
            <text:p>0.436598</text:p>
          </table:table-cell>
          <table:table-cell office:value-type="float" office:value="0.243923" calcext:value-type="float">
            <text:p>0.243923</text:p>
          </table:table-cell>
          <table:table-cell office:value-type="float" office:value="0.454655" calcext:value-type="float">
            <text:p>0.454655</text:p>
          </table:table-cell>
          <table:table-cell office:value-type="float" office:value="0.138542" calcext:value-type="float">
            <text:p>0.138542</text:p>
          </table:table-cell>
          <table:table-cell/>
          <table:table-cell office:value-type="float" office:value="0.0856754" calcext:value-type="float">
            <text:p>0.0856754</text:p>
          </table:table-cell>
          <table:table-cell office:value-type="float" office:value="0.267669" calcext:value-type="float">
            <text:p>0.267669</text:p>
          </table:table-cell>
          <table:table-cell office:value-type="float" office:value="0.150592" calcext:value-type="float">
            <text:p>0.150592</text:p>
          </table:table-cell>
          <table:table-cell office:value-type="float" office:value="0.307725" calcext:value-type="float">
            <text:p>0.307725</text:p>
          </table:table-cell>
          <table:table-cell office:value-type="float" office:value="0.274928" calcext:value-type="float">
            <text:p>0.274928</text:p>
          </table:table-cell>
          <table:table-cell office:value-type="float" office:value="0.301968" calcext:value-type="float">
            <text:p>0.301968</text:p>
          </table:table-cell>
          <table:table-cell office:value-type="float" office:value="0.245445" calcext:value-type="float">
            <text:p>0.245445</text:p>
          </table:table-cell>
          <table:table-cell office:value-type="float" office:value="0.324752" calcext:value-type="float">
            <text:p>0.324752</text:p>
          </table:table-cell>
          <table:table-cell office:value-type="float" office:value="0.142812" calcext:value-type="float">
            <text:p>0.142812</text:p>
          </table:table-cell>
          <table:table-cell/>
          <table:table-cell office:value-type="float" office:value="0.0911369" calcext:value-type="float">
            <text:p>0.0911369</text:p>
          </table:table-cell>
          <table:table-cell office:value-type="float" office:value="0.197941" calcext:value-type="float">
            <text:p>0.197941</text:p>
          </table:table-cell>
          <table:table-cell office:value-type="float" office:value="0.168055" calcext:value-type="float">
            <text:p>0.168055</text:p>
          </table:table-cell>
          <table:table-cell office:value-type="float" office:value="0.177801" calcext:value-type="float">
            <text:p>0.177801</text:p>
          </table:table-cell>
          <table:table-cell office:value-type="float" office:value="0.157539" calcext:value-type="float">
            <text:p>0.157539</text:p>
          </table:table-cell>
          <table:table-cell office:value-type="float" office:value="0.141998" calcext:value-type="float">
            <text:p>0.141998</text:p>
          </table:table-cell>
          <table:table-cell office:value-type="float" office:value="0.171599" calcext:value-type="float">
            <text:p>0.171599</text:p>
          </table:table-cell>
          <table:table-cell office:value-type="float" office:value="0.155989" calcext:value-type="float">
            <text:p>0.155989</text:p>
          </table:table-cell>
          <table:table-cell office:value-type="float" office:value="0.141935" calcext:value-type="float">
            <text:p>0.141935</text:p>
          </table:table-cell>
        </table:table-row>
        <table:table-row table:style-name="ro1">
          <table:table-cell office:value-type="string" calcext:value-type="string">
            <text:p>t19</text:p>
          </table:table-cell>
          <table:table-cell office:value-type="float" office:value="0.0265802" calcext:value-type="float">
            <text:p>0.0265802</text:p>
          </table:table-cell>
          <table:table-cell office:value-type="float" office:value="0.159334" calcext:value-type="float">
            <text:p>0.159334</text:p>
          </table:table-cell>
          <table:table-cell office:value-type="float" office:value="0.343261" calcext:value-type="float">
            <text:p>0.343261</text:p>
          </table:table-cell>
          <table:table-cell office:value-type="float" office:value="0.0677253" calcext:value-type="float">
            <text:p>0.0677253</text:p>
          </table:table-cell>
          <table:table-cell office:value-type="float" office:value="0.481158" calcext:value-type="float">
            <text:p>0.481158</text:p>
          </table:table-cell>
          <table:table-cell office:value-type="float" office:value="0.452292" calcext:value-type="float">
            <text:p>0.452292</text:p>
          </table:table-cell>
          <table:table-cell office:value-type="float" office:value="0.531039" calcext:value-type="float">
            <text:p>0.531039</text:p>
          </table:table-cell>
          <table:table-cell office:value-type="float" office:value="0.334889" calcext:value-type="float">
            <text:p>0.334889</text:p>
          </table:table-cell>
          <table:table-cell office:value-type="float" office:value="0.0482498" calcext:value-type="float">
            <text:p>0.0482498</text:p>
          </table:table-cell>
          <table:table-cell/>
          <table:table-cell office:value-type="float" office:value="0.0865992" calcext:value-type="float">
            <text:p>0.0865992</text:p>
          </table:table-cell>
          <table:table-cell office:value-type="float" office:value="0.19283" calcext:value-type="float">
            <text:p>0.19283</text:p>
          </table:table-cell>
          <table:table-cell office:value-type="float" office:value="0.336409" calcext:value-type="float">
            <text:p>0.336409</text:p>
          </table:table-cell>
          <table:table-cell office:value-type="float" office:value="0.178445" calcext:value-type="float">
            <text:p>0.178445</text:p>
          </table:table-cell>
          <table:table-cell office:value-type="float" office:value="0.428612" calcext:value-type="float">
            <text:p>0.428612</text:p>
          </table:table-cell>
          <table:table-cell office:value-type="float" office:value="0.411431" calcext:value-type="float">
            <text:p>0.411431</text:p>
          </table:table-cell>
          <table:table-cell office:value-type="float" office:value="0.455895" calcext:value-type="float">
            <text:p>0.455895</text:p>
          </table:table-cell>
          <table:table-cell office:value-type="float" office:value="0.349457" calcext:value-type="float">
            <text:p>0.349457</text:p>
          </table:table-cell>
          <table:table-cell office:value-type="float" office:value="0.135881" calcext:value-type="float">
            <text:p>0.135881</text:p>
          </table:table-cell>
          <table:table-cell/>
          <table:table-cell office:value-type="float" office:value="0.103724" calcext:value-type="float">
            <text:p>0.103724</text:p>
          </table:table-cell>
          <table:table-cell office:value-type="float" office:value="0.198581" calcext:value-type="float">
            <text:p>0.198581</text:p>
          </table:table-cell>
          <table:table-cell office:value-type="float" office:value="0.272881" calcext:value-type="float">
            <text:p>0.272881</text:p>
          </table:table-cell>
          <table:table-cell office:value-type="float" office:value="0.217165" calcext:value-type="float">
            <text:p>0.217165</text:p>
          </table:table-cell>
          <table:table-cell office:value-type="float" office:value="0.332744" calcext:value-type="float">
            <text:p>0.332744</text:p>
          </table:table-cell>
          <table:table-cell office:value-type="float" office:value="0.328446" calcext:value-type="float">
            <text:p>0.328446</text:p>
          </table:table-cell>
          <table:table-cell office:value-type="float" office:value="0.332507" calcext:value-type="float">
            <text:p>0.332507</text:p>
          </table:table-cell>
          <table:table-cell office:value-type="float" office:value="0.311378" calcext:value-type="float">
            <text:p>0.311378</text:p>
          </table:table-cell>
          <table:table-cell office:value-type="float" office:value="0.178245" calcext:value-type="float">
            <text:p>0.178245</text:p>
          </table:table-cell>
          <table:table-cell/>
          <table:table-cell office:value-type="float" office:value="0.103873" calcext:value-type="float">
            <text:p>0.103873</text:p>
          </table:table-cell>
          <table:table-cell office:value-type="float" office:value="0.186168" calcext:value-type="float">
            <text:p>0.186168</text:p>
          </table:table-cell>
          <table:table-cell office:value-type="float" office:value="0.19983" calcext:value-type="float">
            <text:p>0.19983</text:p>
          </table:table-cell>
          <table:table-cell office:value-type="float" office:value="0.173778" calcext:value-type="float">
            <text:p>0.173778</text:p>
          </table:table-cell>
          <table:table-cell office:value-type="float" office:value="0.18137" calcext:value-type="float">
            <text:p>0.18137</text:p>
          </table:table-cell>
          <table:table-cell office:value-type="float" office:value="0.182899" calcext:value-type="float">
            <text:p>0.182899</text:p>
          </table:table-cell>
          <table:table-cell office:value-type="float" office:value="0.177383" calcext:value-type="float">
            <text:p>0.177383</text:p>
          </table:table-cell>
          <table:table-cell office:value-type="float" office:value="0.197335" calcext:value-type="float">
            <text:p>0.197335</text:p>
          </table:table-cell>
          <table:table-cell office:value-type="float" office:value="0.190898" calcext:value-type="float">
            <text:p>0.190898</text:p>
          </table:table-cell>
        </table:table-row>
        <table:table-row table:style-name="ro1">
          <table:table-cell office:value-type="string" calcext:value-type="string">
            <text:p>t20</text:p>
          </table:table-cell>
          <table:table-cell office:value-type="float" office:value="-0.035308" calcext:value-type="float">
            <text:p>-0.035308</text:p>
          </table:table-cell>
          <table:table-cell office:value-type="float" office:value="0.0229696" calcext:value-type="float">
            <text:p>0.0229696</text:p>
          </table:table-cell>
          <table:table-cell office:value-type="float" office:value="0.00877436" calcext:value-type="float">
            <text:p>0.00877436</text:p>
          </table:table-cell>
          <table:table-cell office:value-type="float" office:value="0.466792" calcext:value-type="float">
            <text:p>0.466792</text:p>
          </table:table-cell>
          <table:table-cell office:value-type="float" office:value="0.495539" calcext:value-type="float">
            <text:p>0.495539</text:p>
          </table:table-cell>
          <table:table-cell office:value-type="float" office:value="0.442034" calcext:value-type="float">
            <text:p>0.442034</text:p>
          </table:table-cell>
          <table:table-cell office:value-type="float" office:value="0.435598" calcext:value-type="float">
            <text:p>0.435598</text:p>
          </table:table-cell>
          <table:table-cell office:value-type="float" office:value="0.414148" calcext:value-type="float">
            <text:p>0.414148</text:p>
          </table:table-cell>
          <table:table-cell office:value-type="float" office:value="0.360457" calcext:value-type="float">
            <text:p>0.360457</text:p>
          </table:table-cell>
          <table:table-cell/>
          <table:table-cell office:value-type="float" office:value="0.0281769" calcext:value-type="float">
            <text:p>0.0281769</text:p>
          </table:table-cell>
          <table:table-cell office:value-type="float" office:value="0.110334" calcext:value-type="float">
            <text:p>0.110334</text:p>
          </table:table-cell>
          <table:table-cell office:value-type="float" office:value="0.0829665" calcext:value-type="float">
            <text:p>0.0829665</text:p>
          </table:table-cell>
          <table:table-cell office:value-type="float" office:value="0.472522" calcext:value-type="float">
            <text:p>0.472522</text:p>
          </table:table-cell>
          <table:table-cell office:value-type="float" office:value="0.428152" calcext:value-type="float">
            <text:p>0.428152</text:p>
          </table:table-cell>
          <table:table-cell office:value-type="float" office:value="0.400289" calcext:value-type="float">
            <text:p>0.400289</text:p>
          </table:table-cell>
          <table:table-cell office:value-type="float" office:value="0.403436" calcext:value-type="float">
            <text:p>0.403436</text:p>
          </table:table-cell>
          <table:table-cell office:value-type="float" office:value="0.39326" calcext:value-type="float">
            <text:p>0.39326</text:p>
          </table:table-cell>
          <table:table-cell office:value-type="float" office:value="0.359441" calcext:value-type="float">
            <text:p>0.359441</text:p>
          </table:table-cell>
          <table:table-cell/>
          <table:table-cell office:value-type="float" office:value="0.0566437" calcext:value-type="float">
            <text:p>0.0566437</text:p>
          </table:table-cell>
          <table:table-cell office:value-type="float" office:value="0.164549" calcext:value-type="float">
            <text:p>0.164549</text:p>
          </table:table-cell>
          <table:table-cell office:value-type="float" office:value="0.0981703" calcext:value-type="float">
            <text:p>0.0981703</text:p>
          </table:table-cell>
          <table:table-cell office:value-type="float" office:value="0.323538" calcext:value-type="float">
            <text:p>0.323538</text:p>
          </table:table-cell>
          <table:table-cell office:value-type="float" office:value="0.315073" calcext:value-type="float">
            <text:p>0.315073</text:p>
          </table:table-cell>
          <table:table-cell office:value-type="float" office:value="0.314532" calcext:value-type="float">
            <text:p>0.314532</text:p>
          </table:table-cell>
          <table:table-cell office:value-type="float" office:value="0.314249" calcext:value-type="float">
            <text:p>0.314249</text:p>
          </table:table-cell>
          <table:table-cell office:value-type="float" office:value="0.310557" calcext:value-type="float">
            <text:p>0.310557</text:p>
          </table:table-cell>
          <table:table-cell office:value-type="float" office:value="0.300606" calcext:value-type="float">
            <text:p>0.300606</text:p>
          </table:table-cell>
          <table:table-cell/>
          <table:table-cell office:value-type="float" office:value="0.0693492" calcext:value-type="float">
            <text:p>0.0693492</text:p>
          </table:table-cell>
          <table:table-cell office:value-type="float" office:value="0.19125" calcext:value-type="float">
            <text:p>0.19125</text:p>
          </table:table-cell>
          <table:table-cell office:value-type="float" office:value="0.100389" calcext:value-type="float">
            <text:p>0.100389</text:p>
          </table:table-cell>
          <table:table-cell office:value-type="float" office:value="0.150257" calcext:value-type="float">
            <text:p>0.150257</text:p>
          </table:table-cell>
          <table:table-cell office:value-type="float" office:value="0.160773" calcext:value-type="float">
            <text:p>0.160773</text:p>
          </table:table-cell>
          <table:table-cell office:value-type="float" office:value="0.157654" calcext:value-type="float">
            <text:p>0.157654</text:p>
          </table:table-cell>
          <table:table-cell office:value-type="float" office:value="0.158278" calcext:value-type="float">
            <text:p>0.158278</text:p>
          </table:table-cell>
          <table:table-cell office:value-type="float" office:value="0.163652" calcext:value-type="float">
            <text:p>0.163652</text:p>
          </table:table-cell>
          <table:table-cell office:value-type="float" office:value="0.172313" calcext:value-type="float">
            <text:p>0.172313</text:p>
          </table:table-cell>
        </table:table-row>
        <table:table-row table:style-name="ro1">
          <table:table-cell office:value-type="string" calcext:value-type="string">
            <text:p>t21</text:p>
          </table:table-cell>
          <table:table-cell office:value-type="float" office:value="0.360479" calcext:value-type="float">
            <text:p>0.360479</text:p>
          </table:table-cell>
          <table:table-cell office:value-type="float" office:value="0.442737" calcext:value-type="float">
            <text:p>0.442737</text:p>
          </table:table-cell>
          <table:table-cell office:value-type="float" office:value="0.114188" calcext:value-type="float">
            <text:p>0.114188</text:p>
          </table:table-cell>
          <table:table-cell office:value-type="float" office:value="0.498398" calcext:value-type="float">
            <text:p>0.498398</text:p>
          </table:table-cell>
          <table:table-cell office:value-type="float" office:value="0.249637" calcext:value-type="float">
            <text:p>0.249637</text:p>
          </table:table-cell>
          <table:table-cell office:value-type="float" office:value="0.337232" calcext:value-type="float">
            <text:p>0.337232</text:p>
          </table:table-cell>
          <table:table-cell office:value-type="float" office:value="-0.0480726" calcext:value-type="float">
            <text:p>-0.0480726</text:p>
          </table:table-cell>
          <table:table-cell office:value-type="float" office:value="0.118337" calcext:value-type="float">
            <text:p>0.118337</text:p>
          </table:table-cell>
          <table:table-cell office:value-type="float" office:value="0.000888159" calcext:value-type="float">
            <text:p>0.000888159</text:p>
          </table:table-cell>
          <table:table-cell/>
          <table:table-cell office:value-type="float" office:value="0.361448" calcext:value-type="float">
            <text:p>0.361448</text:p>
          </table:table-cell>
          <table:table-cell office:value-type="float" office:value="0.410164" calcext:value-type="float">
            <text:p>0.410164</text:p>
          </table:table-cell>
          <table:table-cell office:value-type="float" office:value="0.223461" calcext:value-type="float">
            <text:p>0.223461</text:p>
          </table:table-cell>
          <table:table-cell office:value-type="float" office:value="0.4312" calcext:value-type="float">
            <text:p>0.4312</text:p>
          </table:table-cell>
          <table:table-cell office:value-type="float" office:value="0.304946" calcext:value-type="float">
            <text:p>0.304946</text:p>
          </table:table-cell>
          <table:table-cell office:value-type="float" office:value="0.317607" calcext:value-type="float">
            <text:p>0.317607</text:p>
          </table:table-cell>
          <table:table-cell office:value-type="float" office:value="0.0204589" calcext:value-type="float">
            <text:p>0.0204589</text:p>
          </table:table-cell>
          <table:table-cell office:value-type="float" office:value="0.210406" calcext:value-type="float">
            <text:p>0.210406</text:p>
          </table:table-cell>
          <table:table-cell office:value-type="float" office:value="0.0603984" calcext:value-type="float">
            <text:p>0.0603984</text:p>
          </table:table-cell>
          <table:table-cell/>
          <table:table-cell office:value-type="float" office:value="0.306908" calcext:value-type="float">
            <text:p>0.306908</text:p>
          </table:table-cell>
          <table:table-cell office:value-type="float" office:value="0.320786" calcext:value-type="float">
            <text:p>0.320786</text:p>
          </table:table-cell>
          <table:table-cell office:value-type="float" office:value="0.245023" calcext:value-type="float">
            <text:p>0.245023</text:p>
          </table:table-cell>
          <table:table-cell office:value-type="float" office:value="0.320171" calcext:value-type="float">
            <text:p>0.320171</text:p>
          </table:table-cell>
          <table:table-cell office:value-type="float" office:value="0.29585" calcext:value-type="float">
            <text:p>0.29585</text:p>
          </table:table-cell>
          <table:table-cell office:value-type="float" office:value="0.26615" calcext:value-type="float">
            <text:p>0.26615</text:p>
          </table:table-cell>
          <table:table-cell office:value-type="float" office:value="0.0638262" calcext:value-type="float">
            <text:p>0.0638262</text:p>
          </table:table-cell>
          <table:table-cell office:value-type="float" office:value="0.241047" calcext:value-type="float">
            <text:p>0.241047</text:p>
          </table:table-cell>
          <table:table-cell office:value-type="float" office:value="0.0873365" calcext:value-type="float">
            <text:p>0.0873365</text:p>
          </table:table-cell>
          <table:table-cell/>
          <table:table-cell office:value-type="float" office:value="0.188246" calcext:value-type="float">
            <text:p>0.188246</text:p>
          </table:table-cell>
          <table:table-cell office:value-type="float" office:value="0.181409" calcext:value-type="float">
            <text:p>0.181409</text:p>
          </table:table-cell>
          <table:table-cell office:value-type="float" office:value="0.180962" calcext:value-type="float">
            <text:p>0.180962</text:p>
          </table:table-cell>
          <table:table-cell office:value-type="float" office:value="0.174087" calcext:value-type="float">
            <text:p>0.174087</text:p>
          </table:table-cell>
          <table:table-cell office:value-type="float" office:value="0.17662" calcext:value-type="float">
            <text:p>0.17662</text:p>
          </table:table-cell>
          <table:table-cell office:value-type="float" office:value="0.199709" calcext:value-type="float">
            <text:p>0.199709</text:p>
          </table:table-cell>
          <table:table-cell office:value-type="float" office:value="0.112478" calcext:value-type="float">
            <text:p>0.112478</text:p>
          </table:table-cell>
          <table:table-cell office:value-type="float" office:value="0.200275" calcext:value-type="float">
            <text:p>0.200275</text:p>
          </table:table-cell>
          <table:table-cell office:value-type="float" office:value="0.0997453" calcext:value-type="float">
            <text:p>0.0997453</text:p>
          </table:table-cell>
        </table:table-row>
        <table:table-row table:style-name="ro1">
          <table:table-cell office:value-type="string" calcext:value-type="string">
            <text:p>t22</text:p>
          </table:table-cell>
          <table:table-cell office:value-type="float" office:value="0.0548456" calcext:value-type="float">
            <text:p>0.0548456</text:p>
          </table:table-cell>
          <table:table-cell office:value-type="float" office:value="0.367767" calcext:value-type="float">
            <text:p>0.367767</text:p>
          </table:table-cell>
          <table:table-cell office:value-type="float" office:value="0.34065" calcext:value-type="float">
            <text:p>0.34065</text:p>
          </table:table-cell>
          <table:table-cell office:value-type="float" office:value="0.4007" calcext:value-type="float">
            <text:p>0.4007</text:p>
          </table:table-cell>
          <table:table-cell office:value-type="float" office:value="0.418403" calcext:value-type="float">
            <text:p>0.418403</text:p>
          </table:table-cell>
          <table:table-cell office:value-type="float" office:value="0.127448" calcext:value-type="float">
            <text:p>0.127448</text:p>
          </table:table-cell>
          <table:table-cell office:value-type="float" office:value="0.0359488" calcext:value-type="float">
            <text:p>0.0359488</text:p>
          </table:table-cell>
          <table:table-cell office:value-type="float" office:value="0.214766" calcext:value-type="float">
            <text:p>0.214766</text:p>
          </table:table-cell>
          <table:table-cell office:value-type="float" office:value="0.0789006" calcext:value-type="float">
            <text:p>0.0789006</text:p>
          </table:table-cell>
          <table:table-cell/>
          <table:table-cell office:value-type="float" office:value="0.143389" calcext:value-type="float">
            <text:p>0.143389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0.316823" calcext:value-type="float">
            <text:p>0.316823</text:p>
          </table:table-cell>
          <table:table-cell office:value-type="float" office:value="0.42534" calcext:value-type="float">
            <text:p>0.42534</text:p>
          </table:table-cell>
          <table:table-cell office:value-type="float" office:value="0.381407" calcext:value-type="float">
            <text:p>0.381407</text:p>
          </table:table-cell>
          <table:table-cell office:value-type="float" office:value="0.200655" calcext:value-type="float">
            <text:p>0.200655</text:p>
          </table:table-cell>
          <table:table-cell office:value-type="float" office:value="0.0910897" calcext:value-type="float">
            <text:p>0.0910897</text:p>
          </table:table-cell>
          <table:table-cell office:value-type="float" office:value="0.267911" calcext:value-type="float">
            <text:p>0.267911</text:p>
          </table:table-cell>
          <table:table-cell office:value-type="float" office:value="0.129326" calcext:value-type="float">
            <text:p>0.129326</text:p>
          </table:table-cell>
          <table:table-cell/>
          <table:table-cell office:value-type="float" office:value="0.184452" calcext:value-type="float">
            <text:p>0.184452</text:p>
          </table:table-cell>
          <table:table-cell office:value-type="float" office:value="0.309766" calcext:value-type="float">
            <text:p>0.309766</text:p>
          </table:table-cell>
          <table:table-cell office:value-type="float" office:value="0.274212" calcext:value-type="float">
            <text:p>0.274212</text:p>
          </table:table-cell>
          <table:table-cell office:value-type="float" office:value="0.309634" calcext:value-type="float">
            <text:p>0.309634</text:p>
          </table:table-cell>
          <table:table-cell office:value-type="float" office:value="0.306872" calcext:value-type="float">
            <text:p>0.306872</text:p>
          </table:table-cell>
          <table:table-cell office:value-type="float" office:value="0.22579" calcext:value-type="float">
            <text:p>0.22579</text:p>
          </table:table-cell>
          <table:table-cell office:value-type="float" office:value="0.114143" calcext:value-type="float">
            <text:p>0.114143</text:p>
          </table:table-cell>
          <table:table-cell office:value-type="float" office:value="0.263552" calcext:value-type="float">
            <text:p>0.263552</text:p>
          </table:table-cell>
          <table:table-cell office:value-type="float" office:value="0.141155" calcext:value-type="float">
            <text:p>0.141155</text:p>
          </table:table-cell>
          <table:table-cell/>
          <table:table-cell office:value-type="float" office:value="0.192158" calcext:value-type="float">
            <text:p>0.192158</text:p>
          </table:table-cell>
          <table:table-cell office:value-type="float" office:value="0.170242" calcext:value-type="float">
            <text:p>0.170242</text:p>
          </table:table-cell>
          <table:table-cell office:value-type="float" office:value="0.200771" calcext:value-type="float">
            <text:p>0.200771</text:p>
          </table:table-cell>
          <table:table-cell office:value-type="float" office:value="0.154223" calcext:value-type="float">
            <text:p>0.154223</text:p>
          </table:table-cell>
          <table:table-cell office:value-type="float" office:value="0.20177" calcext:value-type="float">
            <text:p>0.20177</text:p>
          </table:table-cell>
          <table:table-cell office:value-type="float" office:value="0.16479" calcext:value-type="float">
            <text:p>0.16479</text:p>
          </table:table-cell>
          <table:table-cell office:value-type="float" office:value="0.130023" calcext:value-type="float">
            <text:p>0.130023</text:p>
          </table:table-cell>
          <table:table-cell office:value-type="float" office:value="0.167147" calcext:value-type="float">
            <text:p>0.167147</text:p>
          </table:table-cell>
          <table:table-cell office:value-type="float" office:value="0.133997" calcext:value-type="float">
            <text:p>0.133997</text:p>
          </table:table-cell>
        </table:table-row>
        <table:table-row table:style-name="ro1">
          <table:table-cell office:value-type="string" calcext:value-type="string">
            <text:p>t23</text:p>
          </table:table-cell>
          <table:table-cell office:value-type="float" office:value="0.105948" calcext:value-type="float">
            <text:p>0.105948</text:p>
          </table:table-cell>
          <table:table-cell office:value-type="float" office:value="0.500184" calcext:value-type="float">
            <text:p>0.500184</text:p>
          </table:table-cell>
          <table:table-cell office:value-type="float" office:value="0.000123227" calcext:value-type="float">
            <text:p>0.000123227</text:p>
          </table:table-cell>
          <table:table-cell office:value-type="float" office:value="0.280698" calcext:value-type="float">
            <text:p>0.280698</text:p>
          </table:table-cell>
          <table:table-cell office:value-type="float" office:value="0.165538" calcext:value-type="float">
            <text:p>0.165538</text:p>
          </table:table-cell>
          <table:table-cell office:value-type="float" office:value="0.328294" calcext:value-type="float">
            <text:p>0.328294</text:p>
          </table:table-cell>
          <table:table-cell office:value-type="float" office:value="0.0855875" calcext:value-type="float">
            <text:p>0.0855875</text:p>
          </table:table-cell>
          <table:table-cell office:value-type="float" office:value="0.478012" calcext:value-type="float">
            <text:p>0.478012</text:p>
          </table:table-cell>
          <table:table-cell office:value-type="float" office:value="0.0226487" calcext:value-type="float">
            <text:p>0.0226487</text:p>
          </table:table-cell>
          <table:table-cell/>
          <table:table-cell office:value-type="float" office:value="0.146231" calcext:value-type="float">
            <text:p>0.146231</text:p>
          </table:table-cell>
          <table:table-cell office:value-type="float" office:value="0.416516" calcext:value-type="float">
            <text:p>0.416516</text:p>
          </table:table-cell>
          <table:table-cell office:value-type="float" office:value="0.0984618" calcext:value-type="float">
            <text:p>0.0984618</text:p>
          </table:table-cell>
          <table:table-cell office:value-type="float" office:value="0.314229" calcext:value-type="float">
            <text:p>0.314229</text:p>
          </table:table-cell>
          <table:table-cell office:value-type="float" office:value="0.208204" calcext:value-type="float">
            <text:p>0.208204</text:p>
          </table:table-cell>
          <table:table-cell office:value-type="float" office:value="0.348928" calcext:value-type="float">
            <text:p>0.348928</text:p>
          </table:table-cell>
          <table:table-cell office:value-type="float" office:value="0.146805" calcext:value-type="float">
            <text:p>0.146805</text:p>
          </table:table-cell>
          <table:table-cell office:value-type="float" office:value="0.444456" calcext:value-type="float">
            <text:p>0.444456</text:p>
          </table:table-cell>
          <table:table-cell office:value-type="float" office:value="0.0773793" calcext:value-type="float">
            <text:p>0.0773793</text:p>
          </table:table-cell>
          <table:table-cell/>
          <table:table-cell office:value-type="float" office:value="0.154422" calcext:value-type="float">
            <text:p>0.154422</text:p>
          </table:table-cell>
          <table:table-cell office:value-type="float" office:value="0.300986" calcext:value-type="float">
            <text:p>0.300986</text:p>
          </table:table-cell>
          <table:table-cell office:value-type="float" office:value="0.153904" calcext:value-type="float">
            <text:p>0.153904</text:p>
          </table:table-cell>
          <table:table-cell office:value-type="float" office:value="0.286752" calcext:value-type="float">
            <text:p>0.286752</text:p>
          </table:table-cell>
          <table:table-cell office:value-type="float" office:value="0.20909" calcext:value-type="float">
            <text:p>0.20909</text:p>
          </table:table-cell>
          <table:table-cell office:value-type="float" office:value="0.309202" calcext:value-type="float">
            <text:p>0.309202</text:p>
          </table:table-cell>
          <table:table-cell office:value-type="float" office:value="0.17062" calcext:value-type="float">
            <text:p>0.17062</text:p>
          </table:table-cell>
          <table:table-cell office:value-type="float" office:value="0.335855" calcext:value-type="float">
            <text:p>0.335855</text:p>
          </table:table-cell>
          <table:table-cell office:value-type="float" office:value="0.0985109" calcext:value-type="float">
            <text:p>0.0985109</text:p>
          </table:table-cell>
          <table:table-cell/>
          <table:table-cell office:value-type="float" office:value="0.151247" calcext:value-type="float">
            <text:p>0.151247</text:p>
          </table:table-cell>
          <table:table-cell office:value-type="float" office:value="0.169313" calcext:value-type="float">
            <text:p>0.169313</text:p>
          </table:table-cell>
          <table:table-cell office:value-type="float" office:value="0.168121" calcext:value-type="float">
            <text:p>0.168121</text:p>
          </table:table-cell>
          <table:table-cell office:value-type="float" office:value="0.181817" calcext:value-type="float">
            <text:p>0.181817</text:p>
          </table:table-cell>
          <table:table-cell office:value-type="float" office:value="0.185275" calcext:value-type="float">
            <text:p>0.185275</text:p>
          </table:table-cell>
          <table:table-cell office:value-type="float" office:value="0.18487" calcext:value-type="float">
            <text:p>0.18487</text:p>
          </table:table-cell>
          <table:table-cell office:value-type="float" office:value="0.177127" calcext:value-type="float">
            <text:p>0.177127</text:p>
          </table:table-cell>
          <table:table-cell office:value-type="float" office:value="0.188697" calcext:value-type="float">
            <text:p>0.188697</text:p>
          </table:table-cell>
          <table:table-cell office:value-type="float" office:value="0.111169" calcext:value-type="float">
            <text:p>0.111169</text:p>
          </table:table-cell>
        </table:table-row>
        <table:table-row table:style-name="ro1">
          <table:table-cell office:value-type="string" calcext:value-type="string">
            <text:p>t24</text:p>
          </table:table-cell>
          <table:table-cell office:value-type="float" office:value="0.0192235" calcext:value-type="float">
            <text:p>0.0192235</text:p>
          </table:table-cell>
          <table:table-cell office:value-type="float" office:value="0.451711" calcext:value-type="float">
            <text:p>0.451711</text:p>
          </table:table-cell>
          <table:table-cell office:value-type="float" office:value="0.0783916" calcext:value-type="float">
            <text:p>0.0783916</text:p>
          </table:table-cell>
          <table:table-cell office:value-type="float" office:value="0.333758" calcext:value-type="float">
            <text:p>0.333758</text:p>
          </table:table-cell>
          <table:table-cell office:value-type="float" office:value="0.166904" calcext:value-type="float">
            <text:p>0.166904</text:p>
          </table:table-cell>
          <table:table-cell office:value-type="float" office:value="0.29103" calcext:value-type="float">
            <text:p>0.29103</text:p>
          </table:table-cell>
          <table:table-cell office:value-type="float" office:value="-0.000109184" calcext:value-type="float">
            <text:p>-0.000109184</text:p>
          </table:table-cell>
          <table:table-cell office:value-type="float" office:value="0.516714" calcext:value-type="float">
            <text:p>0.516714</text:p>
          </table:table-cell>
          <table:table-cell office:value-type="float" office:value="0.113345" calcext:value-type="float">
            <text:p>0.113345</text:p>
          </table:table-cell>
          <table:table-cell/>
          <table:table-cell office:value-type="float" office:value="0.074043" calcext:value-type="float">
            <text:p>0.074043</text:p>
          </table:table-cell>
          <table:table-cell office:value-type="float" office:value="0.42989" calcext:value-type="float">
            <text:p>0.42989</text:p>
          </table:table-cell>
          <table:table-cell office:value-type="float" office:value="0.142492" calcext:value-type="float">
            <text:p>0.142492</text:p>
          </table:table-cell>
          <table:table-cell office:value-type="float" office:value="0.351489" calcext:value-type="float">
            <text:p>0.351489</text:p>
          </table:table-cell>
          <table:table-cell office:value-type="float" office:value="0.210183" calcext:value-type="float">
            <text:p>0.210183</text:p>
          </table:table-cell>
          <table:table-cell office:value-type="float" office:value="0.318623" calcext:value-type="float">
            <text:p>0.318623</text:p>
          </table:table-cell>
          <table:table-cell office:value-type="float" office:value="0.0995359" calcext:value-type="float">
            <text:p>0.0995359</text:p>
          </table:table-cell>
          <table:table-cell office:value-type="float" office:value="0.425506" calcext:value-type="float">
            <text:p>0.425506</text:p>
          </table:table-cell>
          <table:table-cell office:value-type="float" office:value="0.152179" calcext:value-type="float">
            <text:p>0.152179</text:p>
          </table:table-cell>
          <table:table-cell/>
          <table:table-cell office:value-type="float" office:value="0.0951888" calcext:value-type="float">
            <text:p>0.0951888</text:p>
          </table:table-cell>
          <table:table-cell office:value-type="float" office:value="0.323764" calcext:value-type="float">
            <text:p>0.323764</text:p>
          </table:table-cell>
          <table:table-cell office:value-type="float" office:value="0.168645" calcext:value-type="float">
            <text:p>0.168645</text:p>
          </table:table-cell>
          <table:table-cell office:value-type="float" office:value="0.306056" calcext:value-type="float">
            <text:p>0.306056</text:p>
          </table:table-cell>
          <table:table-cell office:value-type="float" office:value="0.211167" calcext:value-type="float">
            <text:p>0.211167</text:p>
          </table:table-cell>
          <table:table-cell office:value-type="float" office:value="0.282938" calcext:value-type="float">
            <text:p>0.282938</text:p>
          </table:table-cell>
          <table:table-cell office:value-type="float" office:value="0.156398" calcext:value-type="float">
            <text:p>0.156398</text:p>
          </table:table-cell>
          <table:table-cell office:value-type="float" office:value="0.296305" calcext:value-type="float">
            <text:p>0.296305</text:p>
          </table:table-cell>
          <table:table-cell office:value-type="float" office:value="0.159439" calcext:value-type="float">
            <text:p>0.159439</text:p>
          </table:table-cell>
          <table:table-cell/>
          <table:table-cell office:value-type="float" office:value="0.107548" calcext:value-type="float">
            <text:p>0.107548</text:p>
          </table:table-cell>
          <table:table-cell office:value-type="float" office:value="0.172169" calcext:value-type="float">
            <text:p>0.172169</text:p>
          </table:table-cell>
          <table:table-cell office:value-type="float" office:value="0.176058" calcext:value-type="float">
            <text:p>0.176058</text:p>
          </table:table-cell>
          <table:table-cell office:value-type="float" office:value="0.165397" calcext:value-type="float">
            <text:p>0.165397</text:p>
          </table:table-cell>
          <table:table-cell office:value-type="float" office:value="0.181358" calcext:value-type="float">
            <text:p>0.181358</text:p>
          </table:table-cell>
          <table:table-cell office:value-type="float" office:value="0.16381" calcext:value-type="float">
            <text:p>0.16381</text:p>
          </table:table-cell>
          <table:table-cell office:value-type="float" office:value="0.167215" calcext:value-type="float">
            <text:p>0.167215</text:p>
          </table:table-cell>
          <table:table-cell office:value-type="float" office:value="0.148996" calcext:value-type="float">
            <text:p>0.148996</text:p>
          </table:table-cell>
          <table:table-cell office:value-type="float" office:value="0.153935" calcext:value-type="float">
            <text:p>0.153935</text:p>
          </table:table-cell>
        </table:table-row>
        <table:table-row table:style-name="ro1">
          <table:table-cell office:value-type="string" calcext:value-type="string">
            <text:p>t25</text:p>
          </table:table-cell>
          <table:table-cell office:value-type="float" office:value="0.072782" calcext:value-type="float">
            <text:p>0.072782</text:p>
          </table:table-cell>
          <table:table-cell office:value-type="float" office:value="0.211294" calcext:value-type="float">
            <text:p>0.211294</text:p>
          </table:table-cell>
          <table:table-cell office:value-type="float" office:value="0.0444663" calcext:value-type="float">
            <text:p>0.0444663</text:p>
          </table:table-cell>
          <table:table-cell office:value-type="float" office:value="0.124185" calcext:value-type="float">
            <text:p>0.124185</text:p>
          </table:table-cell>
          <table:table-cell office:value-type="float" office:value="0.427377" calcext:value-type="float">
            <text:p>0.427377</text:p>
          </table:table-cell>
          <table:table-cell office:value-type="float" office:value="0.38699" calcext:value-type="float">
            <text:p>0.38699</text:p>
          </table:table-cell>
          <table:table-cell office:value-type="float" office:value="0.356695" calcext:value-type="float">
            <text:p>0.356695</text:p>
          </table:table-cell>
          <table:table-cell office:value-type="float" office:value="0.389007" calcext:value-type="float">
            <text:p>0.389007</text:p>
          </table:table-cell>
          <table:table-cell office:value-type="float" office:value="0.0591877" calcext:value-type="float">
            <text:p>0.0591877</text:p>
          </table:table-cell>
          <table:table-cell/>
          <table:table-cell office:value-type="float" office:value="0.124578" calcext:value-type="float">
            <text:p>0.124578</text:p>
          </table:table-cell>
          <table:table-cell office:value-type="float" office:value="0.264553" calcext:value-type="float">
            <text:p>0.264553</text:p>
          </table:table-cell>
          <table:table-cell office:value-type="float" office:value="0.097978" calcext:value-type="float">
            <text:p>0.097978</text:p>
          </table:table-cell>
          <table:table-cell office:value-type="float" office:value="0.195294" calcext:value-type="float">
            <text:p>0.195294</text:p>
          </table:table-cell>
          <table:table-cell office:value-type="float" office:value="0.390378" calcext:value-type="float">
            <text:p>0.390378</text:p>
          </table:table-cell>
          <table:table-cell office:value-type="float" office:value="0.417547" calcext:value-type="float">
            <text:p>0.417547</text:p>
          </table:table-cell>
          <table:table-cell office:value-type="float" office:value="0.326387" calcext:value-type="float">
            <text:p>0.326387</text:p>
          </table:table-cell>
          <table:table-cell office:value-type="float" office:value="0.39644" calcext:value-type="float">
            <text:p>0.39644</text:p>
          </table:table-cell>
          <table:table-cell office:value-type="float" office:value="0.14797" calcext:value-type="float">
            <text:p>0.14797</text:p>
          </table:table-cell>
          <table:table-cell/>
          <table:table-cell office:value-type="float" office:value="0.137423" calcext:value-type="float">
            <text:p>0.137423</text:p>
          </table:table-cell>
          <table:table-cell office:value-type="float" office:value="0.262553" calcext:value-type="float">
            <text:p>0.262553</text:p>
          </table:table-cell>
          <table:table-cell office:value-type="float" office:value="0.118888" calcext:value-type="float">
            <text:p>0.118888</text:p>
          </table:table-cell>
          <table:table-cell office:value-type="float" office:value="0.221445" calcext:value-type="float">
            <text:p>0.221445</text:p>
          </table:table-cell>
          <table:table-cell office:value-type="float" office:value="0.314186" calcext:value-type="float">
            <text:p>0.314186</text:p>
          </table:table-cell>
          <table:table-cell office:value-type="float" office:value="0.321698" calcext:value-type="float">
            <text:p>0.321698</text:p>
          </table:table-cell>
          <table:table-cell office:value-type="float" office:value="0.279441" calcext:value-type="float">
            <text:p>0.279441</text:p>
          </table:table-cell>
          <table:table-cell office:value-type="float" office:value="0.318777" calcext:value-type="float">
            <text:p>0.318777</text:p>
          </table:table-cell>
          <table:table-cell office:value-type="float" office:value="0.18941" calcext:value-type="float">
            <text:p>0.18941</text:p>
          </table:table-cell>
          <table:table-cell/>
          <table:table-cell office:value-type="float" office:value="0.131657" calcext:value-type="float">
            <text:p>0.131657</text:p>
          </table:table-cell>
          <table:table-cell office:value-type="float" office:value="0.180376" calcext:value-type="float">
            <text:p>0.180376</text:p>
          </table:table-cell>
          <table:table-cell office:value-type="float" office:value="0.132852" calcext:value-type="float">
            <text:p>0.132852</text:p>
          </table:table-cell>
          <table:table-cell office:value-type="float" office:value="0.178179" calcext:value-type="float">
            <text:p>0.178179</text:p>
          </table:table-cell>
          <table:table-cell office:value-type="float" office:value="0.214016" calcext:value-type="float">
            <text:p>0.214016</text:p>
          </table:table-cell>
          <table:table-cell office:value-type="float" office:value="0.174218" calcext:value-type="float">
            <text:p>0.174218</text:p>
          </table:table-cell>
          <table:table-cell office:value-type="float" office:value="0.209129" calcext:value-type="float">
            <text:p>0.209129</text:p>
          </table:table-cell>
          <table:table-cell office:value-type="float" office:value="0.18605" calcext:value-type="float">
            <text:p>0.18605</text:p>
          </table:table-cell>
          <table:table-cell office:value-type="float" office:value="0.197658" calcext:value-type="float">
            <text:p>0.197658</text:p>
          </table:table-cell>
        </table:table-row>
        <table:table-row table:style-name="ro1">
          <table:table-cell office:value-type="string" calcext:value-type="string">
            <text:p>t26</text:p>
          </table:table-cell>
          <table:table-cell office:value-type="float" office:value="-0.00237412" calcext:value-type="float">
            <text:p>-0.00237412</text:p>
          </table:table-cell>
          <table:table-cell office:value-type="float" office:value="0.108663" calcext:value-type="float">
            <text:p>0.108663</text:p>
          </table:table-cell>
          <table:table-cell office:value-type="float" office:value="-0.0477108" calcext:value-type="float">
            <text:p>-0.0477108</text:p>
          </table:table-cell>
          <table:table-cell office:value-type="float" office:value="0.347227" calcext:value-type="float">
            <text:p>0.347227</text:p>
          </table:table-cell>
          <table:table-cell office:value-type="float" office:value="0.258666" calcext:value-type="float">
            <text:p>0.258666</text:p>
          </table:table-cell>
          <table:table-cell office:value-type="float" office:value="0.517518" calcext:value-type="float">
            <text:p>0.517518</text:p>
          </table:table-cell>
          <table:table-cell office:value-type="float" office:value="0.116474" calcext:value-type="float">
            <text:p>0.116474</text:p>
          </table:table-cell>
          <table:table-cell office:value-type="float" office:value="0.457092" calcext:value-type="float">
            <text:p>0.457092</text:p>
          </table:table-cell>
          <table:table-cell office:value-type="float" office:value="0.368253" calcext:value-type="float">
            <text:p>0.368253</text:p>
          </table:table-cell>
          <table:table-cell/>
          <table:table-cell office:value-type="float" office:value="0.0574048" calcext:value-type="float">
            <text:p>0.0574048</text:p>
          </table:table-cell>
          <table:table-cell office:value-type="float" office:value="0.202345" calcext:value-type="float">
            <text:p>0.202345</text:p>
          </table:table-cell>
          <table:table-cell office:value-type="float" office:value="0.0209336" calcext:value-type="float">
            <text:p>0.0209336</text:p>
          </table:table-cell>
          <table:table-cell office:value-type="float" office:value="0.324914" calcext:value-type="float">
            <text:p>0.324914</text:p>
          </table:table-cell>
          <table:table-cell office:value-type="float" office:value="0.308953" calcext:value-type="float">
            <text:p>0.308953</text:p>
          </table:table-cell>
          <table:table-cell office:value-type="float" office:value="0.437862" calcext:value-type="float">
            <text:p>0.437862</text:p>
          </table:table-cell>
          <table:table-cell office:value-type="float" office:value="0.226222" calcext:value-type="float">
            <text:p>0.226222</text:p>
          </table:table-cell>
          <table:table-cell office:value-type="float" office:value="0.415832" calcext:value-type="float">
            <text:p>0.415832</text:p>
          </table:table-cell>
          <table:table-cell office:value-type="float" office:value="0.365285" calcext:value-type="float">
            <text:p>0.365285</text:p>
          </table:table-cell>
          <table:table-cell/>
          <table:table-cell office:value-type="float" office:value="0.0845878" calcext:value-type="float">
            <text:p>0.0845878</text:p>
          </table:table-cell>
          <table:table-cell office:value-type="float" office:value="0.235409" calcext:value-type="float">
            <text:p>0.235409</text:p>
          </table:table-cell>
          <table:table-cell office:value-type="float" office:value="0.0650393" calcext:value-type="float">
            <text:p>0.0650393</text:p>
          </table:table-cell>
          <table:table-cell office:value-type="float" office:value="0.267967" calcext:value-type="float">
            <text:p>0.267967</text:p>
          </table:table-cell>
          <table:table-cell office:value-type="float" office:value="0.29235" calcext:value-type="float">
            <text:p>0.29235</text:p>
          </table:table-cell>
          <table:table-cell office:value-type="float" office:value="0.307992" calcext:value-type="float">
            <text:p>0.307992</text:p>
          </table:table-cell>
          <table:table-cell office:value-type="float" office:value="0.247122" calcext:value-type="float">
            <text:p>0.247122</text:p>
          </table:table-cell>
          <table:table-cell office:value-type="float" office:value="0.311599" calcext:value-type="float">
            <text:p>0.311599</text:p>
          </table:table-cell>
          <table:table-cell office:value-type="float" office:value="0.299917" calcext:value-type="float">
            <text:p>0.299917</text:p>
          </table:table-cell>
          <table:table-cell/>
          <table:table-cell office:value-type="float" office:value="0.0971674" calcext:value-type="float">
            <text:p>0.0971674</text:p>
          </table:table-cell>
          <table:table-cell office:value-type="float" office:value="0.189508" calcext:value-type="float">
            <text:p>0.189508</text:p>
          </table:table-cell>
          <table:table-cell office:value-type="float" office:value="0.114167" calcext:value-type="float">
            <text:p>0.114167</text:p>
          </table:table-cell>
          <table:table-cell office:value-type="float" office:value="0.189875" calcext:value-type="float">
            <text:p>0.189875</text:p>
          </table:table-cell>
          <table:table-cell office:value-type="float" office:value="0.156078" calcext:value-type="float">
            <text:p>0.156078</text:p>
          </table:table-cell>
          <table:table-cell office:value-type="float" office:value="0.153573" calcext:value-type="float">
            <text:p>0.153573</text:p>
          </table:table-cell>
          <table:table-cell office:value-type="float" office:value="0.16809" calcext:value-type="float">
            <text:p>0.16809</text:p>
          </table:table-cell>
          <table:table-cell office:value-type="float" office:value="0.160792" calcext:value-type="float">
            <text:p>0.160792</text:p>
          </table:table-cell>
          <table:table-cell office:value-type="float" office:value="0.170003" calcext:value-type="float">
            <text:p>0.170003</text:p>
          </table:table-cell>
        </table:table-row>
        <table:table-row table:style-name="ro1">
          <table:table-cell office:value-type="string" calcext:value-type="string">
            <text:p>t27</text:p>
          </table:table-cell>
          <table:table-cell office:value-type="float" office:value="0.356903" calcext:value-type="float">
            <text:p>0.356903</text:p>
          </table:table-cell>
          <table:table-cell office:value-type="float" office:value="0.471713" calcext:value-type="float">
            <text:p>0.471713</text:p>
          </table:table-cell>
          <table:table-cell office:value-type="float" office:value="-0.00565536" calcext:value-type="float">
            <text:p>-0.00565536</text:p>
          </table:table-cell>
          <table:table-cell office:value-type="float" office:value="0.26387" calcext:value-type="float">
            <text:p>0.26387</text:p>
          </table:table-cell>
          <table:table-cell office:value-type="float" office:value="0.114077" calcext:value-type="float">
            <text:p>0.114077</text:p>
          </table:table-cell>
          <table:table-cell office:value-type="float" office:value="0.274211" calcext:value-type="float">
            <text:p>0.274211</text:p>
          </table:table-cell>
          <table:table-cell office:value-type="float" office:value="0.0486259" calcext:value-type="float">
            <text:p>0.0486259</text:p>
          </table:table-cell>
          <table:table-cell office:value-type="float" office:value="0.153816" calcext:value-type="float">
            <text:p>0.153816</text:p>
          </table:table-cell>
          <table:table-cell office:value-type="float" office:value="0.055569" calcext:value-type="float">
            <text:p>0.055569</text:p>
          </table:table-cell>
          <table:table-cell/>
          <table:table-cell office:value-type="float" office:value="0.35941" calcext:value-type="float">
            <text:p>0.35941</text:p>
          </table:table-cell>
          <table:table-cell office:value-type="float" office:value="0.433626" calcext:value-type="float">
            <text:p>0.433626</text:p>
          </table:table-cell>
          <table:table-cell office:value-type="float" office:value="0.0708869" calcext:value-type="float">
            <text:p>0.0708869</text:p>
          </table:table-cell>
          <table:table-cell office:value-type="float" office:value="0.298286" calcext:value-type="float">
            <text:p>0.298286</text:p>
          </table:table-cell>
          <table:table-cell office:value-type="float" office:value="0.184569" calcext:value-type="float">
            <text:p>0.184569</text:p>
          </table:table-cell>
          <table:table-cell office:value-type="float" office:value="0.316386" calcext:value-type="float">
            <text:p>0.316386</text:p>
          </table:table-cell>
          <table:table-cell office:value-type="float" office:value="0.104675" calcext:value-type="float">
            <text:p>0.104675</text:p>
          </table:table-cell>
          <table:table-cell office:value-type="float" office:value="0.20298" calcext:value-type="float">
            <text:p>0.20298</text:p>
          </table:table-cell>
          <table:table-cell office:value-type="float" office:value="0.113879" calcext:value-type="float">
            <text:p>0.113879</text:p>
          </table:table-cell>
          <table:table-cell/>
          <table:table-cell office:value-type="float" office:value="0.305622" calcext:value-type="float">
            <text:p>0.305622</text:p>
          </table:table-cell>
          <table:table-cell office:value-type="float" office:value="0.327082" calcext:value-type="float">
            <text:p>0.327082</text:p>
          </table:table-cell>
          <table:table-cell office:value-type="float" office:value="0.126854" calcext:value-type="float">
            <text:p>0.126854</text:p>
          </table:table-cell>
          <table:table-cell office:value-type="float" office:value="0.270197" calcext:value-type="float">
            <text:p>0.270197</text:p>
          </table:table-cell>
          <table:table-cell office:value-type="float" office:value="0.215486" calcext:value-type="float">
            <text:p>0.215486</text:p>
          </table:table-cell>
          <table:table-cell office:value-type="float" office:value="0.302687" calcext:value-type="float">
            <text:p>0.302687</text:p>
          </table:table-cell>
          <table:table-cell office:value-type="float" office:value="0.128239" calcext:value-type="float">
            <text:p>0.128239</text:p>
          </table:table-cell>
          <table:table-cell office:value-type="float" office:value="0.211995" calcext:value-type="float">
            <text:p>0.211995</text:p>
          </table:table-cell>
          <table:table-cell office:value-type="float" office:value="0.133727" calcext:value-type="float">
            <text:p>0.133727</text:p>
          </table:table-cell>
          <table:table-cell/>
          <table:table-cell office:value-type="float" office:value="0.187504" calcext:value-type="float">
            <text:p>0.187504</text:p>
          </table:table-cell>
          <table:table-cell office:value-type="float" office:value="0.177511" calcext:value-type="float">
            <text:p>0.177511</text:p>
          </table:table-cell>
          <table:table-cell office:value-type="float" office:value="0.167021" calcext:value-type="float">
            <text:p>0.167021</text:p>
          </table:table-cell>
          <table:table-cell office:value-type="float" office:value="0.198258" calcext:value-type="float">
            <text:p>0.198258</text:p>
          </table:table-cell>
          <table:table-cell office:value-type="float" office:value="0.182521" calcext:value-type="float">
            <text:p>0.182521</text:p>
          </table:table-cell>
          <table:table-cell office:value-type="float" office:value="0.200387" calcext:value-type="float">
            <text:p>0.200387</text:p>
          </table:table-cell>
          <table:table-cell office:value-type="float" office:value="0.142349" calcext:value-type="float">
            <text:p>0.142349</text:p>
          </table:table-cell>
          <table:table-cell office:value-type="float" office:value="0.195308" calcext:value-type="float">
            <text:p>0.195308</text:p>
          </table:table-cell>
          <table:table-cell office:value-type="float" office:value="0.144162" calcext:value-type="float">
            <text:p>0.144162</text:p>
          </table:table-cell>
        </table:table-row>
        <table:table-row table:style-name="ro1">
          <table:table-cell office:value-type="string" calcext:value-type="string">
            <text:p>t28</text:p>
          </table:table-cell>
          <table:table-cell office:value-type="float" office:value="0.06571" calcext:value-type="float">
            <text:p>0.06571</text:p>
          </table:table-cell>
          <table:table-cell office:value-type="float" office:value="0.224223" calcext:value-type="float">
            <text:p>0.224223</text:p>
          </table:table-cell>
          <table:table-cell office:value-type="float" office:value="0.383635" calcext:value-type="float">
            <text:p>0.383635</text:p>
          </table:table-cell>
          <table:table-cell office:value-type="float" office:value="0.212825" calcext:value-type="float">
            <text:p>0.212825</text:p>
          </table:table-cell>
          <table:table-cell office:value-type="float" office:value="0.239221" calcext:value-type="float">
            <text:p>0.239221</text:p>
          </table:table-cell>
          <table:table-cell office:value-type="float" office:value="0.127791" calcext:value-type="float">
            <text:p>0.127791</text:p>
          </table:table-cell>
          <table:table-cell office:value-type="float" office:value="-0.050636" calcext:value-type="float">
            <text:p>-0.050636</text:p>
          </table:table-cell>
          <table:table-cell office:value-type="float" office:value="0.245488" calcext:value-type="float">
            <text:p>0.245488</text:p>
          </table:table-cell>
          <table:table-cell office:value-type="float" office:value="0.185747" calcext:value-type="float">
            <text:p>0.185747</text:p>
          </table:table-cell>
          <table:table-cell/>
          <table:table-cell office:value-type="float" office:value="0.151757" calcext:value-type="float">
            <text:p>0.151757</text:p>
          </table:table-cell>
          <table:table-cell office:value-type="float" office:value="0.333005" calcext:value-type="float">
            <text:p>0.333005</text:p>
          </table:table-cell>
          <table:table-cell office:value-type="float" office:value="0.341436" calcext:value-type="float">
            <text:p>0.341436</text:p>
          </table:table-cell>
          <table:table-cell office:value-type="float" office:value="0.259014" calcext:value-type="float">
            <text:p>0.259014</text:p>
          </table:table-cell>
          <table:table-cell office:value-type="float" office:value="0.259344" calcext:value-type="float">
            <text:p>0.259344</text:p>
          </table:table-cell>
          <table:table-cell office:value-type="float" office:value="0.204438" calcext:value-type="float">
            <text:p>0.204438</text:p>
          </table:table-cell>
          <table:table-cell office:value-type="float" office:value="0.0182434" calcext:value-type="float">
            <text:p>0.0182434</text:p>
          </table:table-cell>
          <table:table-cell office:value-type="float" office:value="0.25491" calcext:value-type="float">
            <text:p>0.25491</text:p>
          </table:table-cell>
          <table:table-cell office:value-type="float" office:value="0.20932" calcext:value-type="float">
            <text:p>0.20932</text:p>
          </table:table-cell>
          <table:table-cell/>
          <table:table-cell office:value-type="float" office:value="0.19092" calcext:value-type="float">
            <text:p>0.19092</text:p>
          </table:table-cell>
          <table:table-cell office:value-type="float" office:value="0.297903" calcext:value-type="float">
            <text:p>0.297903</text:p>
          </table:table-cell>
          <table:table-cell office:value-type="float" office:value="0.271367" calcext:value-type="float">
            <text:p>0.271367</text:p>
          </table:table-cell>
          <table:table-cell office:value-type="float" office:value="0.260833" calcext:value-type="float">
            <text:p>0.260833</text:p>
          </table:table-cell>
          <table:table-cell office:value-type="float" office:value="0.234233" calcext:value-type="float">
            <text:p>0.234233</text:p>
          </table:table-cell>
          <table:table-cell office:value-type="float" office:value="0.223603" calcext:value-type="float">
            <text:p>0.223603</text:p>
          </table:table-cell>
          <table:table-cell office:value-type="float" office:value="0.0677659" calcext:value-type="float">
            <text:p>0.0677659</text:p>
          </table:table-cell>
          <table:table-cell office:value-type="float" office:value="0.255748" calcext:value-type="float">
            <text:p>0.255748</text:p>
          </table:table-cell>
          <table:table-cell office:value-type="float" office:value="0.201227" calcext:value-type="float">
            <text:p>0.201227</text:p>
          </table:table-cell>
          <table:table-cell/>
          <table:table-cell office:value-type="float" office:value="0.196431" calcext:value-type="float">
            <text:p>0.196431</text:p>
          </table:table-cell>
          <table:table-cell office:value-type="float" office:value="0.171125" calcext:value-type="float">
            <text:p>0.171125</text:p>
          </table:table-cell>
          <table:table-cell office:value-type="float" office:value="0.201737" calcext:value-type="float">
            <text:p>0.201737</text:p>
          </table:table-cell>
          <table:table-cell office:value-type="float" office:value="0.158702" calcext:value-type="float">
            <text:p>0.158702</text:p>
          </table:table-cell>
          <table:table-cell office:value-type="float" office:value="0.196711" calcext:value-type="float">
            <text:p>0.196711</text:p>
          </table:table-cell>
          <table:table-cell office:value-type="float" office:value="0.176898" calcext:value-type="float">
            <text:p>0.176898</text:p>
          </table:table-cell>
          <table:table-cell office:value-type="float" office:value="0.118322" calcext:value-type="float">
            <text:p>0.118322</text:p>
          </table:table-cell>
          <table:table-cell office:value-type="float" office:value="0.178864" calcext:value-type="float">
            <text:p>0.178864</text:p>
          </table:table-cell>
          <table:table-cell office:value-type="float" office:value="0.159473" calcext:value-type="float">
            <text:p>0.159473</text:p>
          </table:table-cell>
        </table:table-row>
        <table:table-row table:style-name="ro1">
          <table:table-cell office:value-type="string" calcext:value-type="string">
            <text:p>t29</text:p>
          </table:table-cell>
          <table:table-cell office:value-type="float" office:value="0.170301" calcext:value-type="float">
            <text:p>0.170301</text:p>
          </table:table-cell>
          <table:table-cell office:value-type="float" office:value="0.237665" calcext:value-type="float">
            <text:p>0.237665</text:p>
          </table:table-cell>
          <table:table-cell office:value-type="float" office:value="-0.0501021" calcext:value-type="float">
            <text:p>-0.0501021</text:p>
          </table:table-cell>
          <table:table-cell office:value-type="float" office:value="0.12081" calcext:value-type="float">
            <text:p>0.12081</text:p>
          </table:table-cell>
          <table:table-cell office:value-type="float" office:value="0.246531" calcext:value-type="float">
            <text:p>0.246531</text:p>
          </table:table-cell>
          <table:table-cell office:value-type="float" office:value="0.210753" calcext:value-type="float">
            <text:p>0.210753</text:p>
          </table:table-cell>
          <table:table-cell office:value-type="float" office:value="0.403732" calcext:value-type="float">
            <text:p>0.403732</text:p>
          </table:table-cell>
          <table:table-cell office:value-type="float" office:value="0.228185" calcext:value-type="float">
            <text:p>0.228185</text:p>
          </table:table-cell>
          <table:table-cell office:value-type="float" office:value="0.0740563" calcext:value-type="float">
            <text:p>0.0740563</text:p>
          </table:table-cell>
          <table:table-cell/>
          <table:table-cell office:value-type="float" office:value="0.198024" calcext:value-type="float">
            <text:p>0.198024</text:p>
          </table:table-cell>
          <table:table-cell office:value-type="float" office:value="0.251953" calcext:value-type="float">
            <text:p>0.251953</text:p>
          </table:table-cell>
          <table:table-cell office:value-type="float" office:value="0.0187506" calcext:value-type="float">
            <text:p>0.0187506</text:p>
          </table:table-cell>
          <table:table-cell office:value-type="float" office:value="0.199522" calcext:value-type="float">
            <text:p>0.199522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256462" calcext:value-type="float">
            <text:p>0.256462</text:p>
          </table:table-cell>
          <table:table-cell office:value-type="float" office:value="0.354286" calcext:value-type="float">
            <text:p>0.354286</text:p>
          </table:table-cell>
          <table:table-cell office:value-type="float" office:value="0.333822" calcext:value-type="float">
            <text:p>0.333822</text:p>
          </table:table-cell>
          <table:table-cell office:value-type="float" office:value="0.159486" calcext:value-type="float">
            <text:p>0.159486</text:p>
          </table:table-cell>
          <table:table-cell/>
          <table:table-cell office:value-type="float" office:value="0.192982" calcext:value-type="float">
            <text:p>0.192982</text:p>
          </table:table-cell>
          <table:table-cell office:value-type="float" office:value="0.256427" calcext:value-type="float">
            <text:p>0.256427</text:p>
          </table:table-cell>
          <table:table-cell office:value-type="float" office:value="0.0679421" calcext:value-type="float">
            <text:p>0.0679421</text:p>
          </table:table-cell>
          <table:table-cell office:value-type="float" office:value="0.221552" calcext:value-type="float">
            <text:p>0.221552</text:p>
          </table:table-cell>
          <table:table-cell office:value-type="float" office:value="0.238728" calcext:value-type="float">
            <text:p>0.238728</text:p>
          </table:table-cell>
          <table:table-cell office:value-type="float" office:value="0.258978" calcext:value-type="float">
            <text:p>0.258978</text:p>
          </table:table-cell>
          <table:table-cell office:value-type="float" office:value="0.27957" calcext:value-type="float">
            <text:p>0.27957</text:p>
          </table:table-cell>
          <table:table-cell office:value-type="float" office:value="0.305753" calcext:value-type="float">
            <text:p>0.305753</text:p>
          </table:table-cell>
          <table:table-cell office:value-type="float" office:value="0.197848" calcext:value-type="float">
            <text:p>0.197848</text:p>
          </table:table-cell>
          <table:table-cell/>
          <table:table-cell office:value-type="float" office:value="0.160635" calcext:value-type="float">
            <text:p>0.160635</text:p>
          </table:table-cell>
          <table:table-cell office:value-type="float" office:value="0.193858" calcext:value-type="float">
            <text:p>0.193858</text:p>
          </table:table-cell>
          <table:table-cell office:value-type="float" office:value="0.117814" calcext:value-type="float">
            <text:p>0.117814</text:p>
          </table:table-cell>
          <table:table-cell office:value-type="float" office:value="0.185909" calcext:value-type="float">
            <text:p>0.185909</text:p>
          </table:table-cell>
          <table:table-cell office:value-type="float" office:value="0.202264" calcext:value-type="float">
            <text:p>0.202264</text:p>
          </table:table-cell>
          <table:table-cell office:value-type="float" office:value="0.172537" calcext:value-type="float">
            <text:p>0.172537</text:p>
          </table:table-cell>
          <table:table-cell office:value-type="float" office:value="0.207524" calcext:value-type="float">
            <text:p>0.207524</text:p>
          </table:table-cell>
          <table:table-cell office:value-type="float" office:value="0.188481" calcext:value-type="float">
            <text:p>0.188481</text:p>
          </table:table-cell>
          <table:table-cell office:value-type="float" office:value="0.202354" calcext:value-type="float">
            <text:p>0.202354</text:p>
          </table:table-cell>
        </table:table-row>
        <table:table-row table:style-name="ro1">
          <table:table-cell office:value-type="string" calcext:value-type="string">
            <text:p>t30</text:p>
          </table:table-cell>
          <table:table-cell office:value-type="float" office:value="0.0471498" calcext:value-type="float">
            <text:p>0.0471498</text:p>
          </table:table-cell>
          <table:table-cell office:value-type="float" office:value="0.141503" calcext:value-type="float">
            <text:p>0.141503</text:p>
          </table:table-cell>
          <table:table-cell office:value-type="float" office:value="0.0404905" calcext:value-type="float">
            <text:p>0.0404905</text:p>
          </table:table-cell>
          <table:table-cell office:value-type="float" office:value="0.280162" calcext:value-type="float">
            <text:p>0.280162</text:p>
          </table:table-cell>
          <table:table-cell office:value-type="float" office:value="0.120483" calcext:value-type="float">
            <text:p>0.120483</text:p>
          </table:table-cell>
          <table:table-cell office:value-type="float" office:value="0.273985" calcext:value-type="float">
            <text:p>0.273985</text:p>
          </table:table-cell>
          <table:table-cell office:value-type="float" office:value="-0.0016708" calcext:value-type="float">
            <text:p>-0.0016708</text:p>
          </table:table-cell>
          <table:table-cell office:value-type="float" office:value="0.476946" calcext:value-type="float">
            <text:p>0.476946</text:p>
          </table:table-cell>
          <table:table-cell office:value-type="float" office:value="0.367712" calcext:value-type="float">
            <text:p>0.367712</text:p>
          </table:table-cell>
          <table:table-cell/>
          <table:table-cell office:value-type="float" office:value="0.105735" calcext:value-type="float">
            <text:p>0.105735</text:p>
          </table:table-cell>
          <table:table-cell office:value-type="float" office:value="0.193988" calcext:value-type="float">
            <text:p>0.193988</text:p>
          </table:table-cell>
          <table:table-cell office:value-type="float" office:value="0.0984594" calcext:value-type="float">
            <text:p>0.0984594</text:p>
          </table:table-cell>
          <table:table-cell office:value-type="float" office:value="0.318558" calcext:value-type="float">
            <text:p>0.318558</text:p>
          </table:table-cell>
          <table:table-cell office:value-type="float" office:value="0.189514" calcext:value-type="float">
            <text:p>0.189514</text:p>
          </table:table-cell>
          <table:table-cell office:value-type="float" office:value="0.305179" calcext:value-type="float">
            <text:p>0.305179</text:p>
          </table:table-cell>
          <table:table-cell office:value-type="float" office:value="0.073352" calcext:value-type="float">
            <text:p>0.073352</text:p>
          </table:table-cell>
          <table:table-cell office:value-type="float" office:value="0.435812" calcext:value-type="float">
            <text:p>0.435812</text:p>
          </table:table-cell>
          <table:table-cell office:value-type="float" office:value="0.364864" calcext:value-type="float">
            <text:p>0.364864</text:p>
          </table:table-cell>
          <table:table-cell/>
          <table:table-cell office:value-type="float" office:value="0.126583" calcext:value-type="float">
            <text:p>0.126583</text:p>
          </table:table-cell>
          <table:table-cell office:value-type="float" office:value="0.206672" calcext:value-type="float">
            <text:p>0.206672</text:p>
          </table:table-cell>
          <table:table-cell office:value-type="float" office:value="0.123966" calcext:value-type="float">
            <text:p>0.123966</text:p>
          </table:table-cell>
          <table:table-cell office:value-type="float" office:value="0.300169" calcext:value-type="float">
            <text:p>0.300169</text:p>
          </table:table-cell>
          <table:table-cell office:value-type="float" office:value="0.218909" calcext:value-type="float">
            <text:p>0.218909</text:p>
          </table:table-cell>
          <table:table-cell office:value-type="float" office:value="0.27145" calcext:value-type="float">
            <text:p>0.27145</text:p>
          </table:table-cell>
          <table:table-cell office:value-type="float" office:value="0.127249" calcext:value-type="float">
            <text:p>0.127249</text:p>
          </table:table-cell>
          <table:table-cell office:value-type="float" office:value="0.318912" calcext:value-type="float">
            <text:p>0.318912</text:p>
          </table:table-cell>
          <table:table-cell office:value-type="float" office:value="0.299065" calcext:value-type="float">
            <text:p>0.299065</text:p>
          </table:table-cell>
          <table:table-cell/>
          <table:table-cell office:value-type="float" office:value="0.137659" calcext:value-type="float">
            <text:p>0.137659</text:p>
          </table:table-cell>
          <table:table-cell office:value-type="float" office:value="0.186562" calcext:value-type="float">
            <text:p>0.186562</text:p>
          </table:table-cell>
          <table:table-cell office:value-type="float" office:value="0.14" calcext:value-type="float">
            <text:p>0.14</text:p>
          </table:table-cell>
          <table:table-cell office:value-type="float" office:value="0.181993" calcext:value-type="float">
            <text:p>0.181993</text:p>
          </table:table-cell>
          <table:table-cell office:value-type="float" office:value="0.172713" calcext:value-type="float">
            <text:p>0.172713</text:p>
          </table:table-cell>
          <table:table-cell office:value-type="float" office:value="0.183685" calcext:value-type="float">
            <text:p>0.183685</text:p>
          </table:table-cell>
          <table:table-cell office:value-type="float" office:value="0.165596" calcext:value-type="float">
            <text:p>0.165596</text:p>
          </table:table-cell>
          <table:table-cell office:value-type="float" office:value="0.15641" calcext:value-type="float">
            <text:p>0.15641</text:p>
          </table:table-cell>
          <table:table-cell office:value-type="float" office:value="0.168529" calcext:value-type="float">
            <text:p>0.168529</text:p>
          </table:table-cell>
        </table:table-row>
        <table:table-row table:style-name="ro1">
          <table:table-cell office:value-type="string" calcext:value-type="string">
            <text:p>t31</text:p>
          </table:table-cell>
          <table:table-cell office:value-type="float" office:value="0.357222" calcext:value-type="float">
            <text:p>0.357222</text:p>
          </table:table-cell>
          <table:table-cell office:value-type="float" office:value="0.396713" calcext:value-type="float">
            <text:p>0.396713</text:p>
          </table:table-cell>
          <table:table-cell office:value-type="float" office:value="-0.0189788" calcext:value-type="float">
            <text:p>-0.0189788</text:p>
          </table:table-cell>
          <table:table-cell office:value-type="float" office:value="0.236001" calcext:value-type="float">
            <text:p>0.236001</text:p>
          </table:table-cell>
          <table:table-cell office:value-type="float" office:value="0.0738938" calcext:value-type="float">
            <text:p>0.0738938</text:p>
          </table:table-cell>
          <table:table-cell office:value-type="float" office:value="0.223157" calcext:value-type="float">
            <text:p>0.223157</text:p>
          </table:table-cell>
          <table:table-cell office:value-type="float" office:value="0.328149" calcext:value-type="float">
            <text:p>0.328149</text:p>
          </table:table-cell>
          <table:table-cell office:value-type="float" office:value="0.159071" calcext:value-type="float">
            <text:p>0.159071</text:p>
          </table:table-cell>
          <table:table-cell office:value-type="float" office:value="0.104069" calcext:value-type="float">
            <text:p>0.104069</text:p>
          </table:table-cell>
          <table:table-cell/>
          <table:table-cell office:value-type="float" office:value="0.359676" calcext:value-type="float">
            <text:p>0.359676</text:p>
          </table:table-cell>
          <table:table-cell office:value-type="float" office:value="0.418526" calcext:value-type="float">
            <text:p>0.418526</text:p>
          </table:table-cell>
          <table:table-cell office:value-type="float" office:value="0.0531074" calcext:value-type="float">
            <text:p>0.0531074</text:p>
          </table:table-cell>
          <table:table-cell office:value-type="float" office:value="0.259935" calcext:value-type="float">
            <text:p>0.259935</text:p>
          </table:table-cell>
          <table:table-cell office:value-type="float" office:value="0.132795" calcext:value-type="float">
            <text:p>0.132795</text:p>
          </table:table-cell>
          <table:table-cell office:value-type="float" office:value="0.295455" calcext:value-type="float">
            <text:p>0.295455</text:p>
          </table:table-cell>
          <table:table-cell office:value-type="float" office:value="0.345569" calcext:value-type="float">
            <text:p>0.345569</text:p>
          </table:table-cell>
          <table:table-cell office:value-type="float" office:value="0.287903" calcext:value-type="float">
            <text:p>0.287903</text:p>
          </table:table-cell>
          <table:table-cell office:value-type="float" office:value="0.18125" calcext:value-type="float">
            <text:p>0.18125</text:p>
          </table:table-cell>
          <table:table-cell/>
          <table:table-cell office:value-type="float" office:value="0.30515" calcext:value-type="float">
            <text:p>0.30515</text:p>
          </table:table-cell>
          <table:table-cell office:value-type="float" office:value="0.326869" calcext:value-type="float">
            <text:p>0.326869</text:p>
          </table:table-cell>
          <table:table-cell office:value-type="float" office:value="0.080517" calcext:value-type="float">
            <text:p>0.080517</text:p>
          </table:table-cell>
          <table:table-cell office:value-type="float" office:value="0.233081" calcext:value-type="float">
            <text:p>0.233081</text:p>
          </table:table-cell>
          <table:table-cell office:value-type="float" office:value="0.156212" calcext:value-type="float">
            <text:p>0.156212</text:p>
          </table:table-cell>
          <table:table-cell office:value-type="float" office:value="0.290984" calcext:value-type="float">
            <text:p>0.290984</text:p>
          </table:table-cell>
          <table:table-cell office:value-type="float" office:value="0.287286" calcext:value-type="float">
            <text:p>0.287286</text:p>
          </table:table-cell>
          <table:table-cell office:value-type="float" office:value="0.288199" calcext:value-type="float">
            <text:p>0.288199</text:p>
          </table:table-cell>
          <table:table-cell office:value-type="float" office:value="0.211577" calcext:value-type="float">
            <text:p>0.211577</text:p>
          </table:table-cell>
          <table:table-cell/>
          <table:table-cell office:value-type="float" office:value="0.186771" calcext:value-type="float">
            <text:p>0.186771</text:p>
          </table:table-cell>
          <table:table-cell office:value-type="float" office:value="0.179574" calcext:value-type="float">
            <text:p>0.179574</text:p>
          </table:table-cell>
          <table:table-cell office:value-type="float" office:value="0.101806" calcext:value-type="float">
            <text:p>0.101806</text:p>
          </table:table-cell>
          <table:table-cell office:value-type="float" office:value="0.18117" calcext:value-type="float">
            <text:p>0.18117</text:p>
          </table:table-cell>
          <table:table-cell office:value-type="float" office:value="0.164181" calcext:value-type="float">
            <text:p>0.164181</text:p>
          </table:table-cell>
          <table:table-cell office:value-type="float" office:value="0.174174" calcext:value-type="float">
            <text:p>0.174174</text:p>
          </table:table-cell>
          <table:table-cell office:value-type="float" office:value="0.206854" calcext:value-type="float">
            <text:p>0.206854</text:p>
          </table:table-cell>
          <table:table-cell office:value-type="float" office:value="0.178157" calcext:value-type="float">
            <text:p>0.178157</text:p>
          </table:table-cell>
          <table:table-cell office:value-type="float" office:value="0.206374" calcext:value-type="float">
            <text:p>0.206374</text:p>
          </table:table-cell>
        </table:table-row>
        <table:table-row table:style-name="ro1">
          <table:table-cell office:value-type="string" calcext:value-type="string">
            <text:p>t32</text:p>
          </table:table-cell>
          <table:table-cell office:value-type="float" office:value="0.0909085" calcext:value-type="float">
            <text:p>0.0909085</text:p>
          </table:table-cell>
          <table:table-cell office:value-type="float" office:value="0.154976" calcext:value-type="float">
            <text:p>0.154976</text:p>
          </table:table-cell>
          <table:table-cell office:value-type="float" office:value="0.309699" calcext:value-type="float">
            <text:p>0.309699</text:p>
          </table:table-cell>
          <table:table-cell office:value-type="float" office:value="0.230733" calcext:value-type="float">
            <text:p>0.230733</text:p>
          </table:table-cell>
          <table:table-cell office:value-type="float" office:value="0.0724423" calcext:value-type="float">
            <text:p>0.0724423</text:p>
          </table:table-cell>
          <table:table-cell office:value-type="float" office:value="0.248613" calcext:value-type="float">
            <text:p>0.248613</text:p>
          </table:table-cell>
          <table:table-cell office:value-type="float" office:value="-0.0150098" calcext:value-type="float">
            <text:p>-0.0150098</text:p>
          </table:table-cell>
          <table:table-cell office:value-type="float" office:value="0.404016" calcext:value-type="float">
            <text:p>0.404016</text:p>
          </table:table-cell>
          <table:table-cell office:value-type="float" office:value="0.371145" calcext:value-type="float">
            <text:p>0.371145</text:p>
          </table:table-cell>
          <table:table-cell/>
          <table:table-cell office:value-type="float" office:value="0.169914" calcext:value-type="float">
            <text:p>0.169914</text:p>
          </table:table-cell>
          <table:table-cell office:value-type="float" office:value="0.288854" calcext:value-type="float">
            <text:p>0.288854</text:p>
          </table:table-cell>
          <table:table-cell office:value-type="float" office:value="0.333464" calcext:value-type="float">
            <text:p>0.333464</text:p>
          </table:table-cell>
          <table:table-cell office:value-type="float" office:value="0.301719" calcext:value-type="float">
            <text:p>0.301719</text:p>
          </table:table-cell>
          <table:table-cell office:value-type="float" office:value="0.131811" calcext:value-type="float">
            <text:p>0.131811</text:p>
          </table:table-cell>
          <table:table-cell office:value-type="float" office:value="0.268726" calcext:value-type="float">
            <text:p>0.268726</text:p>
          </table:table-cell>
          <table:table-cell office:value-type="float" office:value="0.0566985" calcext:value-type="float">
            <text:p>0.0566985</text:p>
          </table:table-cell>
          <table:table-cell office:value-type="float" office:value="0.423399" calcext:value-type="float">
            <text:p>0.423399</text:p>
          </table:table-cell>
          <table:table-cell office:value-type="float" office:value="0.366784" calcext:value-type="float">
            <text:p>0.366784</text:p>
          </table:table-cell>
          <table:table-cell/>
          <table:table-cell office:value-type="float" office:value="0.202789" calcext:value-type="float">
            <text:p>0.202789</text:p>
          </table:table-cell>
          <table:table-cell office:value-type="float" office:value="0.283276" calcext:value-type="float">
            <text:p>0.283276</text:p>
          </table:table-cell>
          <table:table-cell office:value-type="float" office:value="0.279224" calcext:value-type="float">
            <text:p>0.279224</text:p>
          </table:table-cell>
          <table:table-cell office:value-type="float" office:value="0.290673" calcext:value-type="float">
            <text:p>0.290673</text:p>
          </table:table-cell>
          <table:table-cell office:value-type="float" office:value="0.156294" calcext:value-type="float">
            <text:p>0.156294</text:p>
          </table:table-cell>
          <table:table-cell office:value-type="float" office:value="0.237007" calcext:value-type="float">
            <text:p>0.237007</text:p>
          </table:table-cell>
          <table:table-cell office:value-type="float" office:value="0.0830913" calcext:value-type="float">
            <text:p>0.0830913</text:p>
          </table:table-cell>
          <table:table-cell office:value-type="float" office:value="0.318777" calcext:value-type="float">
            <text:p>0.318777</text:p>
          </table:table-cell>
          <table:table-cell office:value-type="float" office:value="0.299222" calcext:value-type="float">
            <text:p>0.299222</text:p>
          </table:table-cell>
          <table:table-cell/>
          <table:table-cell office:value-type="float" office:value="0.200296" calcext:value-type="float">
            <text:p>0.200296</text:p>
          </table:table-cell>
          <table:table-cell office:value-type="float" office:value="0.161352" calcext:value-type="float">
            <text:p>0.161352</text:p>
          </table:table-cell>
          <table:table-cell office:value-type="float" office:value="0.201112" calcext:value-type="float">
            <text:p>0.201112</text:p>
          </table:table-cell>
          <table:table-cell office:value-type="float" office:value="0.155397" calcext:value-type="float">
            <text:p>0.155397</text:p>
          </table:table-cell>
          <table:table-cell office:value-type="float" office:value="0.163775" calcext:value-type="float">
            <text:p>0.163775</text:p>
          </table:table-cell>
          <table:table-cell office:value-type="float" office:value="0.176094" calcext:value-type="float">
            <text:p>0.176094</text:p>
          </table:table-cell>
          <table:table-cell office:value-type="float" office:value="0.102879" calcext:value-type="float">
            <text:p>0.102879</text:p>
          </table:table-cell>
          <table:table-cell office:value-type="float" office:value="0.159046" calcext:value-type="float">
            <text:p>0.159046</text:p>
          </table:table-cell>
          <table:table-cell office:value-type="float" office:value="0.16743" calcext:value-type="float">
            <text:p>0.16743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office:value-type="float" office:value="0.1277" calcext:value-type="float">
            <text:p>0.1277</text:p>
          </table:table-cell>
          <table:table-cell table:style-name="ce2" office:value-type="float" office:value="0.2932" calcext:value-type="float">
            <text:p>0.2932</text:p>
          </table:table-cell>
          <table:table-cell table:style-name="ce2" office:value-type="float" office:value="0.2195" calcext:value-type="float">
            <text:p>0.2195</text:p>
          </table:table-cell>
          <table:table-cell table:style-name="ce2" office:value-type="float" office:value="0.3633" calcext:value-type="float">
            <text:p>0.3633</text:p>
          </table:table-cell>
          <table:table-cell table:style-name="ce2" office:value-type="float" office:value="0.3332" calcext:value-type="float">
            <text:p>0.3332</text:p>
          </table:table-cell>
          <table:table-cell table:style-name="ce2" office:value-type="float" office:value="0.3647" calcext:value-type="float">
            <text:p>0.3647</text:p>
          </table:table-cell>
          <table:table-cell table:style-name="ce2" office:value-type="float" office:value="0.2185" calcext:value-type="float">
            <text:p>0.2185</text:p>
          </table:table-cell>
          <table:table-cell table:style-name="ce2" office:value-type="float" office:value="0.3014" calcext:value-type="float">
            <text:p>0.3014</text:p>
          </table:table-cell>
          <table:table-cell table:style-name="ce2" office:value-type="float" office:value="0.1286" calcext:value-type="float">
            <text:p>0.1286</text:p>
          </table:table-cell>
          <table:table-cell table:style-name="ce2"/>
          <table:table-cell table:style-name="ce2" office:value-type="float" office:value="0.1734" calcext:value-type="float">
            <text:p>0.1734</text:p>
          </table:table-cell>
          <table:table-cell table:style-name="ce2" office:value-type="float" office:value="0.3167" calcext:value-type="float">
            <text:p>0.3167</text:p>
          </table:table-cell>
          <table:table-cell table:style-name="ce2" office:value-type="float" office:value="0.2434" calcext:value-type="float">
            <text:p>0.2434</text:p>
          </table:table-cell>
          <table:table-cell table:style-name="ce2" office:value-type="float" office:value="0.3599" calcext:value-type="float">
            <text:p>0.3599</text:p>
          </table:table-cell>
          <table:table-cell table:style-name="ce2" office:value-type="float" office:value="0.3296" calcext:value-type="float">
            <text:p>0.3296</text:p>
          </table:table-cell>
          <table:table-cell table:style-name="ce2" office:value-type="float" office:value="0.3614" calcext:value-type="float">
            <text:p>0.3614</text:p>
          </table:table-cell>
          <table:table-cell table:style-name="ce2" office:value-type="float" office:value="0.2427" calcext:value-type="float">
            <text:p>0.2427</text:p>
          </table:table-cell>
          <table:table-cell table:style-name="ce2" office:value-type="float" office:value="0.3221" calcext:value-type="float">
            <text:p>0.3221</text:p>
          </table:table-cell>
          <table:table-cell table:style-name="ce2" office:value-type="float" office:value="0.1741" calcext:value-type="float">
            <text:p>0.1741</text:p>
          </table:table-cell>
          <table:table-cell table:style-name="ce2"/>
          <table:table-cell table:style-name="ce2" office:value-type="float" office:value="0.1772" calcext:value-type="float">
            <text:p>0.1772</text:p>
          </table:table-cell>
          <table:table-cell table:style-name="ce2" office:value-type="float" office:value="0.2795" calcext:value-type="float">
            <text:p>0.2795</text:p>
          </table:table-cell>
          <table:table-cell table:style-name="ce2" office:value-type="float" office:value="0.2221" calcext:value-type="float">
            <text:p>0.2221</text:p>
          </table:table-cell>
          <table:table-cell table:style-name="ce2" office:value-type="float" office:value="0.2935" calcext:value-type="float">
            <text:p>0.2935</text:p>
          </table:table-cell>
          <table:table-cell table:style-name="ce2" office:value-type="float" office:value="0.2794" calcext:value-type="float">
            <text:p>0.2794</text:p>
          </table:table-cell>
          <table:table-cell table:style-name="ce2" office:value-type="float" office:value="0.2963" calcext:value-type="float">
            <text:p>0.2963</text:p>
          </table:table-cell>
          <table:table-cell table:style-name="ce2" office:value-type="float" office:value="0.2221" calcext:value-type="float">
            <text:p>0.2221</text:p>
          </table:table-cell>
          <table:table-cell table:style-name="ce2" office:value-type="float" office:value="0.2809" calcext:value-type="float">
            <text:p>0.2809</text:p>
          </table:table-cell>
          <table:table-cell table:style-name="ce2" office:value-type="float" office:value="0.1763" calcext:value-type="float">
            <text:p>0.1763</text:p>
          </table:table-cell>
          <table:table-cell table:style-name="ce2"/>
          <table:table-cell table:style-name="ce2" office:value-type="float" office:value="0.1519" calcext:value-type="float">
            <text:p>0.1519</text:p>
          </table:table-cell>
          <table:table-cell table:style-name="ce2" office:value-type="float" office:value="0.1817" calcext:value-type="float">
            <text:p>0.1817</text:p>
          </table:table-cell>
          <table:table-cell table:style-name="ce2" office:value-type="float" office:value="0.1671" calcext:value-type="float">
            <text:p>0.1671</text:p>
          </table:table-cell>
          <table:table-cell table:style-name="ce2" office:value-type="float" office:value="0.1689" calcext:value-type="float">
            <text:p>0.1689</text:p>
          </table:table-cell>
          <table:table-cell table:style-name="ce2" office:value-type="float" office:value="0.1785" calcext:value-type="float">
            <text:p>0.1785</text:p>
          </table:table-cell>
          <table:table-cell table:style-name="ce2" office:value-type="float" office:value="0.1702" calcext:value-type="float">
            <text:p>0.1702</text:p>
          </table:table-cell>
          <table:table-cell table:style-name="ce2" office:value-type="float" office:value="0.1672" calcext:value-type="float">
            <text:p>0.1672</text:p>
          </table:table-cell>
          <table:table-cell table:style-name="ce2" office:value-type="float" office:value="0.1807" calcext:value-type="float">
            <text:p>0.1807</text:p>
          </table:table-cell>
          <table:table-cell table:style-name="ce2" office:value-type="float" office:value="0.149" calcext:value-type="float">
            <text:p>0.1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3" loext:min-decimal-places="13" number:min-integer-digits="1"/>
    </number:number-style>
    <number:number-style style:name="N130">
      <number:number number:decimal-places="12" loext:min-decimal-places="12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5" loext:min-decimal-places="15" number:min-integer-digits="1"/>
    </number:number-style>
    <number:number-style style:name="N133">
      <number:number number:decimal-places="16" loext:min-decimal-places="16" number:min-integer-digits="1"/>
    </number:number-style>
    <number:number-style style:name="N134">
      <number:number number:decimal-places="17" loext:min-decimal-places="17" number:min-integer-digits="1"/>
    </number:number-style>
    <number:number-style style:name="N135">
      <number:number number:decimal-places="3" loext:min-decimal-places="3" number:min-integer-digits="1" number:grouping="true"/>
    </number:number-style>
    <number:number-style style:name="N136">
      <number:number number:decimal-places="1" loext:min-decimal-places="1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5T20:05:47.802037697</meta:creation-date>
    <dc:date>2021-09-15T20:16:09.134864876</dc:date>
    <meta:editing-duration>PT10M21S</meta:editing-duration>
    <meta:editing-cycles>2</meta:editing-cycles>
    <meta:generator>LibreOffice/6.0.7.3$Linux_X86_64 LibreOffice_project/00m0$Build-3</meta:generator>
    <meta:document-statistic meta:table-count="1" meta:cell-count="1994" meta:object-count="0"/>
  </office:meta>
</office:document-meta>
</file>